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tersest-zipp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zipped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compression ratio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388.60068702711" calcext:value-type="float">
            <text:p>388.60068702711</text:p>
          </table:table-cell>
          <table:table-cell office:value-type="float" office:value="2364.19444444444" calcext:value-type="float">
            <text:p>2364.19444444444</text:p>
          </table:table-cell>
          <table:table-cell table:formula="of:=[.B2]/[.C2]" office:value-type="float" office:value="0.164369173584801" calcext:value-type="float">
            <text:p>0.164369173584801</text:p>
          </table:table-cell>
        </table:table-row>
        <table:table-row table:style-name="ro1">
          <table:table-cell office:value-type="string" calcext:value-type="string">
            <text:p>ARM-Assembly</text:p>
          </table:table-cell>
          <table:table-cell office:value-type="float" office:value="2172.08697948027" calcext:value-type="float">
            <text:p>2172.08697948027</text:p>
          </table:table-cell>
          <table:table-cell office:value-type="float" office:value="19422.4722222222" calcext:value-type="float">
            <text:p>19422.4722222222</text:p>
          </table:table-cell>
          <table:table-cell table:formula="of:=[.B3]/[.C3]" office:value-type="float" office:value="0.111833702457048" calcext:value-type="float">
            <text:p>0.111833702457048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463.794871782071" calcext:value-type="float">
            <text:p>463.794871782071</text:p>
          </table:table-cell>
          <table:table-cell office:value-type="float" office:value="6207.53472222222" calcext:value-type="float">
            <text:p>6207.53472222222</text:p>
          </table:table-cell>
          <table:table-cell table:formula="of:=[.B4]/[.C4]" office:value-type="float" office:value="0.0747148252142258" calcext:value-type="float">
            <text:p>0.074714825214226</text:p>
          </table:table-cell>
        </table:table-row>
        <table:table-row table:style-name="ro1">
          <table:table-cell office:value-type="string" calcext:value-type="string">
            <text:p>Phix</text:p>
          </table:table-cell>
          <table:table-cell office:value-type="float" office:value="365.549373824668" calcext:value-type="float">
            <text:p>365.549373824668</text:p>
          </table:table-cell>
          <table:table-cell office:value-type="float" office:value="5584.11111111111" calcext:value-type="float">
            <text:p>5584.11111111111</text:p>
          </table:table-cell>
          <table:table-cell table:formula="of:=[.B5]/[.C5]" office:value-type="float" office:value="0.0654624104984781" calcext:value-type="float">
            <text:p>0.065462410498478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265.454184012659" calcext:value-type="float">
            <text:p>265.454184012659</text:p>
          </table:table-cell>
          <table:table-cell office:value-type="float" office:value="4453.68055555556" calcext:value-type="float">
            <text:p>4453.68055555556</text:p>
          </table:table-cell>
          <table:table-cell table:formula="of:=[.B6]/[.C6]" office:value-type="float" office:value="0.059603328236357" calcext:value-type="float">
            <text:p>0.059603328236357</text:p>
          </table:table-cell>
        </table:table-row>
        <table:table-row table:style-name="ro1">
          <table:table-cell office:value-type="string" calcext:value-type="string">
            <text:p>Racket</text:p>
          </table:table-cell>
          <table:table-cell office:value-type="float" office:value="287.375535721724" calcext:value-type="float">
            <text:p>287.375535721724</text:p>
          </table:table-cell>
          <table:table-cell office:value-type="float" office:value="5045.90972222222" calcext:value-type="float">
            <text:p>5045.90972222222</text:p>
          </table:table-cell>
          <table:table-cell table:formula="of:=[.B7]/[.C7]" office:value-type="float" office:value="0.056952175433524" calcext:value-type="float">
            <text:p>0.056952175433524</text:p>
          </table:table-cell>
        </table:table-row>
        <table:table-row table:style-name="ro1">
          <table:table-cell office:value-type="string" calcext:value-type="string">
            <text:p>REXX</text:p>
          </table:table-cell>
          <table:table-cell office:value-type="float" office:value="727.010873474738" calcext:value-type="float">
            <text:p>727.010873474738</text:p>
          </table:table-cell>
          <table:table-cell office:value-type="float" office:value="12789.5694444444" calcext:value-type="float">
            <text:p>12789.5694444444</text:p>
          </table:table-cell>
          <table:table-cell table:formula="of:=[.B8]/[.C8]" office:value-type="float" office:value="0.0568440459729894" calcext:value-type="float">
            <text:p>0.05684404597298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15.840707727781" calcext:value-type="float">
            <text:p>515.840707727781</text:p>
          </table:table-cell>
          <table:table-cell office:value-type="float" office:value="9769.84027777778" calcext:value-type="float">
            <text:p>9769.84027777778</text:p>
          </table:table-cell>
          <table:table-cell table:formula="of:=[.B9]/[.C9]" office:value-type="float" office:value="0.0527992979476951" calcext:value-type="float">
            <text:p>0.052799297947695</text:p>
          </table:table-cell>
        </table:table-row>
        <table:table-row table:style-name="ro1">
          <table:table-cell office:value-type="string" calcext:value-type="string">
            <text:p>NetRexx</text:p>
          </table:table-cell>
          <table:table-cell office:value-type="float" office:value="622.883930229158" calcext:value-type="float">
            <text:p>622.883930229158</text:p>
          </table:table-cell>
          <table:table-cell office:value-type="float" office:value="12660.3541666667" calcext:value-type="float">
            <text:p>12660.3541666667</text:p>
          </table:table-cell>
          <table:table-cell table:formula="of:=[.B10]/[.C10]" office:value-type="float" office:value="0.0491995659860087" calcext:value-type="float">
            <text:p>0.049199565986009</text:p>
          </table:table-cell>
        </table:table-row>
        <table:table-row table:style-name="ro1">
          <table:table-cell office:value-type="string" calcext:value-type="string">
            <text:p>360-Assembly</text:p>
          </table:table-cell>
          <table:table-cell office:value-type="float" office:value="881.558937760872" calcext:value-type="float">
            <text:p>881.558937760872</text:p>
          </table:table-cell>
          <table:table-cell office:value-type="float" office:value="18396.0763888889" calcext:value-type="float">
            <text:p>18396.0763888889</text:p>
          </table:table-cell>
          <table:table-cell table:formula="of:=[.B11]/[.C11]" office:value-type="float" office:value="0.0479210305026417" calcext:value-type="float">
            <text:p>0.047921030502642</text:p>
          </table:table-cell>
        </table:table-row>
        <table:table-row table:style-name="ro1">
          <table:table-cell office:value-type="string" calcext:value-type="string">
            <text:p>ALGOL-68</text:p>
          </table:table-cell>
          <table:table-cell office:value-type="float" office:value="574.269456025798" calcext:value-type="float">
            <text:p>574.269456025798</text:p>
          </table:table-cell>
          <table:table-cell office:value-type="float" office:value="12377.6041666667" calcext:value-type="float">
            <text:p>12377.6041666667</text:p>
          </table:table-cell>
          <table:table-cell table:formula="of:=[.B12]/[.C12]" office:value-type="float" office:value="0.0463958491718716" calcext:value-type="float">
            <text:p>0.046395849171872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469.249833991018" calcext:value-type="float">
            <text:p>469.249833991018</text:p>
          </table:table-cell>
          <table:table-cell office:value-type="float" office:value="10400.1458333333" calcext:value-type="float">
            <text:p>10400.1458333333</text:p>
          </table:table-cell>
          <table:table-cell table:formula="of:=[.B13]/[.C13]" office:value-type="float" office:value="0.0451195436593817" calcext:value-type="float">
            <text:p>0.0451195436593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2.246480008896" calcext:value-type="float">
            <text:p>362.246480008896</text:p>
          </table:table-cell>
          <table:table-cell office:value-type="float" office:value="8052.63888888889" calcext:value-type="float">
            <text:p>8052.63888888889</text:p>
          </table:table-cell>
          <table:table-cell table:formula="of:=[.B14]/[.C14]" office:value-type="float" office:value="0.044984816158679" calcext:value-type="float">
            <text:p>0.044984816158679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20.307534685989" calcext:value-type="float">
            <text:p>420.307534685989</text:p>
          </table:table-cell>
          <table:table-cell office:value-type="float" office:value="9362.18055555555" calcext:value-type="float">
            <text:p>9362.18055555555</text:p>
          </table:table-cell>
          <table:table-cell table:formula="of:=[.B15]/[.C15]" office:value-type="float" office:value="0.0448941923510092" calcext:value-type="float">
            <text:p>0.044894192351009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480.890452929651" calcext:value-type="float">
            <text:p>480.890452929651</text:p>
          </table:table-cell>
          <table:table-cell office:value-type="float" office:value="10724.5555555556" calcext:value-type="float">
            <text:p>10724.5555555556</text:p>
          </table:table-cell>
          <table:table-cell table:formula="of:=[.B16]/[.C16]" office:value-type="float" office:value="0.0448401288462287" calcext:value-type="float">
            <text:p>0.044840128846229</text:p>
          </table:table-cell>
        </table:table-row>
        <table:table-row table:style-name="ro1">
          <table:table-cell office:value-type="string" calcext:value-type="string">
            <text:p>Perl-6</text:p>
          </table:table-cell>
          <table:table-cell office:value-type="float" office:value="277.176229290493" calcext:value-type="float">
            <text:p>277.176229290493</text:p>
          </table:table-cell>
          <table:table-cell office:value-type="float" office:value="6384.71527777778" calcext:value-type="float">
            <text:p>6384.71527777778</text:p>
          </table:table-cell>
          <table:table-cell table:formula="of:=[.B17]/[.C17]" office:value-type="float" office:value="0.0434124651188776" calcext:value-type="float">
            <text:p>0.043412465118878</text:p>
          </table:table-cell>
        </table:table-row>
        <table:table-row table:style-name="ro1">
          <table:table-cell office:value-type="string" calcext:value-type="string">
            <text:p>FreeBASIC</text:p>
          </table:table-cell>
          <table:table-cell office:value-type="float" office:value="532.273876553388" calcext:value-type="float">
            <text:p>532.273876553388</text:p>
          </table:table-cell>
          <table:table-cell office:value-type="float" office:value="12350.7916666667" calcext:value-type="float">
            <text:p>12350.7916666667</text:p>
          </table:table-cell>
          <table:table-cell table:formula="of:=[.B18]/[.C18]" office:value-type="float" office:value="0.0430963367303758" calcext:value-type="float">
            <text:p>0.043096336730376</text:p>
          </table:table-cell>
        </table:table-row>
        <table:table-row table:style-name="ro1">
          <table:table-cell office:value-type="string" calcext:value-type="string">
            <text:p>PureBasic</text:p>
          </table:table-cell>
          <table:table-cell office:value-type="float" office:value="393.618615083345" calcext:value-type="float">
            <text:p>393.618615083345</text:p>
          </table:table-cell>
          <table:table-cell office:value-type="float" office:value="9643.69444444445" calcext:value-type="float">
            <text:p>9643.69444444445</text:p>
          </table:table-cell>
          <table:table-cell table:formula="of:=[.B19]/[.C19]" office:value-type="float" office:value="0.0408161641112656" calcext:value-type="float">
            <text:p>0.040816164111266</text:p>
          </table:table-cell>
        </table:table-row>
        <table:table-row table:style-name="ro1">
          <table:table-cell office:value-type="string" calcext:value-type="string">
            <text:p>AutoHotkey</text:p>
          </table:table-cell>
          <table:table-cell office:value-type="float" office:value="335.74391626074" calcext:value-type="float">
            <text:p>335.74391626074</text:p>
          </table:table-cell>
          <table:table-cell office:value-type="float" office:value="8256.47916666667" calcext:value-type="float">
            <text:p>8256.47916666667</text:p>
          </table:table-cell>
          <table:table-cell table:formula="of:=[.B20]/[.C20]" office:value-type="float" office:value="0.040664296425069" calcext:value-type="float">
            <text:p>0.040664296425069</text:p>
          </table:table-cell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608.503836311478" calcext:value-type="float">
            <text:p>608.503836311478</text:p>
          </table:table-cell>
          <table:table-cell office:value-type="float" office:value="15492.1597222222" calcext:value-type="float">
            <text:p>15492.1597222222</text:p>
          </table:table-cell>
          <table:table-cell table:formula="of:=[.B21]/[.C21]" office:value-type="float" office:value="0.0392781798807968" calcext:value-type="float">
            <text:p>0.039278179880797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356.678471918741" calcext:value-type="float">
            <text:p>356.678471918741</text:p>
          </table:table-cell>
          <table:table-cell office:value-type="float" office:value="9087.61111111111" calcext:value-type="float">
            <text:p>9087.61111111111</text:p>
          </table:table-cell>
          <table:table-cell table:formula="of:=[.B22]/[.C22]" office:value-type="float" office:value="0.0392488705290924" calcext:value-type="float">
            <text:p>0.039248870529092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52.676212517051" calcext:value-type="float">
            <text:p>552.676212517051</text:p>
          </table:table-cell>
          <table:table-cell office:value-type="float" office:value="14673.0277777778" calcext:value-type="float">
            <text:p>14673.0277777778</text:p>
          </table:table-cell>
          <table:table-cell table:formula="of:=[.B23]/[.C23]" office:value-type="float" office:value="0.0376661327769089" calcext:value-type="float">
            <text:p>0.037666132776909</text:p>
          </table:table-cell>
        </table:table-row>
        <table:table-row table:style-name="ro1">
          <table:table-cell office:value-type="string" calcext:value-type="string">
            <text:p>Seed7</text:p>
          </table:table-cell>
          <table:table-cell office:value-type="float" office:value="359.277473697558" calcext:value-type="float">
            <text:p>359.277473697558</text:p>
          </table:table-cell>
          <table:table-cell office:value-type="float" office:value="9850.95833333334" calcext:value-type="float">
            <text:p>9850.95833333334</text:p>
          </table:table-cell>
          <table:table-cell table:formula="of:=[.B24]/[.C24]" office:value-type="float" office:value="0.0364713220318725" calcext:value-type="float">
            <text:p>0.036471322031873</text:p>
          </table:table-cell>
        </table:table-row>
        <table:table-row table:style-name="ro1">
          <table:table-cell office:value-type="string" calcext:value-type="string">
            <text:p>BBC-BASIC</text:p>
          </table:table-cell>
          <table:table-cell office:value-type="float" office:value="332.891003953637" calcext:value-type="float">
            <text:p>332.891003953637</text:p>
          </table:table-cell>
          <table:table-cell office:value-type="float" office:value="9337.57638888889" calcext:value-type="float">
            <text:p>9337.57638888889</text:p>
          </table:table-cell>
          <table:table-cell table:formula="of:=[.B25]/[.C25]" office:value-type="float" office:value="0.0356506860120315" calcext:value-type="float">
            <text:p>0.035650686012032</text:p>
          </table:table-cell>
        </table:table-row>
        <table:table-row table:style-name="ro1">
          <table:table-cell office:value-type="string" calcext:value-type="string">
            <text:p>LLVM</text:p>
          </table:table-cell>
          <table:table-cell office:value-type="float" office:value="739.734493538655" calcext:value-type="float">
            <text:p>739.734493538655</text:p>
          </table:table-cell>
          <table:table-cell office:value-type="float" office:value="21418.8125" calcext:value-type="float">
            <text:p>21418.8125</text:p>
          </table:table-cell>
          <table:table-cell table:formula="of:=[.B26]/[.C26]" office:value-type="float" office:value="0.0345366716076652" calcext:value-type="float">
            <text:p>0.034536671607665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346.226908025457" calcext:value-type="float">
            <text:p>346.226908025457</text:p>
          </table:table-cell>
          <table:table-cell office:value-type="float" office:value="10113.2083333333" calcext:value-type="float">
            <text:p>10113.2083333333</text:p>
          </table:table-cell>
          <table:table-cell table:formula="of:=[.B27]/[.C27]" office:value-type="float" office:value="0.0342351207068767" calcext:value-type="float">
            <text:p>0.034235120706877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21.477713018562" calcext:value-type="float">
            <text:p>421.477713018562</text:p>
          </table:table-cell>
          <table:table-cell office:value-type="float" office:value="12322.0833333333" calcext:value-type="float">
            <text:p>12322.0833333333</text:p>
          </table:table-cell>
          <table:table-cell table:formula="of:=[.B28]/[.C28]" office:value-type="float" office:value="0.0342050691929987" calcext:value-type="float">
            <text:p>0.034205069192999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float" office:value="513.758031266113" calcext:value-type="float">
            <text:p>513.758031266113</text:p>
          </table:table-cell>
          <table:table-cell office:value-type="float" office:value="15550.6527777778" calcext:value-type="float">
            <text:p>15550.6527777778</text:p>
          </table:table-cell>
          <table:table-cell table:formula="of:=[.B29]/[.C29]" office:value-type="float" office:value="0.033037714789715" calcext:value-type="float">
            <text:p>0.033037714789715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284.407792399387" calcext:value-type="float">
            <text:p>284.407792399387</text:p>
          </table:table-cell>
          <table:table-cell office:value-type="float" office:value="8927.65277777778" calcext:value-type="float">
            <text:p>8927.65277777778</text:p>
          </table:table-cell>
          <table:table-cell table:formula="of:=[.B30]/[.C30]" office:value-type="float" office:value="0.0318569504749691" calcext:value-type="float">
            <text:p>0.031856950474969</text:p>
          </table:table-cell>
        </table:table-row>
        <table:table-row table:style-name="ro1">
          <table:table-cell office:value-type="string" calcext:value-type="string">
            <text:p>Nim</text:p>
          </table:table-cell>
          <table:table-cell office:value-type="float" office:value="235.191521699538" calcext:value-type="float">
            <text:p>235.191521699538</text:p>
          </table:table-cell>
          <table:table-cell office:value-type="float" office:value="7565.06944444445" calcext:value-type="float">
            <text:p>7565.06944444445</text:p>
          </table:table-cell>
          <table:table-cell table:formula="of:=[.B31]/[.C31]" office:value-type="float" office:value="0.0310891424628303" calcext:value-type="float">
            <text:p>0.03108914246283</text:p>
          </table:table-cell>
        </table:table-row>
        <table:table-row table:style-name="ro1">
          <table:table-cell office:value-type="string" calcext:value-type="string">
            <text:p>ALGOL-W</text:p>
          </table:table-cell>
          <table:table-cell office:value-type="float" office:value="603.186261761247" calcext:value-type="float">
            <text:p>603.186261761247</text:p>
          </table:table-cell>
          <table:table-cell office:value-type="float" office:value="19440.1180555556" calcext:value-type="float">
            <text:p>19440.1180555556</text:p>
          </table:table-cell>
          <table:table-cell table:formula="of:=[.B32]/[.C32]" office:value-type="float" office:value="0.0310279114580206" calcext:value-type="float">
            <text:p>0.031027911458021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270.845200207315" calcext:value-type="float">
            <text:p>270.845200207315</text:p>
          </table:table-cell>
          <table:table-cell office:value-type="float" office:value="8732.48611111111" calcext:value-type="float">
            <text:p>8732.48611111111</text:p>
          </table:table-cell>
          <table:table-cell table:formula="of:=[.B33]/[.C33]" office:value-type="float" office:value="0.0310158180340756" calcext:value-type="float">
            <text:p>0.031015818034076</text:p>
          </table:table-cell>
        </table:table-row>
        <table:table-row table:style-name="ro1">
          <table:table-cell office:value-type="string" calcext:value-type="string">
            <text:p>MIPS-Assembly</text:p>
          </table:table-cell>
          <table:table-cell office:value-type="float" office:value="632.286851279552" calcext:value-type="float">
            <text:p>632.286851279552</text:p>
          </table:table-cell>
          <table:table-cell office:value-type="float" office:value="20774.4513888889" calcext:value-type="float">
            <text:p>20774.4513888889</text:p>
          </table:table-cell>
          <table:table-cell table:formula="of:=[.B34]/[.C34]" office:value-type="float" office:value="0.0304357905507785" calcext:value-type="float">
            <text:p>0.030435790550779</text:p>
          </table:table-cell>
        </table:table-row>
        <table:table-row table:style-name="ro1">
          <table:table-cell office:value-type="string" calcext:value-type="string">
            <text:p>Liberty-BASIC</text:p>
          </table:table-cell>
          <table:table-cell office:value-type="float" office:value="424.735245024882" calcext:value-type="float">
            <text:p>424.735245024882</text:p>
          </table:table-cell>
          <table:table-cell office:value-type="float" office:value="14015.2222222222" calcext:value-type="float">
            <text:p>14015.2222222222</text:p>
          </table:table-cell>
          <table:table-cell table:formula="of:=[.B35]/[.C35]" office:value-type="float" office:value="0.0303052808075659" calcext:value-type="float">
            <text:p>0.030305280807566</text:p>
          </table:table-cell>
        </table:table-row>
        <table:table-row table:style-name="ro1">
          <table:table-cell office:value-type="string" calcext:value-type="string">
            <text:p>PicoLisp</text:p>
          </table:table-cell>
          <table:table-cell office:value-type="float" office:value="167.239725312467" calcext:value-type="float">
            <text:p>167.239725312467</text:p>
          </table:table-cell>
          <table:table-cell office:value-type="float" office:value="5569.04166666667" calcext:value-type="float">
            <text:p>5569.04166666667</text:p>
          </table:table-cell>
          <table:table-cell table:formula="of:=[.B36]/[.C36]" office:value-type="float" office:value="0.0300302521192246" calcext:value-type="float">
            <text:p>0.030030252119225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69.62146478581" calcext:value-type="float">
            <text:p>269.62146478581</text:p>
          </table:table-cell>
          <table:table-cell office:value-type="float" office:value="9135.26388888889" calcext:value-type="float">
            <text:p>9135.26388888889</text:p>
          </table:table-cell>
          <table:table-cell table:formula="of:=[.B37]/[.C37]" office:value-type="float" office:value="0.029514359745398" calcext:value-type="float">
            <text:p>0.029514359745398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270.031699934335" calcext:value-type="float">
            <text:p>270.031699934335</text:p>
          </table:table-cell>
          <table:table-cell office:value-type="float" office:value="9231" calcext:value-type="float">
            <text:p>9231</text:p>
          </table:table-cell>
          <table:table-cell table:formula="of:=[.B38]/[.C38]" office:value-type="float" office:value="0.0292527028419819" calcext:value-type="float">
            <text:p>0.029252702841982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float" office:value="307.46791554055" calcext:value-type="float">
            <text:p>307.46791554055</text:p>
          </table:table-cell>
          <table:table-cell office:value-type="float" office:value="10965.7361111111" calcext:value-type="float">
            <text:p>10965.7361111111</text:p>
          </table:table-cell>
          <table:table-cell table:formula="of:=[.B39]/[.C39]" office:value-type="float" office:value="0.0280389672362265" calcext:value-type="float">
            <text:p>0.028038967236227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263.465722869198" calcext:value-type="float">
            <text:p>263.465722869198</text:p>
          </table:table-cell>
          <table:table-cell office:value-type="float" office:value="9486.32638888889" calcext:value-type="float">
            <text:p>9486.32638888889</text:p>
          </table:table-cell>
          <table:table-cell table:formula="of:=[.B40]/[.C40]" office:value-type="float" office:value="0.0277732087289121" calcext:value-type="float">
            <text:p>0.027773208728912</text:p>
          </table:table-cell>
        </table:table-row>
        <table:table-row table:style-name="ro1">
          <table:table-cell office:value-type="string" calcext:value-type="string">
            <text:p>Sidef</text:p>
          </table:table-cell>
          <table:table-cell office:value-type="float" office:value="232.379375049454" calcext:value-type="float">
            <text:p>232.379375049454</text:p>
          </table:table-cell>
          <table:table-cell office:value-type="float" office:value="8400.10416666667" calcext:value-type="float">
            <text:p>8400.10416666667</text:p>
          </table:table-cell>
          <table:table-cell table:formula="of:=[.B41]/[.C41]" office:value-type="float" office:value="0.0276638682614893" calcext:value-type="float">
            <text:p>0.027663868261489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office:value-type="float" office:value="344.870243013671" calcext:value-type="float">
            <text:p>344.870243013671</text:p>
          </table:table-cell>
          <table:table-cell office:value-type="float" office:value="12615.0625" calcext:value-type="float">
            <text:p>12615.0625</text:p>
          </table:table-cell>
          <table:table-cell table:formula="of:=[.B42]/[.C42]" office:value-type="float" office:value="0.0273379733959836" calcext:value-type="float">
            <text:p>0.027337973395984</text:p>
          </table:table-cell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355.335399471941" calcext:value-type="float">
            <text:p>355.335399471941</text:p>
          </table:table-cell>
          <table:table-cell office:value-type="float" office:value="13138.4930555556" calcext:value-type="float">
            <text:p>13138.4930555556</text:p>
          </table:table-cell>
          <table:table-cell table:formula="of:=[.B43]/[.C43]" office:value-type="float" office:value="0.0270453695084679" calcext:value-type="float">
            <text:p>0.027045369508468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496.794789449798" calcext:value-type="float">
            <text:p>496.794789449798</text:p>
          </table:table-cell>
          <table:table-cell office:value-type="float" office:value="18390.8333333333" calcext:value-type="float">
            <text:p>18390.8333333333</text:p>
          </table:table-cell>
          <table:table-cell table:formula="of:=[.B44]/[.C44]" office:value-type="float" office:value="0.0270131744682477" calcext:value-type="float">
            <text:p>0.027013174468248</text:p>
          </table:table-cell>
        </table:table-row>
        <table:table-row table:style-name="ro1">
          <table:table-cell office:value-type="string" calcext:value-type="string">
            <text:p>ABAP</text:p>
          </table:table-cell>
          <table:table-cell office:value-type="float" office:value="538.252813362485" calcext:value-type="float">
            <text:p>538.252813362485</text:p>
          </table:table-cell>
          <table:table-cell office:value-type="float" office:value="19992.7777777778" calcext:value-type="float">
            <text:p>19992.7777777778</text:p>
          </table:table-cell>
          <table:table-cell table:formula="of:=[.B45]/[.C45]" office:value-type="float" office:value="0.0269223626324081" calcext:value-type="float">
            <text:p>0.026922362632408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168.780323227729" calcext:value-type="float">
            <text:p>168.780323227729</text:p>
          </table:table-cell>
          <table:table-cell office:value-type="float" office:value="6302.86805555556" calcext:value-type="float">
            <text:p>6302.86805555556</text:p>
          </table:table-cell>
          <table:table-cell table:formula="of:=[.B46]/[.C46]" office:value-type="float" office:value="0.0267783367413126" calcext:value-type="float">
            <text:p>0.026778336741313</text:p>
          </table:table-cell>
        </table:table-row>
        <table:table-row table:style-name="ro1">
          <table:table-cell office:value-type="string" calcext:value-type="string">
            <text:p>Delphi</text:p>
          </table:table-cell>
          <table:table-cell office:value-type="float" office:value="378.450192006217" calcext:value-type="float">
            <text:p>378.450192006217</text:p>
          </table:table-cell>
          <table:table-cell office:value-type="float" office:value="14206.8472222222" calcext:value-type="float">
            <text:p>14206.8472222222</text:p>
          </table:table-cell>
          <table:table-cell table:formula="of:=[.B47]/[.C47]" office:value-type="float" office:value="0.0266385768838458" calcext:value-type="float">
            <text:p>0.026638576883846</text:p>
          </table:table-cell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388.166620750732" calcext:value-type="float">
            <text:p>388.166620750732</text:p>
          </table:table-cell>
          <table:table-cell office:value-type="float" office:value="14636.8263888889" calcext:value-type="float">
            <text:p>14636.8263888889</text:p>
          </table:table-cell>
          <table:table-cell table:formula="of:=[.B48]/[.C48]" office:value-type="float" office:value="0.0265198623279017" calcext:value-type="float">
            <text:p>0.026519862327902</text:p>
          </table:table-cell>
        </table:table-row>
        <table:table-row table:style-name="ro1">
          <table:table-cell office:value-type="string" calcext:value-type="string">
            <text:p>Neko</text:p>
          </table:table-cell>
          <table:table-cell office:value-type="float" office:value="497.875801079069" calcext:value-type="float">
            <text:p>497.875801079069</text:p>
          </table:table-cell>
          <table:table-cell office:value-type="float" office:value="18950.4652777778" calcext:value-type="float">
            <text:p>18950.4652777778</text:p>
          </table:table-cell>
          <table:table-cell table:formula="of:=[.B49]/[.C49]" office:value-type="float" office:value="0.0262724842784151" calcext:value-type="float">
            <text:p>0.026272484278415</text:p>
          </table:table-cell>
        </table:table-row>
        <table:table-row table:style-name="ro1">
          <table:table-cell office:value-type="string" calcext:value-type="string">
            <text:p>Simula</text:p>
          </table:table-cell>
          <table:table-cell office:value-type="float" office:value="517.334984819343" calcext:value-type="float">
            <text:p>517.334984819343</text:p>
          </table:table-cell>
          <table:table-cell office:value-type="float" office:value="20135.4930555556" calcext:value-type="float">
            <text:p>20135.4930555556</text:p>
          </table:table-cell>
          <table:table-cell table:formula="of:=[.B50]/[.C50]" office:value-type="float" office:value="0.0256926901860297" calcext:value-type="float">
            <text:p>0.02569269018603</text:p>
          </table:table-cell>
        </table:table-row>
        <table:table-row table:style-name="ro1">
          <table:table-cell office:value-type="string" calcext:value-type="string">
            <text:p>C-sharp</text:p>
          </table:table-cell>
          <table:table-cell office:value-type="float" office:value="439.071789341051" calcext:value-type="float">
            <text:p>439.071789341051</text:p>
          </table:table-cell>
          <table:table-cell office:value-type="float" office:value="17229.5694444444" calcext:value-type="float">
            <text:p>17229.5694444444</text:p>
          </table:table-cell>
          <table:table-cell table:formula="of:=[.B51]/[.C51]" office:value-type="float" office:value="0.0254836193531596" calcext:value-type="float">
            <text:p>0.02548361935316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float" office:value="346.889973106108" calcext:value-type="float">
            <text:p>346.889973106108</text:p>
          </table:table-cell>
          <table:table-cell office:value-type="float" office:value="13637.6180555556" calcext:value-type="float">
            <text:p>13637.6180555556</text:p>
          </table:table-cell>
          <table:table-cell table:formula="of:=[.B52]/[.C52]" office:value-type="float" office:value="0.0254362581275543" calcext:value-type="float">
            <text:p>0.025436258127554</text:p>
          </table:table-cell>
        </table:table-row>
        <table:table-row table:style-name="ro1">
          <table:table-cell office:value-type="string" calcext:value-type="string">
            <text:p>PL-I</text:p>
          </table:table-cell>
          <table:table-cell office:value-type="float" office:value="338.744742739306" calcext:value-type="float">
            <text:p>338.744742739306</text:p>
          </table:table-cell>
          <table:table-cell office:value-type="float" office:value="13347.8194444444" calcext:value-type="float">
            <text:p>13347.8194444444</text:p>
          </table:table-cell>
          <table:table-cell table:formula="of:=[.B53]/[.C53]" office:value-type="float" office:value="0.0253782832581166" calcext:value-type="float">
            <text:p>0.025378283258117</text:p>
          </table:table-cell>
        </table:table-row>
        <table:table-row table:style-name="ro1">
          <table:table-cell office:value-type="string" calcext:value-type="string">
            <text:p>AppleScript</text:p>
          </table:table-cell>
          <table:table-cell office:value-type="float" office:value="451.792366931451" calcext:value-type="float">
            <text:p>451.792366931451</text:p>
          </table:table-cell>
          <table:table-cell office:value-type="float" office:value="18170.8888888889" calcext:value-type="float">
            <text:p>18170.8888888889</text:p>
          </table:table-cell>
          <table:table-cell table:formula="of:=[.B54]/[.C54]" office:value-type="float" office:value="0.0248635259229235" calcext:value-type="float">
            <text:p>0.024863525922924</text:p>
          </table:table-cell>
        </table:table-row>
        <table:table-row table:style-name="ro1">
          <table:table-cell office:value-type="string" calcext:value-type="string">
            <text:p>Eiffel</text:p>
          </table:table-cell>
          <table:table-cell office:value-type="float" office:value="484.349597002038" calcext:value-type="float">
            <text:p>484.349597002038</text:p>
          </table:table-cell>
          <table:table-cell office:value-type="float" office:value="19498.3194444445" calcext:value-type="float">
            <text:p>19498.3194444445</text:p>
          </table:table-cell>
          <table:table-cell table:formula="of:=[.B55]/[.C55]" office:value-type="float" office:value="0.0248405816912616" calcext:value-type="float">
            <text:p>0.024840581691262</text:p>
          </table:table-cell>
        </table:table-row>
        <table:table-row table:style-name="ro1">
          <table:table-cell office:value-type="string" calcext:value-type="string">
            <text:p>Common-Lisp</text:p>
          </table:table-cell>
          <table:table-cell office:value-type="float" office:value="308.512048658429" calcext:value-type="float">
            <text:p>308.512048658429</text:p>
          </table:table-cell>
          <table:table-cell office:value-type="float" office:value="12467.9375" calcext:value-type="float">
            <text:p>12467.9375</text:p>
          </table:table-cell>
          <table:table-cell table:formula="of:=[.B56]/[.C56]" office:value-type="float" office:value="0.0247444333642536" calcext:value-type="float">
            <text:p>0.024744433364254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280.923897445113" calcext:value-type="float">
            <text:p>280.923897445113</text:p>
          </table:table-cell>
          <table:table-cell office:value-type="float" office:value="11366.8194444444" calcext:value-type="float">
            <text:p>11366.8194444444</text:p>
          </table:table-cell>
          <table:table-cell table:formula="of:=[.B57]/[.C57]" office:value-type="float" office:value="0.024714380202671" calcext:value-type="float">
            <text:p>0.024714380202671</text:p>
          </table:table-cell>
        </table:table-row>
        <table:table-row table:style-name="ro1">
          <table:table-cell office:value-type="string" calcext:value-type="string">
            <text:p>Objeck</text:p>
          </table:table-cell>
          <table:table-cell office:value-type="float" office:value="335.570923822975" calcext:value-type="float">
            <text:p>335.570923822975</text:p>
          </table:table-cell>
          <table:table-cell office:value-type="float" office:value="13606.4305555556" calcext:value-type="float">
            <text:p>13606.4305555556</text:p>
          </table:table-cell>
          <table:table-cell table:formula="of:=[.B58]/[.C58]" office:value-type="float" office:value="0.0246626712606826" calcext:value-type="float">
            <text:p>0.024662671260683</text:p>
          </table:table-cell>
        </table:table-row>
        <table:table-row table:style-name="ro1">
          <table:table-cell office:value-type="string" calcext:value-type="string">
            <text:p>Forth</text:p>
          </table:table-cell>
          <table:table-cell office:value-type="float" office:value="344.180247245874" calcext:value-type="float">
            <text:p>344.180247245874</text:p>
          </table:table-cell>
          <table:table-cell office:value-type="float" office:value="14150.5138888889" calcext:value-type="float">
            <text:p>14150.5138888889</text:p>
          </table:table-cell>
          <table:table-cell table:formula="of:=[.B59]/[.C59]" office:value-type="float" office:value="0.0243228090476719" calcext:value-type="float">
            <text:p>0.024322809047672</text:p>
          </table:table-cell>
        </table:table-row>
        <table:table-row table:style-name="ro1">
          <table:table-cell office:value-type="string" calcext:value-type="string">
            <text:p>Component-Pascal</text:p>
          </table:table-cell>
          <table:table-cell office:value-type="float" office:value="482.005061747409" calcext:value-type="float">
            <text:p>482.005061747409</text:p>
          </table:table-cell>
          <table:table-cell office:value-type="float" office:value="20322.1319444444" calcext:value-type="float">
            <text:p>20322.1319444444</text:p>
          </table:table-cell>
          <table:table-cell table:formula="of:=[.B60]/[.C60]" office:value-type="float" office:value="0.02371823306064" calcext:value-type="float">
            <text:p>0.02371823306064</text:p>
          </table:table-cell>
        </table:table-row>
        <table:table-row table:style-name="ro1">
          <table:table-cell office:value-type="string" calcext:value-type="string">
            <text:p>VBScript</text:p>
          </table:table-cell>
          <table:table-cell office:value-type="float" office:value="297.188057363694" calcext:value-type="float">
            <text:p>297.188057363694</text:p>
          </table:table-cell>
          <table:table-cell office:value-type="float" office:value="12580.0138888889" calcext:value-type="float">
            <text:p>12580.0138888889</text:p>
          </table:table-cell>
          <table:table-cell table:formula="of:=[.B61]/[.C61]" office:value-type="float" office:value="0.0236238258549286" calcext:value-type="float">
            <text:p>0.023623825854929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72.482576138774" calcext:value-type="float">
            <text:p>272.482576138774</text:p>
          </table:table-cell>
          <table:table-cell office:value-type="float" office:value="11550.1388888889" calcext:value-type="float">
            <text:p>11550.1388888889</text:p>
          </table:table-cell>
          <table:table-cell table:formula="of:=[.B62]/[.C62]" office:value-type="float" office:value="0.0235912813482182" calcext:value-type="float">
            <text:p>0.023591281348218</text:p>
          </table:table-cell>
        </table:table-row>
        <table:table-row table:style-name="ro1">
          <table:table-cell office:value-type="string" calcext:value-type="string">
            <text:p>Batch-File</text:p>
          </table:table-cell>
          <table:table-cell office:value-type="float" office:value="368.006952801716" calcext:value-type="float">
            <text:p>368.006952801716</text:p>
          </table:table-cell>
          <table:table-cell office:value-type="float" office:value="15636.3472222222" calcext:value-type="float">
            <text:p>15636.3472222222</text:p>
          </table:table-cell>
          <table:table-cell table:formula="of:=[.B63]/[.C63]" office:value-type="float" office:value="0.0235353530828932" calcext:value-type="float">
            <text:p>0.023535353082893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215.969582926911" calcext:value-type="float">
            <text:p>215.969582926911</text:p>
          </table:table-cell>
          <table:table-cell office:value-type="float" office:value="9185.17361111111" calcext:value-type="float">
            <text:p>9185.17361111111</text:p>
          </table:table-cell>
          <table:table-cell table:formula="of:=[.B64]/[.C64]" office:value-type="float" office:value="0.0235128471241586" calcext:value-type="float">
            <text:p>0.023512847124159</text:p>
          </table:table-cell>
        </table:table-row>
        <table:table-row table:style-name="ro1">
          <table:table-cell office:value-type="string" calcext:value-type="string">
            <text:p>Run-BASIC</text:p>
          </table:table-cell>
          <table:table-cell office:value-type="float" office:value="287.255251212187" calcext:value-type="float">
            <text:p>287.255251212187</text:p>
          </table:table-cell>
          <table:table-cell office:value-type="float" office:value="12257.2916666667" calcext:value-type="float">
            <text:p>12257.2916666667</text:p>
          </table:table-cell>
          <table:table-cell table:formula="of:=[.B65]/[.C65]" office:value-type="float" office:value="0.0234354585844904" calcext:value-type="float">
            <text:p>0.023435458584491</text:p>
          </table:table-cell>
        </table:table-row>
        <table:table-row table:style-name="ro1">
          <table:table-cell office:value-type="string" calcext:value-type="string">
            <text:p>REBOL</text:p>
          </table:table-cell>
          <table:table-cell office:value-type="float" office:value="368.494190304438" calcext:value-type="float">
            <text:p>368.494190304438</text:p>
          </table:table-cell>
          <table:table-cell office:value-type="float" office:value="15814.0972222222" calcext:value-type="float">
            <text:p>15814.0972222222</text:p>
          </table:table-cell>
          <table:table-cell table:formula="of:=[.B66]/[.C66]" office:value-type="float" office:value="0.0233016267148418" calcext:value-type="float">
            <text:p>0.023301626714842</text:p>
          </table:table-cell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300.939210832362" calcext:value-type="float">
            <text:p>300.939210832362</text:p>
          </table:table-cell>
          <table:table-cell office:value-type="float" office:value="12967.5416666667" calcext:value-type="float">
            <text:p>12967.5416666667</text:p>
          </table:table-cell>
          <table:table-cell table:formula="of:=[.B67]/[.C67]" office:value-type="float" office:value="0.0232071134659187" calcext:value-type="float">
            <text:p>0.023207113465919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office:value-type="float" office:value="357.491821785892" calcext:value-type="float">
            <text:p>357.491821785892</text:p>
          </table:table-cell>
          <table:table-cell office:value-type="float" office:value="15441.9791666667" calcext:value-type="float">
            <text:p>15441.9791666667</text:p>
          </table:table-cell>
          <table:table-cell table:formula="of:=[.B68]/[.C68]" office:value-type="float" office:value="0.0231506478494401" calcext:value-type="float">
            <text:p>0.02315064784944</text:p>
          </table:table-cell>
        </table:table-row>
        <table:table-row table:style-name="ro1">
          <table:table-cell office:value-type="string" calcext:value-type="string">
            <text:p>X86-Assembly</text:p>
          </table:table-cell>
          <table:table-cell office:value-type="float" office:value="474.237439865819" calcext:value-type="float">
            <text:p>474.237439865819</text:p>
          </table:table-cell>
          <table:table-cell office:value-type="float" office:value="20631.75" calcext:value-type="float">
            <text:p>20631.75</text:p>
          </table:table-cell>
          <table:table-cell table:formula="of:=[.B69]/[.C69]" office:value-type="float" office:value="0.0229858077897328" calcext:value-type="float">
            <text:p>0.022985807789733</text:p>
          </table:table-cell>
        </table:table-row>
        <table:table-row table:style-name="ro1">
          <table:table-cell office:value-type="string" calcext:value-type="string">
            <text:p>Zkl</text:p>
          </table:table-cell>
          <table:table-cell office:value-type="float" office:value="253.739716571876" calcext:value-type="float">
            <text:p>253.739716571876</text:p>
          </table:table-cell>
          <table:table-cell office:value-type="float" office:value="11168.2222222222" calcext:value-type="float">
            <text:p>11168.2222222222</text:p>
          </table:table-cell>
          <table:table-cell table:formula="of:=[.B70]/[.C70]" office:value-type="float" office:value="0.022719794746472" calcext:value-type="float">
            <text:p>0.022719794746472</text:p>
          </table:table-cell>
        </table:table-row>
        <table:table-row table:style-name="ro1">
          <table:table-cell office:value-type="string" calcext:value-type="string">
            <text:p>ERRE</text:p>
          </table:table-cell>
          <table:table-cell office:value-type="float" office:value="426.584293929155" calcext:value-type="float">
            <text:p>426.584293929155</text:p>
          </table:table-cell>
          <table:table-cell office:value-type="float" office:value="18816.6666666667" calcext:value-type="float">
            <text:p>18816.6666666667</text:p>
          </table:table-cell>
          <table:table-cell table:formula="of:=[.B71]/[.C71]" office:value-type="float" office:value="0.0226705559218328" calcext:value-type="float">
            <text:p>0.022670555921833</text:p>
          </table:table-cell>
        </table:table-row>
        <table:table-row table:style-name="ro1">
          <table:table-cell office:value-type="string" calcext:value-type="string">
            <text:p>Visual-Basic</text:p>
          </table:table-cell>
          <table:table-cell office:value-type="float" office:value="454.013509581523" calcext:value-type="float">
            <text:p>454.013509581523</text:p>
          </table:table-cell>
          <table:table-cell office:value-type="float" office:value="20040.1666666667" calcext:value-type="float">
            <text:p>20040.1666666667</text:p>
          </table:table-cell>
          <table:table-cell table:formula="of:=[.B72]/[.C72]" office:value-type="float" office:value="0.0226551763332735" calcext:value-type="float">
            <text:p>0.022655176333274</text:p>
          </table:table-cell>
        </table:table-row>
        <table:table-row table:style-name="ro1">
          <table:table-cell office:value-type="string" calcext:value-type="string">
            <text:p>Bracmat</text:p>
          </table:table-cell>
          <table:table-cell office:value-type="float" office:value="305.513270309285" calcext:value-type="float">
            <text:p>305.513270309285</text:p>
          </table:table-cell>
          <table:table-cell office:value-type="float" office:value="13569.8680555556" calcext:value-type="float">
            <text:p>13569.8680555556</text:p>
          </table:table-cell>
          <table:table-cell table:formula="of:=[.B73]/[.C73]" office:value-type="float" office:value="0.0225140929195849" calcext:value-type="float">
            <text:p>0.022514092919585</text:p>
          </table:table-cell>
        </table:table-row>
        <table:table-row table:style-name="ro1">
          <table:table-cell office:value-type="string" calcext:value-type="string">
            <text:p>Nemerle</text:p>
          </table:table-cell>
          <table:table-cell office:value-type="float" office:value="409.721150566892" calcext:value-type="float">
            <text:p>409.721150566892</text:p>
          </table:table-cell>
          <table:table-cell office:value-type="float" office:value="18484.7569444445" calcext:value-type="float">
            <text:p>18484.7569444445</text:p>
          </table:table-cell>
          <table:table-cell table:formula="of:=[.B74]/[.C74]" office:value-type="float" office:value="0.0221653523385944" calcext:value-type="float">
            <text:p>0.022165352338594</text:p>
          </table:table-cell>
        </table:table-row>
        <table:table-row table:style-name="ro1">
          <table:table-cell office:value-type="string" calcext:value-type="string">
            <text:p>Modula-2</text:p>
          </table:table-cell>
          <table:table-cell office:value-type="float" office:value="446.591918220039" calcext:value-type="float">
            <text:p>446.591918220039</text:p>
          </table:table-cell>
          <table:table-cell office:value-type="float" office:value="20291.625" calcext:value-type="float">
            <text:p>20291.625</text:p>
          </table:table-cell>
          <table:table-cell table:formula="of:=[.B75]/[.C75]" office:value-type="float" office:value="0.0220086818192254" calcext:value-type="float">
            <text:p>0.022008681819225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283.985275439392" calcext:value-type="float">
            <text:p>283.985275439392</text:p>
          </table:table-cell>
          <table:table-cell office:value-type="float" office:value="13007.0486111111" calcext:value-type="float">
            <text:p>13007.0486111111</text:p>
          </table:table-cell>
          <table:table-cell table:formula="of:=[.B76]/[.C76]" office:value-type="float" office:value="0.0218331832170444" calcext:value-type="float">
            <text:p>0.021833183217045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72.698674237988" calcext:value-type="float">
            <text:p>272.698674237988</text:p>
          </table:table-cell>
          <table:table-cell office:value-type="float" office:value="12585.1527777778" calcext:value-type="float">
            <text:p>12585.1527777778</text:p>
          </table:table-cell>
          <table:table-cell table:formula="of:=[.B77]/[.C77]" office:value-type="float" office:value="0.0216682847680248" calcext:value-type="float">
            <text:p>0.021668284768025</text:p>
          </table:table-cell>
        </table:table-row>
        <table:table-row table:style-name="ro1">
          <table:table-cell office:value-type="string" calcext:value-type="string">
            <text:p>OoRexx</text:p>
          </table:table-cell>
          <table:table-cell office:value-type="float" office:value="402.828303608257" calcext:value-type="float">
            <text:p>402.828303608257</text:p>
          </table:table-cell>
          <table:table-cell office:value-type="float" office:value="18896.9930555556" calcext:value-type="float">
            <text:p>18896.9930555556</text:p>
          </table:table-cell>
          <table:table-cell table:formula="of:=[.B78]/[.C78]" office:value-type="float" office:value="0.0213170583501817" calcext:value-type="float">
            <text:p>0.021317058350182</text:p>
          </table:table-cell>
        </table:table-row>
        <table:table-row table:style-name="ro1">
          <table:table-cell office:value-type="string" calcext:value-type="string">
            <text:p>TSE-SAL</text:p>
          </table:table-cell>
          <table:table-cell office:value-type="float" office:value="444.351246744213" calcext:value-type="float">
            <text:p>444.351246744213</text:p>
          </table:table-cell>
          <table:table-cell office:value-type="float" office:value="21360.6597222222" calcext:value-type="float">
            <text:p>21360.6597222222</text:p>
          </table:table-cell>
          <table:table-cell table:formula="of:=[.B79]/[.C79]" office:value-type="float" office:value="0.020802318492155" calcext:value-type="float">
            <text:p>0.020802318492155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float" office:value="338.921985687124" calcext:value-type="float">
            <text:p>338.921985687124</text:p>
          </table:table-cell>
          <table:table-cell office:value-type="float" office:value="16295.3194444444" calcext:value-type="float">
            <text:p>16295.3194444444</text:p>
          </table:table-cell>
          <table:table-cell table:formula="of:=[.B80]/[.C80]" office:value-type="float" office:value="0.0207987322275338" calcext:value-type="float">
            <text:p>0.020798732227534</text:p>
          </table:table-cell>
        </table:table-row>
        <table:table-row table:style-name="ro1">
          <table:table-cell office:value-type="string" calcext:value-type="string">
            <text:p>XPL0</text:p>
          </table:table-cell>
          <table:table-cell office:value-type="float" office:value="452.57890082844" calcext:value-type="float">
            <text:p>452.57890082844</text:p>
          </table:table-cell>
          <table:table-cell office:value-type="float" office:value="21768.1875" calcext:value-type="float">
            <text:p>21768.1875</text:p>
          </table:table-cell>
          <table:table-cell table:formula="of:=[.B81]/[.C81]" office:value-type="float" office:value="0.0207908398817513" calcext:value-type="float">
            <text:p>0.020790839881751</text:p>
          </table:table-cell>
        </table:table-row>
        <table:table-row table:style-name="ro1">
          <table:table-cell office:value-type="string" calcext:value-type="string">
            <text:p>Visual-Basic-.NET</text:p>
          </table:table-cell>
          <table:table-cell office:value-type="float" office:value="361.500639773264" calcext:value-type="float">
            <text:p>361.500639773264</text:p>
          </table:table-cell>
          <table:table-cell office:value-type="float" office:value="17421.8611111111" calcext:value-type="float">
            <text:p>17421.8611111111</text:p>
          </table:table-cell>
          <table:table-cell table:formula="of:=[.B82]/[.C82]" office:value-type="float" office:value="0.0207498290491313" calcext:value-type="float">
            <text:p>0.020749829049131</text:p>
          </table:table-cell>
        </table:table-row>
        <table:table-row table:style-name="ro1">
          <table:table-cell office:value-type="string" calcext:value-type="string">
            <text:p>MMIX</text:p>
          </table:table-cell>
          <table:table-cell office:value-type="float" office:value="445.427810149198" calcext:value-type="float">
            <text:p>445.427810149198</text:p>
          </table:table-cell>
          <table:table-cell office:value-type="float" office:value="21491.4791666667" calcext:value-type="float">
            <text:p>21491.4791666667</text:p>
          </table:table-cell>
          <table:table-cell table:formula="of:=[.B83]/[.C83]" office:value-type="float" office:value="0.0207257865638237" calcext:value-type="float">
            <text:p>0.020725786563824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float" office:value="412.946804964932" calcext:value-type="float">
            <text:p>412.946804964932</text:p>
          </table:table-cell>
          <table:table-cell office:value-type="float" office:value="20194.6597222222" calcext:value-type="float">
            <text:p>20194.6597222222</text:p>
          </table:table-cell>
          <table:table-cell table:formula="of:=[.B84]/[.C84]" office:value-type="float" office:value="0.0204483170622838" calcext:value-type="float">
            <text:p>0.020448317062284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320.391279348622" calcext:value-type="float">
            <text:p>320.391279348622</text:p>
          </table:table-cell>
          <table:table-cell office:value-type="float" office:value="15790.0277777778" calcext:value-type="float">
            <text:p>15790.0277777778</text:p>
          </table:table-cell>
          <table:table-cell table:formula="of:=[.B85]/[.C85]" office:value-type="float" office:value="0.0202907356375602" calcext:value-type="float">
            <text:p>0.02029073563756</text:p>
          </table:table-cell>
        </table:table-row>
        <table:table-row table:style-name="ro1">
          <table:table-cell office:value-type="string" calcext:value-type="string">
            <text:p>Gambas</text:p>
          </table:table-cell>
          <table:table-cell office:value-type="float" office:value="290.276115228604" calcext:value-type="float">
            <text:p>290.276115228604</text:p>
          </table:table-cell>
          <table:table-cell office:value-type="float" office:value="14335.9097222222" calcext:value-type="float">
            <text:p>14335.9097222222</text:p>
          </table:table-cell>
          <table:table-cell table:formula="of:=[.B86]/[.C86]" office:value-type="float" office:value="0.0202481824211438" calcext:value-type="float">
            <text:p>0.020248182421144</text:p>
          </table:table-cell>
        </table:table-row>
        <table:table-row table:style-name="ro1">
          <table:table-cell office:value-type="string" calcext:value-type="string">
            <text:p>Oberon-2</text:p>
          </table:table-cell>
          <table:table-cell office:value-type="float" office:value="387.458265089179" calcext:value-type="float">
            <text:p>387.458265089179</text:p>
          </table:table-cell>
          <table:table-cell office:value-type="float" office:value="19279.0277777778" calcext:value-type="float">
            <text:p>19279.0277777778</text:p>
          </table:table-cell>
          <table:table-cell table:formula="of:=[.B87]/[.C87]" office:value-type="float" office:value="0.020097396484681" calcext:value-type="float">
            <text:p>0.020097396484681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210.20736978566" calcext:value-type="float">
            <text:p>210.20736978566</text:p>
          </table:table-cell>
          <table:table-cell office:value-type="float" office:value="10522.1180555556" calcext:value-type="float">
            <text:p>10522.1180555556</text:p>
          </table:table-cell>
          <table:table-cell table:formula="of:=[.B88]/[.C88]" office:value-type="float" office:value="0.0199776669179902" calcext:value-type="float">
            <text:p>0.01997766691799</text:p>
          </table:table-cell>
        </table:table-row>
        <table:table-row table:style-name="ro1">
          <table:table-cell office:value-type="string" calcext:value-type="string">
            <text:p>6502-Assembly</text:p>
          </table:table-cell>
          <table:table-cell office:value-type="float" office:value="431.525344771305" calcext:value-type="float">
            <text:p>431.525344771305</text:p>
          </table:table-cell>
          <table:table-cell office:value-type="float" office:value="21640.9722222222" calcext:value-type="float">
            <text:p>21640.9722222222</text:p>
          </table:table-cell>
          <table:table-cell table:formula="of:=[.B89]/[.C89]" office:value-type="float" office:value="0.019940201407781" calcext:value-type="float">
            <text:p>0.019940201407781</text:p>
          </table:table-cell>
        </table:table-row>
        <table:table-row table:style-name="ro1">
          <table:table-cell office:value-type="string" calcext:value-type="string">
            <text:p>FutureBasic</text:p>
          </table:table-cell>
          <table:table-cell office:value-type="float" office:value="383.219873052558" calcext:value-type="float">
            <text:p>383.219873052558</text:p>
          </table:table-cell>
          <table:table-cell office:value-type="float" office:value="19288.3541666667" calcext:value-type="float">
            <text:p>19288.3541666667</text:p>
          </table:table-cell>
          <table:table-cell table:formula="of:=[.B90]/[.C90]" office:value-type="float" office:value="0.0198679405065478" calcext:value-type="float">
            <text:p>0.019867940506548</text:p>
          </table:table-cell>
        </table:table-row>
        <table:table-row table:style-name="ro1">
          <table:table-cell office:value-type="string" calcext:value-type="string">
            <text:p>Modula-3</text:p>
          </table:table-cell>
          <table:table-cell office:value-type="float" office:value="364.074314573564" calcext:value-type="float">
            <text:p>364.074314573564</text:p>
          </table:table-cell>
          <table:table-cell office:value-type="float" office:value="18469.9444444444" calcext:value-type="float">
            <text:p>18469.9444444444</text:p>
          </table:table-cell>
          <table:table-cell table:formula="of:=[.B91]/[.C91]" office:value-type="float" office:value="0.0197117168201919" calcext:value-type="float">
            <text:p>0.019711716820192</text:p>
          </table:table-cell>
        </table:table-row>
        <table:table-row table:style-name="ro1">
          <table:table-cell office:value-type="string" calcext:value-type="string">
            <text:p>Prolog</text:p>
          </table:table-cell>
          <table:table-cell office:value-type="float" office:value="343.10992636868" calcext:value-type="float">
            <text:p>343.10992636868</text:p>
          </table:table-cell>
          <table:table-cell office:value-type="float" office:value="17432.8125" calcext:value-type="float">
            <text:p>17432.8125</text:p>
          </table:table-cell>
          <table:table-cell table:formula="of:=[.B92]/[.C92]" office:value-type="float" office:value="0.0196818457359465" calcext:value-type="float">
            <text:p>0.019681845735947</text:p>
          </table:table-cell>
        </table:table-row>
        <table:table-row table:style-name="ro1">
          <table:table-cell office:value-type="string" calcext:value-type="string">
            <text:p>Objective-C</text:p>
          </table:table-cell>
          <table:table-cell office:value-type="float" office:value="372.69681914828" calcext:value-type="float">
            <text:p>372.69681914828</text:p>
          </table:table-cell>
          <table:table-cell office:value-type="float" office:value="19279.9722222222" calcext:value-type="float">
            <text:p>19279.9722222222</text:p>
          </table:table-cell>
          <table:table-cell table:formula="of:=[.B93]/[.C93]" office:value-type="float" office:value="0.0193307757320681" calcext:value-type="float">
            <text:p>0.019330775732068</text:p>
          </table:table-cell>
        </table:table-row>
        <table:table-row table:style-name="ro1">
          <table:table-cell office:value-type="string" calcext:value-type="string">
            <text:p>TUSCRIPT</text:p>
          </table:table-cell>
          <table:table-cell office:value-type="float" office:value="249.40805534884" calcext:value-type="float">
            <text:p>249.40805534884</text:p>
          </table:table-cell>
          <table:table-cell office:value-type="float" office:value="12928.2708333333" calcext:value-type="float">
            <text:p>12928.2708333333</text:p>
          </table:table-cell>
          <table:table-cell table:formula="of:=[.B94]/[.C94]" office:value-type="float" office:value="0.0192916793408895" calcext:value-type="float">
            <text:p>0.01929167934089</text:p>
          </table:table-cell>
        </table:table-row>
        <table:table-row table:style-name="ro1">
          <table:table-cell office:value-type="string" calcext:value-type="string">
            <text:p>OxygenBasic</text:p>
          </table:table-cell>
          <table:table-cell office:value-type="float" office:value="398.988100546739" calcext:value-type="float">
            <text:p>398.988100546739</text:p>
          </table:table-cell>
          <table:table-cell office:value-type="float" office:value="20733.0972222222" calcext:value-type="float">
            <text:p>20733.0972222222</text:p>
          </table:table-cell>
          <table:table-cell table:formula="of:=[.B95]/[.C95]" office:value-type="float" office:value="0.0192440182125367" calcext:value-type="float">
            <text:p>0.019244018212537</text:p>
          </table:table-cell>
        </table:table-row>
        <table:table-row table:style-name="ro1">
          <table:table-cell office:value-type="string" calcext:value-type="string">
            <text:p>CoffeeScript</text:p>
          </table:table-cell>
          <table:table-cell office:value-type="float" office:value="344.426540439689" calcext:value-type="float">
            <text:p>344.426540439689</text:p>
          </table:table-cell>
          <table:table-cell office:value-type="float" office:value="18122.125" calcext:value-type="float">
            <text:p>18122.125</text:p>
          </table:table-cell>
          <table:table-cell table:formula="of:=[.B96]/[.C96]" office:value-type="float" office:value="0.0190058583328218" calcext:value-type="float">
            <text:p>0.019005858332822</text:p>
          </table:table-cell>
        </table:table-row>
        <table:table-row table:style-name="ro1">
          <table:table-cell office:value-type="string" calcext:value-type="string">
            <text:p>Scheme</text:p>
          </table:table-cell>
          <table:table-cell office:value-type="float" office:value="275.550870106538" calcext:value-type="float">
            <text:p>275.550870106538</text:p>
          </table:table-cell>
          <table:table-cell office:value-type="float" office:value="14651.8680555556" calcext:value-type="float">
            <text:p>14651.8680555556</text:p>
          </table:table-cell>
          <table:table-cell table:formula="of:=[.B97]/[.C97]" office:value-type="float" office:value="0.0188065350480723" calcext:value-type="float">
            <text:p>0.018806535048072</text:p>
          </table:table-cell>
        </table:table-row>
        <table:table-row table:style-name="ro1">
          <table:table-cell office:value-type="string" calcext:value-type="string">
            <text:p>ATS</text:p>
          </table:table-cell>
          <table:table-cell office:value-type="float" office:value="394.520212817371" calcext:value-type="float">
            <text:p>394.520212817371</text:p>
          </table:table-cell>
          <table:table-cell office:value-type="float" office:value="21032" calcext:value-type="float">
            <text:p>21032</text:p>
          </table:table-cell>
          <table:table-cell table:formula="of:=[.B98]/[.C98]" office:value-type="float" office:value="0.0187580930400043" calcext:value-type="float">
            <text:p>0.018758093040004</text:p>
          </table:table-cell>
        </table:table-row>
        <table:table-row table:style-name="ro1">
          <table:table-cell office:value-type="string" calcext:value-type="string">
            <text:p>PowerBASIC</text:p>
          </table:table-cell>
          <table:table-cell office:value-type="float" office:value="364.918900898411" calcext:value-type="float">
            <text:p>364.918900898411</text:p>
          </table:table-cell>
          <table:table-cell office:value-type="float" office:value="19749.5902777778" calcext:value-type="float">
            <text:p>19749.5902777778</text:p>
          </table:table-cell>
          <table:table-cell table:formula="of:=[.B99]/[.C99]" office:value-type="float" office:value="0.018477289693904" calcext:value-type="float">
            <text:p>0.018477289693904</text:p>
          </table:table-cell>
        </table:table-row>
        <table:table-row table:style-name="ro1">
          <table:table-cell office:value-type="string" calcext:value-type="string">
            <text:p>Applesoft-BASIC</text:p>
          </table:table-cell>
          <table:table-cell office:value-type="float" office:value="379.885757479027" calcext:value-type="float">
            <text:p>379.885757479027</text:p>
          </table:table-cell>
          <table:table-cell office:value-type="float" office:value="20574.9305555556" calcext:value-type="float">
            <text:p>20574.9305555556</text:p>
          </table:table-cell>
          <table:table-cell table:formula="of:=[.B100]/[.C100]" office:value-type="float" office:value="0.0184635256217888" calcext:value-type="float">
            <text:p>0.018463525621789</text:p>
          </table:table-cell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255.256350539459" calcext:value-type="float">
            <text:p>255.256350539459</text:p>
          </table:table-cell>
          <table:table-cell office:value-type="float" office:value="13919.4444444444" calcext:value-type="float">
            <text:p>13919.4444444444</text:p>
          </table:table-cell>
          <table:table-cell table:formula="of:=[.B101]/[.C101]" office:value-type="float" office:value="0.0183381133893845" calcext:value-type="float">
            <text:p>0.018338113389385</text:p>
          </table:table-cell>
        </table:table-row>
        <table:table-row table:style-name="ro1">
          <table:table-cell office:value-type="string" calcext:value-type="string">
            <text:p>RPG</text:p>
          </table:table-cell>
          <table:table-cell office:value-type="float" office:value="396.559437559599" calcext:value-type="float">
            <text:p>396.559437559599</text:p>
          </table:table-cell>
          <table:table-cell office:value-type="float" office:value="21654.3263888889" calcext:value-type="float">
            <text:p>21654.3263888889</text:p>
          </table:table-cell>
          <table:table-cell table:formula="of:=[.B102]/[.C102]" office:value-type="float" office:value="0.018313173563463" calcext:value-type="float">
            <text:p>0.018313173563463</text:p>
          </table:table-cell>
        </table:table-row>
        <table:table-row table:style-name="ro1">
          <table:table-cell office:value-type="string" calcext:value-type="string">
            <text:p>EchoLisp</text:p>
          </table:table-cell>
          <table:table-cell office:value-type="float" office:value="320.763208634341" calcext:value-type="float">
            <text:p>320.763208634341</text:p>
          </table:table-cell>
          <table:table-cell office:value-type="float" office:value="17609.1944444445" calcext:value-type="float">
            <text:p>17609.1944444445</text:p>
          </table:table-cell>
          <table:table-cell table:formula="of:=[.B103]/[.C103]" office:value-type="float" office:value="0.018215666233133" calcext:value-type="float">
            <text:p>0.018215666233133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287.811168360719" calcext:value-type="float">
            <text:p>287.811168360719</text:p>
          </table:table-cell>
          <table:table-cell office:value-type="float" office:value="15838.8888888889" calcext:value-type="float">
            <text:p>15838.8888888889</text:p>
          </table:table-cell>
          <table:table-cell table:formula="of:=[.B104]/[.C104]" office:value-type="float" office:value="0.0181711716257206" calcext:value-type="float">
            <text:p>0.018171171625721</text:p>
          </table:table-cell>
        </table:table-row>
        <table:table-row table:style-name="ro1">
          <table:table-cell office:value-type="string" calcext:value-type="string">
            <text:p>AutoIt</text:p>
          </table:table-cell>
          <table:table-cell office:value-type="float" office:value="331.139624325014" calcext:value-type="float">
            <text:p>331.139624325014</text:p>
          </table:table-cell>
          <table:table-cell office:value-type="float" office:value="18363.0763888889" calcext:value-type="float">
            <text:p>18363.0763888889</text:p>
          </table:table-cell>
          <table:table-cell table:formula="of:=[.B105]/[.C105]" office:value-type="float" office:value="0.0180329056696284" calcext:value-type="float">
            <text:p>0.018032905669628</text:p>
          </table:table-cell>
        </table:table-row>
        <table:table-row table:style-name="ro1">
          <table:table-cell office:value-type="string" calcext:value-type="string">
            <text:p>Brainf---</text:p>
          </table:table-cell>
          <table:table-cell office:value-type="float" office:value="384.702463762874" calcext:value-type="float">
            <text:p>384.702463762874</text:p>
          </table:table-cell>
          <table:table-cell office:value-type="float" office:value="21492.7847222222" calcext:value-type="float">
            <text:p>21492.7847222222</text:p>
          </table:table-cell>
          <table:table-cell table:formula="of:=[.B106]/[.C106]" office:value-type="float" office:value="0.0178991447006453" calcext:value-type="float">
            <text:p>0.017899144700645</text:p>
          </table:table-cell>
        </table:table-row>
        <table:table-row table:style-name="ro1">
          <table:table-cell office:value-type="string" calcext:value-type="string">
            <text:p>ECL</text:p>
          </table:table-cell>
          <table:table-cell office:value-type="float" office:value="374.653718592002" calcext:value-type="float">
            <text:p>374.653718592002</text:p>
          </table:table-cell>
          <table:table-cell office:value-type="float" office:value="21028.75" calcext:value-type="float">
            <text:p>21028.75</text:p>
          </table:table-cell>
          <table:table-cell table:formula="of:=[.B107]/[.C107]" office:value-type="float" office:value="0.0178162619552756" calcext:value-type="float">
            <text:p>0.017816261955276</text:p>
          </table:table-cell>
        </table:table-row>
        <table:table-row table:style-name="ro1">
          <table:table-cell office:value-type="string" calcext:value-type="string">
            <text:p>Elm</text:p>
          </table:table-cell>
          <table:table-cell office:value-type="float" office:value="371.900466526382" calcext:value-type="float">
            <text:p>371.900466526382</text:p>
          </table:table-cell>
          <table:table-cell office:value-type="float" office:value="20889.6527777778" calcext:value-type="float">
            <text:p>20889.6527777778</text:p>
          </table:table-cell>
          <table:table-cell table:formula="of:=[.B108]/[.C108]" office:value-type="float" office:value="0.0178030946939437" calcext:value-type="float">
            <text:p>0.017803094693944</text:p>
          </table:table-cell>
        </table:table-row>
        <table:table-row table:style-name="ro1">
          <table:table-cell office:value-type="string" calcext:value-type="string">
            <text:p>Ezhil</text:p>
          </table:table-cell>
          <table:table-cell office:value-type="float" office:value="382.363185819071" calcext:value-type="float">
            <text:p>382.363185819071</text:p>
          </table:table-cell>
          <table:table-cell office:value-type="float" office:value="21639.4027777778" calcext:value-type="float">
            <text:p>21639.4027777778</text:p>
          </table:table-cell>
          <table:table-cell table:formula="of:=[.B109]/[.C109]" office:value-type="float" office:value="0.0176697661088749" calcext:value-type="float">
            <text:p>0.017669766108875</text:p>
          </table:table-cell>
        </table:table-row>
        <table:table-row table:style-name="ro1">
          <table:table-cell office:value-type="string" calcext:value-type="string">
            <text:p>XProc</text:p>
          </table:table-cell>
          <table:table-cell office:value-type="float" office:value="257.231866307757" calcext:value-type="float">
            <text:p>257.231866307757</text:p>
          </table:table-cell>
          <table:table-cell office:value-type="float" office:value="14564.1805555556" calcext:value-type="float">
            <text:p>14564.1805555556</text:p>
          </table:table-cell>
          <table:table-cell table:formula="of:=[.B110]/[.C110]" office:value-type="float" office:value="0.0176619525778698" calcext:value-type="float">
            <text:p>0.01766195257787</text:p>
          </table:table-cell>
        </table:table-row>
        <table:table-row table:style-name="ro1">
          <table:table-cell office:value-type="string" calcext:value-type="string">
            <text:p>Fantom</text:p>
          </table:table-cell>
          <table:table-cell office:value-type="float" office:value="294.090094005925" calcext:value-type="float">
            <text:p>294.090094005925</text:p>
          </table:table-cell>
          <table:table-cell office:value-type="float" office:value="16836.5" calcext:value-type="float">
            <text:p>16836.5</text:p>
          </table:table-cell>
          <table:table-cell table:formula="of:=[.B111]/[.C111]" office:value-type="float" office:value="0.0174674127048926" calcext:value-type="float">
            <text:p>0.017467412704893</text:p>
          </table:table-cell>
        </table:table-row>
        <table:table-row table:style-name="ro1">
          <table:table-cell office:value-type="string" calcext:value-type="string">
            <text:p>Mirah</text:p>
          </table:table-cell>
          <table:table-cell office:value-type="float" office:value="360.449322655178" calcext:value-type="float">
            <text:p>360.449322655178</text:p>
          </table:table-cell>
          <table:table-cell office:value-type="float" office:value="20747.0486111111" calcext:value-type="float">
            <text:p>20747.0486111111</text:p>
          </table:table-cell>
          <table:table-cell table:formula="of:=[.B112]/[.C112]" office:value-type="float" office:value="0.0173735228278271" calcext:value-type="float">
            <text:p>0.017373522827827</text:p>
          </table:table-cell>
        </table:table-row>
        <table:table-row table:style-name="ro1">
          <table:table-cell office:value-type="string" calcext:value-type="string">
            <text:p>Object-Pascal</text:p>
          </table:table-cell>
          <table:table-cell office:value-type="float" office:value="376.732010548365" calcext:value-type="float">
            <text:p>376.732010548365</text:p>
          </table:table-cell>
          <table:table-cell office:value-type="float" office:value="21712.7569444444" calcext:value-type="float">
            <text:p>21712.7569444444</text:p>
          </table:table-cell>
          <table:table-cell table:formula="of:=[.B113]/[.C113]" office:value-type="float" office:value="0.0173507220438333" calcext:value-type="float">
            <text:p>0.017350722043833</text:p>
          </table:table-cell>
        </table:table-row>
        <table:table-row table:style-name="ro1">
          <table:table-cell office:value-type="string" calcext:value-type="string">
            <text:p>Limbo</text:p>
          </table:table-cell>
          <table:table-cell office:value-type="float" office:value="370.971533655178" calcext:value-type="float">
            <text:p>370.971533655178</text:p>
          </table:table-cell>
          <table:table-cell office:value-type="float" office:value="21475.0555555556" calcext:value-type="float">
            <text:p>21475.0555555556</text:p>
          </table:table-cell>
          <table:table-cell table:formula="of:=[.B114]/[.C114]" office:value-type="float" office:value="0.0172745319654928" calcext:value-type="float">
            <text:p>0.017274531965493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307.304988272071" calcext:value-type="float">
            <text:p>307.304988272071</text:p>
          </table:table-cell>
          <table:table-cell office:value-type="float" office:value="17908.7986111111" calcext:value-type="float">
            <text:p>17908.7986111111</text:p>
          </table:table-cell>
          <table:table-cell table:formula="of:=[.B115]/[.C115]" office:value-type="float" office:value="0.0171594418444915" calcext:value-type="float">
            <text:p>0.017159441844492</text:p>
          </table:table-cell>
        </table:table-row>
        <table:table-row table:style-name="ro1">
          <table:table-cell office:value-type="string" calcext:value-type="string">
            <text:p>Inform-7</text:p>
          </table:table-cell>
          <table:table-cell office:value-type="float" office:value="351.773797124867" calcext:value-type="float">
            <text:p>351.773797124867</text:p>
          </table:table-cell>
          <table:table-cell office:value-type="float" office:value="20740.9583333333" calcext:value-type="float">
            <text:p>20740.9583333333</text:p>
          </table:table-cell>
          <table:table-cell table:formula="of:=[.B116]/[.C116]" office:value-type="float" office:value="0.0169603444291927" calcext:value-type="float">
            <text:p>0.016960344429193</text:p>
          </table:table-cell>
        </table:table-row>
        <table:table-row table:style-name="ro1">
          <table:table-cell office:value-type="string" calcext:value-type="string">
            <text:p>LOLCODE</text:p>
          </table:table-cell>
          <table:table-cell office:value-type="float" office:value="361.045727094417" calcext:value-type="float">
            <text:p>361.045727094417</text:p>
          </table:table-cell>
          <table:table-cell office:value-type="float" office:value="21334.9722222222" calcext:value-type="float">
            <text:p>21334.9722222222</text:p>
          </table:table-cell>
          <table:table-cell table:formula="of:=[.B117]/[.C117]" office:value-type="float" office:value="0.016922718404965" calcext:value-type="float">
            <text:p>0.016922718404965</text:p>
          </table:table-cell>
        </table:table-row>
        <table:table-row table:style-name="ro1">
          <table:table-cell office:value-type="string" calcext:value-type="string">
            <text:p>MUMPS</text:p>
          </table:table-cell>
          <table:table-cell office:value-type="float" office:value="314.598089626605" calcext:value-type="float">
            <text:p>314.598089626605</text:p>
          </table:table-cell>
          <table:table-cell office:value-type="float" office:value="18659.7291666667" calcext:value-type="float">
            <text:p>18659.7291666667</text:p>
          </table:table-cell>
          <table:table-cell table:formula="of:=[.B118]/[.C118]" office:value-type="float" office:value="0.016859735037773" calcext:value-type="float">
            <text:p>0.016859735037773</text:p>
          </table:table-cell>
        </table:table-row>
        <table:table-row table:style-name="ro1">
          <table:table-cell office:value-type="string" calcext:value-type="string">
            <text:p>Logtalk</text:p>
          </table:table-cell>
          <table:table-cell office:value-type="float" office:value="348.623760822612" calcext:value-type="float">
            <text:p>348.623760822612</text:p>
          </table:table-cell>
          <table:table-cell office:value-type="float" office:value="20729.7569444444" calcext:value-type="float">
            <text:p>20729.7569444444</text:p>
          </table:table-cell>
          <table:table-cell table:formula="of:=[.B119]/[.C119]" office:value-type="float" office:value="0.0168175517810904" calcext:value-type="float">
            <text:p>0.01681755178109</text:p>
          </table:table-cell>
        </table:table-row>
        <table:table-row table:style-name="ro1">
          <table:table-cell office:value-type="string" calcext:value-type="string">
            <text:p>EGL</text:p>
          </table:table-cell>
          <table:table-cell office:value-type="float" office:value="355.947349237672" calcext:value-type="float">
            <text:p>355.947349237672</text:p>
          </table:table-cell>
          <table:table-cell office:value-type="float" office:value="21235.3819444444" calcext:value-type="float">
            <text:p>21235.3819444444</text:p>
          </table:table-cell>
          <table:table-cell table:formula="of:=[.B120]/[.C120]" office:value-type="float" office:value="0.016761994211778" calcext:value-type="float">
            <text:p>0.016761994211778</text:p>
          </table:table-cell>
        </table:table-row>
        <table:table-row table:style-name="ro1">
          <table:table-cell office:value-type="string" calcext:value-type="string">
            <text:p>HicEst</text:p>
          </table:table-cell>
          <table:table-cell office:value-type="float" office:value="271.649930249241" calcext:value-type="float">
            <text:p>271.649930249241</text:p>
          </table:table-cell>
          <table:table-cell office:value-type="float" office:value="16216.3680555556" calcext:value-type="float">
            <text:p>16216.3680555556</text:p>
          </table:table-cell>
          <table:table-cell table:formula="of:=[.B121]/[.C121]" office:value-type="float" office:value="0.0167515888464418" calcext:value-type="float">
            <text:p>0.016751588846442</text:p>
          </table:table-cell>
        </table:table-row>
        <table:table-row table:style-name="ro1">
          <table:table-cell office:value-type="string" calcext:value-type="string">
            <text:p>BCPL</text:p>
          </table:table-cell>
          <table:table-cell office:value-type="float" office:value="364.06436467553" calcext:value-type="float">
            <text:p>364.06436467553</text:p>
          </table:table-cell>
          <table:table-cell office:value-type="float" office:value="21888.5902777778" calcext:value-type="float">
            <text:p>21888.5902777778</text:p>
          </table:table-cell>
          <table:table-cell table:formula="of:=[.B122]/[.C122]" office:value-type="float" office:value="0.0166326090467847" calcext:value-type="float">
            <text:p>0.016632609046785</text:p>
          </table:table-cell>
        </table:table-row>
        <table:table-row table:style-name="ro1">
          <table:table-cell office:value-type="string" calcext:value-type="string">
            <text:p>NewLISP</text:p>
          </table:table-cell>
          <table:table-cell office:value-type="float" office:value="255.449289314848" calcext:value-type="float">
            <text:p>255.449289314848</text:p>
          </table:table-cell>
          <table:table-cell office:value-type="float" office:value="15467.5763888889" calcext:value-type="float">
            <text:p>15467.5763888889</text:p>
          </table:table-cell>
          <table:table-cell table:formula="of:=[.B123]/[.C123]" office:value-type="float" office:value="0.0165151464516671" calcext:value-type="float">
            <text:p>0.016515146451667</text:p>
          </table:table-cell>
        </table:table-row>
        <table:table-row table:style-name="ro1">
          <table:table-cell office:value-type="string" calcext:value-type="string">
            <text:p>8051-Assembly</text:p>
          </table:table-cell>
          <table:table-cell office:value-type="float" office:value="356.140309587299" calcext:value-type="float">
            <text:p>356.140309587299</text:p>
          </table:table-cell>
          <table:table-cell office:value-type="float" office:value="21633.9513888889" calcext:value-type="float">
            <text:p>21633.9513888889</text:p>
          </table:table-cell>
          <table:table-cell table:formula="of:=[.B124]/[.C124]" office:value-type="float" office:value="0.0164621017762946" calcext:value-type="float">
            <text:p>0.016462101776295</text:p>
          </table:table-cell>
        </table:table-row>
        <table:table-row table:style-name="ro1">
          <table:table-cell office:value-type="string" calcext:value-type="string">
            <text:p>OpenEdge-Progress</text:p>
          </table:table-cell>
          <table:table-cell office:value-type="float" office:value="318.691233840278" calcext:value-type="float">
            <text:p>318.691233840278</text:p>
          </table:table-cell>
          <table:table-cell office:value-type="float" office:value="19417.4652777778" calcext:value-type="float">
            <text:p>19417.4652777778</text:p>
          </table:table-cell>
          <table:table-cell table:formula="of:=[.B125]/[.C125]" office:value-type="float" office:value="0.0164126073759484" calcext:value-type="float">
            <text:p>0.016412607375948</text:p>
          </table:table-cell>
        </table:table-row>
        <table:table-row table:style-name="ro1">
          <table:table-cell office:value-type="string" calcext:value-type="string">
            <text:p>Lisaac</text:p>
          </table:table-cell>
          <table:table-cell office:value-type="float" office:value="337.07122253777" calcext:value-type="float">
            <text:p>337.07122253777</text:p>
          </table:table-cell>
          <table:table-cell office:value-type="float" office:value="20719.0347222222" calcext:value-type="float">
            <text:p>20719.0347222222</text:p>
          </table:table-cell>
          <table:table-cell table:formula="of:=[.B126]/[.C126]" office:value-type="float" office:value="0.0162686740505456" calcext:value-type="float">
            <text:p>0.016268674050546</text:p>
          </table:table-cell>
        </table:table-row>
        <table:table-row table:style-name="ro1">
          <table:table-cell office:value-type="string" calcext:value-type="string">
            <text:p>BlitzMax</text:p>
          </table:table-cell>
          <table:table-cell office:value-type="float" office:value="350.454768322569" calcext:value-type="float">
            <text:p>350.454768322569</text:p>
          </table:table-cell>
          <table:table-cell office:value-type="float" office:value="21793.375" calcext:value-type="float">
            <text:p>21793.375</text:p>
          </table:table-cell>
          <table:table-cell table:formula="of:=[.B127]/[.C127]" office:value-type="float" office:value="0.0160807937422528" calcext:value-type="float">
            <text:p>0.016080793742253</text:p>
          </table:table-cell>
        </table:table-row>
        <table:table-row table:style-name="ro1">
          <table:table-cell office:value-type="string" calcext:value-type="string">
            <text:p>SystemVerilog</text:p>
          </table:table-cell>
          <table:table-cell office:value-type="float" office:value="343.131172315437" calcext:value-type="float">
            <text:p>343.131172315437</text:p>
          </table:table-cell>
          <table:table-cell office:value-type="float" office:value="21386.1805555556" calcext:value-type="float">
            <text:p>21386.1805555556</text:p>
          </table:table-cell>
          <table:table-cell table:formula="of:=[.B128]/[.C128]" office:value-type="float" office:value="0.0160445279803036" calcext:value-type="float">
            <text:p>0.016044527980304</text:p>
          </table:table-cell>
        </table:table-row>
        <table:table-row table:style-name="ro1">
          <table:table-cell office:value-type="string" calcext:value-type="string">
            <text:p>LC3-Assembly</text:p>
          </table:table-cell>
          <table:table-cell office:value-type="float" office:value="343.459751805671" calcext:value-type="float">
            <text:p>343.459751805671</text:p>
          </table:table-cell>
          <table:table-cell office:value-type="float" office:value="21472.8263888889" calcext:value-type="float">
            <text:p>21472.8263888889</text:p>
          </table:table-cell>
          <table:table-cell table:formula="of:=[.B129]/[.C129]" office:value-type="float" office:value="0.0159950881912497" calcext:value-type="float">
            <text:p>0.01599508819125</text:p>
          </table:table-cell>
        </table:table-row>
        <table:table-row table:style-name="ro1">
          <table:table-cell office:value-type="string" calcext:value-type="string">
            <text:p>Standard-ML</text:p>
          </table:table-cell>
          <table:table-cell office:value-type="float" office:value="277.65475315178" calcext:value-type="float">
            <text:p>277.65475315178</text:p>
          </table:table-cell>
          <table:table-cell office:value-type="float" office:value="17488.4930555556" calcext:value-type="float">
            <text:p>17488.4930555556</text:p>
          </table:table-cell>
          <table:table-cell table:formula="of:=[.B130]/[.C130]" office:value-type="float" office:value="0.0158764252740219" calcext:value-type="float">
            <text:p>0.015876425274022</text:p>
          </table:table-cell>
        </table:table-row>
        <table:table-row table:style-name="ro1">
          <table:table-cell office:value-type="string" calcext:value-type="string">
            <text:p>Maxima</text:p>
          </table:table-cell>
          <table:table-cell office:value-type="float" office:value="264.187295251486" calcext:value-type="float">
            <text:p>264.187295251486</text:p>
          </table:table-cell>
          <table:table-cell office:value-type="float" office:value="16664.4444444444" calcext:value-type="float">
            <text:p>16664.4444444444</text:p>
          </table:table-cell>
          <table:table-cell table:formula="of:=[.B131]/[.C131]" office:value-type="float" office:value="0.0158533514952886" calcext:value-type="float">
            <text:p>0.015853351495289</text:p>
          </table:table-cell>
        </table:table-row>
        <table:table-row table:style-name="ro1">
          <table:table-cell office:value-type="string" calcext:value-type="string">
            <text:p>REALbasic</text:p>
          </table:table-cell>
          <table:table-cell office:value-type="float" office:value="324.290384909712" calcext:value-type="float">
            <text:p>324.290384909712</text:p>
          </table:table-cell>
          <table:table-cell office:value-type="float" office:value="20576.3958333333" calcext:value-type="float">
            <text:p>20576.3958333333</text:p>
          </table:table-cell>
          <table:table-cell table:formula="of:=[.B132]/[.C132]" office:value-type="float" office:value="0.0157603103836275" calcext:value-type="float">
            <text:p>0.015760310383628</text:p>
          </table:table-cell>
        </table:table-row>
        <table:table-row table:style-name="ro1">
          <table:table-cell office:value-type="string" calcext:value-type="string">
            <text:p>EDSAC-order-code</text:p>
          </table:table-cell>
          <table:table-cell office:value-type="float" office:value="342.990111064555" calcext:value-type="float">
            <text:p>342.990111064555</text:p>
          </table:table-cell>
          <table:table-cell office:value-type="float" office:value="21773.7777777778" calcext:value-type="float">
            <text:p>21773.7777777778</text:p>
          </table:table-cell>
          <table:table-cell table:formula="of:=[.B133]/[.C133]" office:value-type="float" office:value="0.0157524392213927" calcext:value-type="float">
            <text:p>0.015752439221393</text:p>
          </table:table-cell>
        </table:table-row>
        <table:table-row table:style-name="ro1">
          <table:table-cell office:value-type="string" calcext:value-type="string">
            <text:p>Ceylon</text:p>
          </table:table-cell>
          <table:table-cell office:value-type="float" office:value="318.315543193121" calcext:value-type="float">
            <text:p>318.315543193121</text:p>
          </table:table-cell>
          <table:table-cell office:value-type="float" office:value="20309.8541666667" calcext:value-type="float">
            <text:p>20309.8541666667</text:p>
          </table:table-cell>
          <table:table-cell table:formula="of:=[.B134]/[.C134]" office:value-type="float" office:value="0.0156729605530872" calcext:value-type="float">
            <text:p>0.015672960553087</text:p>
          </table:table-cell>
        </table:table-row>
        <table:table-row table:style-name="ro1">
          <table:table-cell office:value-type="string" calcext:value-type="string">
            <text:p>Free-Pascal</text:p>
          </table:table-cell>
          <table:table-cell office:value-type="float" office:value="326.404281878554" calcext:value-type="float">
            <text:p>326.404281878554</text:p>
          </table:table-cell>
          <table:table-cell office:value-type="float" office:value="20874.7013888889" calcext:value-type="float">
            <text:p>20874.7013888889</text:p>
          </table:table-cell>
          <table:table-cell table:formula="of:=[.B135]/[.C135]" office:value-type="float" office:value="0.0156363569374119" calcext:value-type="float">
            <text:p>0.015636356937412</text:p>
          </table:table-cell>
        </table:table-row>
        <table:table-row table:style-name="ro1">
          <table:table-cell office:value-type="string" calcext:value-type="string">
            <text:p>Visual-FoxPro</text:p>
          </table:table-cell>
          <table:table-cell office:value-type="float" office:value="332.153192053677" calcext:value-type="float">
            <text:p>332.153192053677</text:p>
          </table:table-cell>
          <table:table-cell office:value-type="float" office:value="21325.2222222222" calcext:value-type="float">
            <text:p>21325.2222222222</text:p>
          </table:table-cell>
          <table:table-cell table:formula="of:=[.B136]/[.C136]" office:value-type="float" office:value="0.015575602851517" calcext:value-type="float">
            <text:p>0.015575602851517</text:p>
          </table:table-cell>
        </table:table-row>
        <table:table-row table:style-name="ro1">
          <table:table-cell office:value-type="string" calcext:value-type="string">
            <text:p>Chapel</text:p>
          </table:table-cell>
          <table:table-cell office:value-type="float" office:value="328.562185175107" calcext:value-type="float">
            <text:p>328.562185175107</text:p>
          </table:table-cell>
          <table:table-cell office:value-type="float" office:value="21345.2708333333" calcext:value-type="float">
            <text:p>21345.2708333333</text:p>
          </table:table-cell>
          <table:table-cell table:formula="of:=[.B137]/[.C137]" office:value-type="float" office:value="0.015392739110249" calcext:value-type="float">
            <text:p>0.015392739110249</text:p>
          </table:table-cell>
        </table:table-row>
        <table:table-row table:style-name="ro1">
          <table:table-cell office:value-type="string" calcext:value-type="string">
            <text:p>Battlestar</text:p>
          </table:table-cell>
          <table:table-cell office:value-type="float" office:value="335.034972940353" calcext:value-type="float">
            <text:p>335.034972940353</text:p>
          </table:table-cell>
          <table:table-cell office:value-type="float" office:value="21788.3680555556" calcext:value-type="float">
            <text:p>21788.3680555556</text:p>
          </table:table-cell>
          <table:table-cell table:formula="of:=[.B138]/[.C138]" office:value-type="float" office:value="0.0153767814131874" calcext:value-type="float">
            <text:p>0.01537678141318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60.41741518954" calcext:value-type="float">
            <text:p>260.41741518954</text:p>
          </table:table-cell>
          <table:table-cell office:value-type="float" office:value="16962.4791666667" calcext:value-type="float">
            <text:p>16962.4791666667</text:p>
          </table:table-cell>
          <table:table-cell table:formula="of:=[.B139]/[.C139]" office:value-type="float" office:value="0.0153525562290029" calcext:value-type="float">
            <text:p>0.015352556229003</text:p>
          </table:table-cell>
        </table:table-row>
        <table:table-row table:style-name="ro1">
          <table:table-cell office:value-type="string" calcext:value-type="string">
            <text:p>LSL</text:p>
          </table:table-cell>
          <table:table-cell office:value-type="float" office:value="327.092406704" calcext:value-type="float">
            <text:p>327.092406704</text:p>
          </table:table-cell>
          <table:table-cell office:value-type="float" office:value="21322.3194444444" calcext:value-type="float">
            <text:p>21322.3194444444</text:p>
          </table:table-cell>
          <table:table-cell table:formula="of:=[.B140]/[.C140]" office:value-type="float" office:value="0.0153403764330726" calcext:value-type="float">
            <text:p>0.015340376433073</text:p>
          </table:table-cell>
        </table:table-row>
        <table:table-row table:style-name="ro1">
          <table:table-cell office:value-type="string" calcext:value-type="string">
            <text:p>SNOBOL4</text:p>
          </table:table-cell>
          <table:table-cell office:value-type="float" office:value="259.334003888905" calcext:value-type="float">
            <text:p>259.334003888905</text:p>
          </table:table-cell>
          <table:table-cell office:value-type="float" office:value="16973.6666666667" calcext:value-type="float">
            <text:p>16973.6666666667</text:p>
          </table:table-cell>
          <table:table-cell table:formula="of:=[.B141]/[.C141]" office:value-type="float" office:value="0.0152786082690189" calcext:value-type="float">
            <text:p>0.015278608269019</text:p>
          </table:table-cell>
        </table:table-row>
        <table:table-row table:style-name="ro1">
          <table:table-cell office:value-type="string" calcext:value-type="string">
            <text:p>GML</text:p>
          </table:table-cell>
          <table:table-cell office:value-type="float" office:value="323.051499105522" calcext:value-type="float">
            <text:p>323.051499105522</text:p>
          </table:table-cell>
          <table:table-cell office:value-type="float" office:value="21174.9652777778" calcext:value-type="float">
            <text:p>21174.9652777778</text:p>
          </table:table-cell>
          <table:table-cell table:formula="of:=[.B142]/[.C142]" office:value-type="float" office:value="0.015256294159998" calcext:value-type="float">
            <text:p>0.015256294159998</text:p>
          </table:table-cell>
        </table:table-row>
        <table:table-row table:style-name="ro1">
          <table:table-cell office:value-type="string" calcext:value-type="string">
            <text:p>Cache-ObjectScript</text:p>
          </table:table-cell>
          <table:table-cell office:value-type="float" office:value="320.889956346272" calcext:value-type="float">
            <text:p>320.889956346272</text:p>
          </table:table-cell>
          <table:table-cell office:value-type="float" office:value="21191.5763888889" calcext:value-type="float">
            <text:p>21191.5763888889</text:p>
          </table:table-cell>
          <table:table-cell table:formula="of:=[.B143]/[.C143]" office:value-type="float" office:value="0.0151423353533303" calcext:value-type="float">
            <text:p>0.01514233535333</text:p>
          </table:table-cell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220.688154221448" calcext:value-type="float">
            <text:p>220.688154221448</text:p>
          </table:table-cell>
          <table:table-cell office:value-type="float" office:value="14574.6944444444" calcext:value-type="float">
            <text:p>14574.6944444444</text:p>
          </table:table-cell>
          <table:table-cell table:formula="of:=[.B144]/[.C144]" office:value-type="float" office:value="0.0151418717601706" calcext:value-type="float">
            <text:p>0.015141871760171</text:p>
          </table:table-cell>
        </table:table-row>
        <table:table-row table:style-name="ro1">
          <table:table-cell office:value-type="string" calcext:value-type="string">
            <text:p>ActionScript</text:p>
          </table:table-cell>
          <table:table-cell office:value-type="float" office:value="290.572060796333" calcext:value-type="float">
            <text:p>290.572060796333</text:p>
          </table:table-cell>
          <table:table-cell office:value-type="float" office:value="19246.375" calcext:value-type="float">
            <text:p>19246.375</text:p>
          </table:table-cell>
          <table:table-cell table:formula="of:=[.B145]/[.C145]" office:value-type="float" office:value="0.0150974955437755" calcext:value-type="float">
            <text:p>0.015097495543776</text:p>
          </table:table-cell>
        </table:table-row>
        <table:table-row table:style-name="ro1">
          <table:table-cell office:value-type="string" calcext:value-type="string">
            <text:p>ALGOL-M</text:p>
          </table:table-cell>
          <table:table-cell office:value-type="float" office:value="325.87038947201" calcext:value-type="float">
            <text:p>325.87038947201</text:p>
          </table:table-cell>
          <table:table-cell office:value-type="float" office:value="21625.7430555556" calcext:value-type="float">
            <text:p>21625.7430555556</text:p>
          </table:table-cell>
          <table:table-cell table:formula="of:=[.B146]/[.C146]" office:value-type="float" office:value="0.0150686331856835" calcext:value-type="float">
            <text:p>0.015068633185684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226.095206931606" calcext:value-type="float">
            <text:p>226.095206931606</text:p>
          </table:table-cell>
          <table:table-cell office:value-type="float" office:value="15016.3263888889" calcext:value-type="float">
            <text:p>15016.3263888889</text:p>
          </table:table-cell>
          <table:table-cell table:formula="of:=[.B147]/[.C147]" office:value-type="float" office:value="0.0150566257735914" calcext:value-type="float">
            <text:p>0.015056625773592</text:p>
          </table:table-cell>
        </table:table-row>
        <table:table-row table:style-name="ro1">
          <table:table-cell office:value-type="string" calcext:value-type="string">
            <text:p>FBSL</text:p>
          </table:table-cell>
          <table:table-cell office:value-type="float" office:value="313.559165102855" calcext:value-type="float">
            <text:p>313.559165102855</text:p>
          </table:table-cell>
          <table:table-cell office:value-type="float" office:value="20887.1180555556" calcext:value-type="float">
            <text:p>20887.1180555556</text:p>
          </table:table-cell>
          <table:table-cell table:formula="of:=[.B148]/[.C148]" office:value-type="float" office:value="0.0150120837287772" calcext:value-type="float">
            <text:p>0.015012083728777</text:p>
          </table:table-cell>
        </table:table-row>
        <table:table-row table:style-name="ro1">
          <table:table-cell office:value-type="string" calcext:value-type="string">
            <text:p>RapidQ</text:p>
          </table:table-cell>
          <table:table-cell office:value-type="float" office:value="300.183939265446" calcext:value-type="float">
            <text:p>300.183939265446</text:p>
          </table:table-cell>
          <table:table-cell office:value-type="float" office:value="20149.0208333333" calcext:value-type="float">
            <text:p>20149.0208333333</text:p>
          </table:table-cell>
          <table:table-cell table:formula="of:=[.B149]/[.C149]" office:value-type="float" office:value="0.0148981899293508" calcext:value-type="float">
            <text:p>0.0148981899293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2.257174622571" calcext:value-type="float">
            <text:p>212.257174622571</text:p>
          </table:table-cell>
          <table:table-cell office:value-type="float" office:value="14291.9930555556" calcext:value-type="float">
            <text:p>14291.9930555556</text:p>
          </table:table-cell>
          <table:table-cell table:formula="of:=[.B150]/[.C150]" office:value-type="float" office:value="0.0148514747941374" calcext:value-type="float">
            <text:p>0.014851474794138</text:p>
          </table:table-cell>
        </table:table-row>
        <table:table-row table:style-name="ro1">
          <table:table-cell office:value-type="string" calcext:value-type="string">
            <text:p>AmigaE</text:p>
          </table:table-cell>
          <table:table-cell office:value-type="float" office:value="313.975513138594" calcext:value-type="float">
            <text:p>313.975513138594</text:p>
          </table:table-cell>
          <table:table-cell office:value-type="float" office:value="21320.4027777778" calcext:value-type="float">
            <text:p>21320.4027777778</text:p>
          </table:table-cell>
          <table:table-cell table:formula="of:=[.B151]/[.C151]" office:value-type="float" office:value="0.0147265282185874" calcext:value-type="float">
            <text:p>0.014726528218587</text:p>
          </table:table-cell>
        </table:table-row>
        <table:table-row table:style-name="ro1">
          <table:table-cell office:value-type="string" calcext:value-type="string">
            <text:p>UNIX-Shell</text:p>
          </table:table-cell>
          <table:table-cell office:value-type="float" office:value="238.335313042529" calcext:value-type="float">
            <text:p>238.335313042529</text:p>
          </table:table-cell>
          <table:table-cell office:value-type="float" office:value="16275.6388888889" calcext:value-type="float">
            <text:p>16275.6388888889</text:p>
          </table:table-cell>
          <table:table-cell table:formula="of:=[.B152]/[.C152]" office:value-type="float" office:value="0.0146436840157001" calcext:value-type="float">
            <text:p>0.0146436840157</text:p>
          </table:table-cell>
        </table:table-row>
        <table:table-row table:style-name="ro1">
          <table:table-cell office:value-type="string" calcext:value-type="string">
            <text:p>FormulaOne</text:p>
          </table:table-cell>
          <table:table-cell office:value-type="float" office:value="318.659629280532" calcext:value-type="float">
            <text:p>318.659629280532</text:p>
          </table:table-cell>
          <table:table-cell office:value-type="float" office:value="21815.1736111111" calcext:value-type="float">
            <text:p>21815.1736111111</text:p>
          </table:table-cell>
          <table:table-cell table:formula="of:=[.B153]/[.C153]" office:value-type="float" office:value="0.0146072469997777" calcext:value-type="float">
            <text:p>0.014607246999778</text:p>
          </table:table-cell>
        </table:table-row>
        <table:table-row table:style-name="ro1">
          <table:table-cell office:value-type="string" calcext:value-type="string">
            <text:p>Oxygene</text:p>
          </table:table-cell>
          <table:table-cell office:value-type="float" office:value="314.560153205318" calcext:value-type="float">
            <text:p>314.560153205318</text:p>
          </table:table-cell>
          <table:table-cell office:value-type="float" office:value="21624.8680555556" calcext:value-type="float">
            <text:p>21624.8680555556</text:p>
          </table:table-cell>
          <table:table-cell table:formula="of:=[.B154]/[.C154]" office:value-type="float" office:value="0.014546223005717" calcext:value-type="float">
            <text:p>0.014546223005717</text:p>
          </table:table-cell>
        </table:table-row>
        <table:table-row table:style-name="ro1">
          <table:table-cell office:value-type="string" calcext:value-type="string">
            <text:p>PostScript</text:p>
          </table:table-cell>
          <table:table-cell office:value-type="float" office:value="298.718096754942" calcext:value-type="float">
            <text:p>298.718096754942</text:p>
          </table:table-cell>
          <table:table-cell office:value-type="float" office:value="20571.7916666667" calcext:value-type="float">
            <text:p>20571.7916666667</text:p>
          </table:table-cell>
          <table:table-cell table:formula="of:=[.B155]/[.C155]" office:value-type="float" office:value="0.014520762294077" calcext:value-type="float">
            <text:p>0.014520762294077</text:p>
          </table:table-cell>
        </table:table-row>
        <table:table-row table:style-name="ro1">
          <table:table-cell office:value-type="string" calcext:value-type="string">
            <text:p>Dylan.NET</text:p>
          </table:table-cell>
          <table:table-cell office:value-type="float" office:value="315.558811093677" calcext:value-type="float">
            <text:p>315.558811093677</text:p>
          </table:table-cell>
          <table:table-cell office:value-type="float" office:value="21770.4444444444" calcext:value-type="float">
            <text:p>21770.4444444444</text:p>
          </table:table-cell>
          <table:table-cell table:formula="of:=[.B156]/[.C156]" office:value-type="float" office:value="0.0144948263182658" calcext:value-type="float">
            <text:p>0.014494826318266</text:p>
          </table:table-cell>
        </table:table-row>
        <table:table-row table:style-name="ro1">
          <table:table-cell office:value-type="string" calcext:value-type="string">
            <text:p>68000-Assembly</text:p>
          </table:table-cell>
          <table:table-cell office:value-type="float" office:value="314.526140889365" calcext:value-type="float">
            <text:p>314.526140889365</text:p>
          </table:table-cell>
          <table:table-cell office:value-type="float" office:value="21773.7916666667" calcext:value-type="float">
            <text:p>21773.7916666667</text:p>
          </table:table-cell>
          <table:table-cell table:formula="of:=[.B157]/[.C157]" office:value-type="float" office:value="0.0144451708597392" calcext:value-type="float">
            <text:p>0.014445170859739</text:p>
          </table:table-cell>
        </table:table-row>
        <table:table-row table:style-name="ro1">
          <table:table-cell office:value-type="string" calcext:value-type="string">
            <text:p>ANTLR</text:p>
          </table:table-cell>
          <table:table-cell office:value-type="float" office:value="313.754873994499" calcext:value-type="float">
            <text:p>313.754873994499</text:p>
          </table:table-cell>
          <table:table-cell office:value-type="float" office:value="21775.9930555556" calcext:value-type="float">
            <text:p>21775.9930555556</text:p>
          </table:table-cell>
          <table:table-cell table:formula="of:=[.B158]/[.C158]" office:value-type="float" office:value="0.0144082923425829" calcext:value-type="float">
            <text:p>0.014408292342583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office:value-type="float" office:value="275.934363931652" calcext:value-type="float">
            <text:p>275.934363931652</text:p>
          </table:table-cell>
          <table:table-cell office:value-type="float" office:value="19162.0625" calcext:value-type="float">
            <text:p>19162.0625</text:p>
          </table:table-cell>
          <table:table-cell table:formula="of:=[.B159]/[.C159]" office:value-type="float" office:value="0.0144000346482354" calcext:value-type="float">
            <text:p>0.014400034648235</text:p>
          </table:table-cell>
        </table:table-row>
        <table:table-row table:style-name="ro1">
          <table:table-cell office:value-type="string" calcext:value-type="string">
            <text:p>Viua-VM-assembly</text:p>
          </table:table-cell>
          <table:table-cell office:value-type="float" office:value="313.619333932659" calcext:value-type="float">
            <text:p>313.619333932659</text:p>
          </table:table-cell>
          <table:table-cell office:value-type="float" office:value="21786.0694444444" calcext:value-type="float">
            <text:p>21786.0694444444</text:p>
          </table:table-cell>
          <table:table-cell table:formula="of:=[.B160]/[.C160]" office:value-type="float" office:value="0.0143954068783451" calcext:value-type="float">
            <text:p>0.014395406878345</text:p>
          </table:table-cell>
        </table:table-row>
        <table:table-row table:style-name="ro1">
          <table:table-cell office:value-type="string" calcext:value-type="string">
            <text:p>Sather</text:p>
          </table:table-cell>
          <table:table-cell office:value-type="float" office:value="288.183115108462" calcext:value-type="float">
            <text:p>288.183115108462</text:p>
          </table:table-cell>
          <table:table-cell office:value-type="float" office:value="20118.4097222222" calcext:value-type="float">
            <text:p>20118.4097222222</text:p>
          </table:table-cell>
          <table:table-cell table:formula="of:=[.B161]/[.C161]" office:value-type="float" office:value="0.0143243486482007" calcext:value-type="float">
            <text:p>0.014324348648201</text:p>
          </table:table-cell>
        </table:table-row>
        <table:table-row table:style-name="ro1">
          <table:table-cell office:value-type="string" calcext:value-type="string">
            <text:p>Haxe</text:p>
          </table:table-cell>
          <table:table-cell office:value-type="float" office:value="302.016257289089" calcext:value-type="float">
            <text:p>302.016257289089</text:p>
          </table:table-cell>
          <table:table-cell office:value-type="float" office:value="21167.75" calcext:value-type="float">
            <text:p>21167.75</text:p>
          </table:table-cell>
          <table:table-cell table:formula="of:=[.B162]/[.C162]" office:value-type="float" office:value="0.0142677543569387" calcext:value-type="float">
            <text:p>0.014267754356939</text:p>
          </table:table-cell>
        </table:table-row>
        <table:table-row table:style-name="ro1">
          <table:table-cell office:value-type="string" calcext:value-type="string">
            <text:p>NSIS</text:p>
          </table:table-cell>
          <table:table-cell office:value-type="float" office:value="307.749029487474" calcext:value-type="float">
            <text:p>307.749029487474</text:p>
          </table:table-cell>
          <table:table-cell office:value-type="float" office:value="21621.6388888889" calcext:value-type="float">
            <text:p>21621.6388888889</text:p>
          </table:table-cell>
          <table:table-cell table:formula="of:=[.B163]/[.C163]" office:value-type="float" office:value="0.0142333812468593" calcext:value-type="float">
            <text:p>0.014233381246859</text:p>
          </table:table-cell>
        </table:table-row>
        <table:table-row table:style-name="ro1">
          <table:table-cell office:value-type="string" calcext:value-type="string">
            <text:p>C++-CLI</text:p>
          </table:table-cell>
          <table:table-cell office:value-type="float" office:value="309.440280367983" calcext:value-type="float">
            <text:p>309.440280367983</text:p>
          </table:table-cell>
          <table:table-cell office:value-type="float" office:value="21771.875" calcext:value-type="float">
            <text:p>21771.875</text:p>
          </table:table-cell>
          <table:table-cell table:formula="of:=[.B164]/[.C164]" office:value-type="float" office:value="0.0142128447994481" calcext:value-type="float">
            <text:p>0.014212844799448</text:p>
          </table:table-cell>
        </table:table-row>
        <table:table-row table:style-name="ro1">
          <table:table-cell office:value-type="string" calcext:value-type="string">
            <text:p>Smalltalk</text:p>
          </table:table-cell>
          <table:table-cell office:value-type="float" office:value="230.320050275345" calcext:value-type="float">
            <text:p>230.320050275345</text:p>
          </table:table-cell>
          <table:table-cell office:value-type="float" office:value="16218.4930555556" calcext:value-type="float">
            <text:p>16218.4930555556</text:p>
          </table:table-cell>
          <table:table-cell table:formula="of:=[.B165]/[.C165]" office:value-type="float" office:value="0.014201075863608" calcext:value-type="float">
            <text:p>0.014201075863608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float" office:value="206.111850497583" calcext:value-type="float">
            <text:p>206.111850497583</text:p>
          </table:table-cell>
          <table:table-cell office:value-type="float" office:value="14548.2847222222" calcext:value-type="float">
            <text:p>14548.2847222222</text:p>
          </table:table-cell>
          <table:table-cell table:formula="of:=[.B166]/[.C166]" office:value-type="float" office:value="0.014167433098333" calcext:value-type="float">
            <text:p>0.014167433098333</text:p>
          </table:table-cell>
        </table:table-row>
        <table:table-row table:style-name="ro1">
          <table:table-cell office:value-type="string" calcext:value-type="string">
            <text:p>PDP-11-Assembly</text:p>
          </table:table-cell>
          <table:table-cell office:value-type="float" office:value="308.346597612627" calcext:value-type="float">
            <text:p>308.346597612627</text:p>
          </table:table-cell>
          <table:table-cell office:value-type="float" office:value="21787.7083333333" calcext:value-type="float">
            <text:p>21787.7083333333</text:p>
          </table:table-cell>
          <table:table-cell table:formula="of:=[.B167]/[.C167]" office:value-type="float" office:value="0.014152318954118" calcext:value-type="float">
            <text:p>0.014152318954118</text:p>
          </table:table-cell>
        </table:table-row>
        <table:table-row table:style-name="ro1">
          <table:table-cell office:value-type="string" calcext:value-type="string">
            <text:p>PeopleCode</text:p>
          </table:table-cell>
          <table:table-cell office:value-type="float" office:value="307.91618358137" calcext:value-type="float">
            <text:p>307.91618358137</text:p>
          </table:table-cell>
          <table:table-cell office:value-type="float" office:value="21772.2638888889" calcext:value-type="float">
            <text:p>21772.2638888889</text:p>
          </table:table-cell>
          <table:table-cell table:formula="of:=[.B168]/[.C168]" office:value-type="float" office:value="0.0141425891745924" calcext:value-type="float">
            <text:p>0.014142589174593</text:p>
          </table:table-cell>
        </table:table-row>
        <table:table-row table:style-name="ro1">
          <table:table-cell office:value-type="string" calcext:value-type="string">
            <text:p>Z80-Assembly</text:p>
          </table:table-cell>
          <table:table-cell office:value-type="float" office:value="307.440217649648" calcext:value-type="float">
            <text:p>307.440217649648</text:p>
          </table:table-cell>
          <table:table-cell office:value-type="float" office:value="21772.5138888889" calcext:value-type="float">
            <text:p>21772.5138888889</text:p>
          </table:table-cell>
          <table:table-cell table:formula="of:=[.B169]/[.C169]" office:value-type="float" office:value="0.0141205659217213" calcext:value-type="float">
            <text:p>0.014120565921721</text:p>
          </table:table-cell>
        </table:table-row>
        <table:table-row table:style-name="ro1">
          <table:table-cell office:value-type="string" calcext:value-type="string">
            <text:p>Computer-zero-Assembly</text:p>
          </table:table-cell>
          <table:table-cell office:value-type="float" office:value="306.938636508434" calcext:value-type="float">
            <text:p>306.938636508434</text:p>
          </table:table-cell>
          <table:table-cell office:value-type="float" office:value="21770.4375" calcext:value-type="float">
            <text:p>21770.4375</text:p>
          </table:table-cell>
          <table:table-cell table:formula="of:=[.B170]/[.C170]" office:value-type="float" office:value="0.0140988731397076" calcext:value-type="float">
            <text:p>0.014098873139708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float" office:value="306.15444481083" calcext:value-type="float">
            <text:p>306.15444481083</text:p>
          </table:table-cell>
          <table:table-cell office:value-type="float" office:value="21777.7986111111" calcext:value-type="float">
            <text:p>21777.7986111111</text:p>
          </table:table-cell>
          <table:table-cell table:formula="of:=[.B171]/[.C171]" office:value-type="float" office:value="0.0140580988132854" calcext:value-type="float">
            <text:p>0.014058098813286</text:p>
          </table:table-cell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303.308638451863" calcext:value-type="float">
            <text:p>303.308638451863</text:p>
          </table:table-cell>
          <table:table-cell office:value-type="float" office:value="21638.8958333333" calcext:value-type="float">
            <text:p>21638.8958333333</text:p>
          </table:table-cell>
          <table:table-cell table:formula="of:=[.B172]/[.C172]" office:value-type="float" office:value="0.0140168260334539" calcext:value-type="float">
            <text:p>0.014016826033454</text:p>
          </table:table-cell>
        </table:table-row>
        <table:table-row table:style-name="ro1">
          <table:table-cell office:value-type="string" calcext:value-type="string">
            <text:p>Ursa</text:p>
          </table:table-cell>
          <table:table-cell office:value-type="float" office:value="245.741636960751" calcext:value-type="float">
            <text:p>245.741636960751</text:p>
          </table:table-cell>
          <table:table-cell office:value-type="float" office:value="17551.3402777778" calcext:value-type="float">
            <text:p>17551.3402777778</text:p>
          </table:table-cell>
          <table:table-cell table:formula="of:=[.B173]/[.C173]" office:value-type="float" office:value="0.0140013032094131" calcext:value-type="float">
            <text:p>0.014001303209413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float" office:value="283.536978699946" calcext:value-type="float">
            <text:p>283.536978699946</text:p>
          </table:table-cell>
          <table:table-cell office:value-type="float" office:value="20263.7152777778" calcext:value-type="float">
            <text:p>20263.7152777778</text:p>
          </table:table-cell>
          <table:table-cell table:formula="of:=[.B174]/[.C174]" office:value-type="float" office:value="0.0139923491232078" calcext:value-type="float">
            <text:p>0.013992349123208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302.384572859708" calcext:value-type="float">
            <text:p>302.384572859708</text:p>
          </table:table-cell>
          <table:table-cell office:value-type="float" office:value="21623.9583333333" calcext:value-type="float">
            <text:p>21623.9583333333</text:p>
          </table:table-cell>
          <table:table-cell table:formula="of:=[.B175]/[.C175]" office:value-type="float" office:value="0.0139837752273867" calcext:value-type="float">
            <text:p>0.013983775227387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301.40789114334" calcext:value-type="float">
            <text:p>301.40789114334</text:p>
          </table:table-cell>
          <table:table-cell office:value-type="float" office:value="21775.6805555556" calcext:value-type="float">
            <text:p>21775.6805555556</text:p>
          </table:table-cell>
          <table:table-cell table:formula="of:=[.B176]/[.C176]" office:value-type="float" office:value="0.0138414912165141" calcext:value-type="float">
            <text:p>0.013841491216514</text:p>
          </table:table-cell>
        </table:table-row>
        <table:table-row table:style-name="ro1">
          <table:table-cell office:value-type="string" calcext:value-type="string">
            <text:p>Heron</text:p>
          </table:table-cell>
          <table:table-cell office:value-type="float" office:value="301.427730424623" calcext:value-type="float">
            <text:p>301.427730424623</text:p>
          </table:table-cell>
          <table:table-cell office:value-type="float" office:value="21787.7708333333" calcext:value-type="float">
            <text:p>21787.7708333333</text:p>
          </table:table-cell>
          <table:table-cell table:formula="of:=[.B177]/[.C177]" office:value-type="float" office:value="0.0138347209877693" calcext:value-type="float">
            <text:p>0.013834720987769</text:p>
          </table:table-cell>
        </table:table-row>
        <table:table-row table:style-name="ro1">
          <table:table-cell office:value-type="string" calcext:value-type="string">
            <text:p>Clipper-XBase++</text:p>
          </table:table-cell>
          <table:table-cell office:value-type="float" office:value="301.256728537722" calcext:value-type="float">
            <text:p>301.256728537722</text:p>
          </table:table-cell>
          <table:table-cell office:value-type="float" office:value="21779.375" calcext:value-type="float">
            <text:p>21779.375</text:p>
          </table:table-cell>
          <table:table-cell table:formula="of:=[.B178]/[.C178]" office:value-type="float" office:value="0.0138322026475839" calcext:value-type="float">
            <text:p>0.013832202647584</text:p>
          </table:table-cell>
        </table:table-row>
        <table:table-row table:style-name="ro1">
          <table:table-cell office:value-type="string" calcext:value-type="string">
            <text:p>XSLT</text:p>
          </table:table-cell>
          <table:table-cell office:value-type="float" office:value="292.903400830975" calcext:value-type="float">
            <text:p>292.903400830975</text:p>
          </table:table-cell>
          <table:table-cell office:value-type="float" office:value="21176.25" calcext:value-type="float">
            <text:p>21176.25</text:p>
          </table:table-cell>
          <table:table-cell table:formula="of:=[.B179]/[.C179]" office:value-type="float" office:value="0.0138316935638262" calcext:value-type="float">
            <text:p>0.013831693563826</text:p>
          </table:table-cell>
        </table:table-row>
        <table:table-row table:style-name="ro1">
          <table:table-cell office:value-type="string" calcext:value-type="string">
            <text:p>ZX-Spectrum-Basic</text:p>
          </table:table-cell>
          <table:table-cell office:value-type="float" office:value="275.384176190378" calcext:value-type="float">
            <text:p>275.384176190378</text:p>
          </table:table-cell>
          <table:table-cell office:value-type="float" office:value="19974.6458333333" calcext:value-type="float">
            <text:p>19974.6458333333</text:p>
          </table:table-cell>
          <table:table-cell table:formula="of:=[.B180]/[.C180]" office:value-type="float" office:value="0.0137866863066389" calcext:value-type="float">
            <text:p>0.013786686306639</text:p>
          </table:table-cell>
        </table:table-row>
        <table:table-row table:style-name="ro1">
          <table:table-cell office:value-type="string" calcext:value-type="string">
            <text:p>Aime</text:p>
          </table:table-cell>
          <table:table-cell office:value-type="float" office:value="235.289933175686" calcext:value-type="float">
            <text:p>235.289933175686</text:p>
          </table:table-cell>
          <table:table-cell office:value-type="float" office:value="17126.2013888889" calcext:value-type="float">
            <text:p>17126.2013888889</text:p>
          </table:table-cell>
          <table:table-cell table:formula="of:=[.B181]/[.C181]" office:value-type="float" office:value="0.013738594322985" calcext:value-type="float">
            <text:p>0.013738594322985</text:p>
          </table:table-cell>
        </table:table-row>
        <table:table-row table:style-name="ro1">
          <table:table-cell office:value-type="string" calcext:value-type="string">
            <text:p>PlainTeX</text:p>
          </table:table-cell>
          <table:table-cell office:value-type="float" office:value="290.613217228138" calcext:value-type="float">
            <text:p>290.613217228138</text:p>
          </table:table-cell>
          <table:table-cell office:value-type="float" office:value="21169.7152777778" calcext:value-type="float">
            <text:p>21169.7152777778</text:p>
          </table:table-cell>
          <table:table-cell table:formula="of:=[.B182]/[.C182]" office:value-type="float" office:value="0.0137277810974246" calcext:value-type="float">
            <text:p>0.013727781097425</text:p>
          </table:table-cell>
        </table:table-row>
        <table:table-row table:style-name="ro1">
          <table:table-cell office:value-type="string" calcext:value-type="string">
            <text:p>SequenceL</text:p>
          </table:table-cell>
          <table:table-cell office:value-type="float" office:value="298.511755120391" calcext:value-type="float">
            <text:p>298.511755120391</text:p>
          </table:table-cell>
          <table:table-cell office:value-type="float" office:value="21772.6458333333" calcext:value-type="float">
            <text:p>21772.6458333333</text:p>
          </table:table-cell>
          <table:table-cell table:formula="of:=[.B183]/[.C183]" office:value-type="float" office:value="0.0137104032925286" calcext:value-type="float">
            <text:p>0.013710403292529</text:p>
          </table:table-cell>
        </table:table-row>
        <table:table-row table:style-name="ro1">
          <table:table-cell office:value-type="string" calcext:value-type="string">
            <text:p>Scilab</text:p>
          </table:table-cell>
          <table:table-cell office:value-type="float" office:value="292.827650093115" calcext:value-type="float">
            <text:p>292.827650093115</text:p>
          </table:table-cell>
          <table:table-cell office:value-type="float" office:value="21365.5625" calcext:value-type="float">
            <text:p>21365.5625</text:p>
          </table:table-cell>
          <table:table-cell table:formula="of:=[.B184]/[.C184]" office:value-type="float" office:value="0.0137055904843654" calcext:value-type="float">
            <text:p>0.013705590484366</text:p>
          </table:table-cell>
        </table:table-row>
        <table:table-row table:style-name="ro1">
          <table:table-cell office:value-type="string" calcext:value-type="string">
            <text:p>MLite</text:p>
          </table:table-cell>
          <table:table-cell office:value-type="float" office:value="298.079160297343" calcext:value-type="float">
            <text:p>298.079160297343</text:p>
          </table:table-cell>
          <table:table-cell office:value-type="float" office:value="21773.0763888889" calcext:value-type="float">
            <text:p>21773.0763888889</text:p>
          </table:table-cell>
          <table:table-cell table:formula="of:=[.B185]/[.C185]" office:value-type="float" office:value="0.0136902638365544" calcext:value-type="float">
            <text:p>0.013690263836555</text:p>
          </table:table-cell>
        </table:table-row>
        <table:table-row table:style-name="ro1">
          <table:table-cell office:value-type="string" calcext:value-type="string">
            <text:p>Argile</text:p>
          </table:table-cell>
          <table:table-cell office:value-type="float" office:value="295.511416706847" calcext:value-type="float">
            <text:p>295.511416706847</text:p>
          </table:table-cell>
          <table:table-cell office:value-type="float" office:value="21622.0138888889" calcext:value-type="float">
            <text:p>21622.0138888889</text:p>
          </table:table-cell>
          <table:table-cell table:formula="of:=[.B186]/[.C186]" office:value-type="float" office:value="0.0136671550682291" calcext:value-type="float">
            <text:p>0.013667155068229</text:p>
          </table:table-cell>
        </table:table-row>
        <table:table-row table:style-name="ro1">
          <table:table-cell office:value-type="string" calcext:value-type="string">
            <text:p>Potion</text:p>
          </table:table-cell>
          <table:table-cell office:value-type="float" office:value="292.738025834753" calcext:value-type="float">
            <text:p>292.738025834753</text:p>
          </table:table-cell>
          <table:table-cell office:value-type="float" office:value="21469.3611111111" calcext:value-type="float">
            <text:p>21469.3611111111</text:p>
          </table:table-cell>
          <table:table-cell table:formula="of:=[.B187]/[.C187]" office:value-type="float" office:value="0.0136351531058487" calcext:value-type="float">
            <text:p>0.013635153105849</text:p>
          </table:table-cell>
        </table:table-row>
        <table:table-row table:style-name="ro1">
          <table:table-cell office:value-type="string" calcext:value-type="string">
            <text:p>Lucid</text:p>
          </table:table-cell>
          <table:table-cell office:value-type="float" office:value="296.359804357508" calcext:value-type="float">
            <text:p>296.359804357508</text:p>
          </table:table-cell>
          <table:table-cell office:value-type="float" office:value="21772.75" calcext:value-type="float">
            <text:p>21772.75</text:p>
          </table:table-cell>
          <table:table-cell table:formula="of:=[.B188]/[.C188]" office:value-type="float" office:value="0.0136115008144358" calcext:value-type="float">
            <text:p>0.013611500814436</text:p>
          </table:table-cell>
        </table:table-row>
        <table:table-row table:style-name="ro1">
          <table:table-cell office:value-type="string" calcext:value-type="string">
            <text:p>ACL2</text:p>
          </table:table-cell>
          <table:table-cell office:value-type="float" office:value="265.423814143096" calcext:value-type="float">
            <text:p>265.423814143096</text:p>
          </table:table-cell>
          <table:table-cell office:value-type="float" office:value="19534.7222222222" calcext:value-type="float">
            <text:p>19534.7222222222</text:p>
          </table:table-cell>
          <table:table-cell table:formula="of:=[.B189]/[.C189]" office:value-type="float" office:value="0.0135872837670124" calcext:value-type="float">
            <text:p>0.013587283767012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295.22003506522" calcext:value-type="float">
            <text:p>295.22003506522</text:p>
          </table:table-cell>
          <table:table-cell office:value-type="float" office:value="21772.4305555556" calcext:value-type="float">
            <text:p>21772.4305555556</text:p>
          </table:table-cell>
          <table:table-cell table:formula="of:=[.B190]/[.C190]" office:value-type="float" office:value="0.0135593513233133" calcext:value-type="float">
            <text:p>0.013559351323313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250.183139980151" calcext:value-type="float">
            <text:p>250.183139980151</text:p>
          </table:table-cell>
          <table:table-cell office:value-type="float" office:value="18480.625" calcext:value-type="float">
            <text:p>18480.625</text:p>
          </table:table-cell>
          <table:table-cell table:formula="of:=[.B191]/[.C191]" office:value-type="float" office:value="0.0135375908542136" calcext:value-type="float">
            <text:p>0.013537590854214</text:p>
          </table:table-cell>
        </table:table-row>
        <table:table-row table:style-name="ro1">
          <table:table-cell office:value-type="string" calcext:value-type="string">
            <text:p>Lingo</text:p>
          </table:table-cell>
          <table:table-cell office:value-type="float" office:value="241.958517040041" calcext:value-type="float">
            <text:p>241.958517040041</text:p>
          </table:table-cell>
          <table:table-cell office:value-type="float" office:value="17877.7708333333" calcext:value-type="float">
            <text:p>17877.7708333333</text:p>
          </table:table-cell>
          <table:table-cell table:formula="of:=[.B192]/[.C192]" office:value-type="float" office:value="0.0135340428790432" calcext:value-type="float">
            <text:p>0.013534042879043</text:p>
          </table:table-cell>
        </table:table-row>
        <table:table-row table:style-name="ro1">
          <table:table-cell office:value-type="string" calcext:value-type="string">
            <text:p>PL-SQL</text:p>
          </table:table-cell>
          <table:table-cell office:value-type="float" office:value="292.434419701748" calcext:value-type="float">
            <text:p>292.434419701748</text:p>
          </table:table-cell>
          <table:table-cell office:value-type="float" office:value="21617.7777777778" calcext:value-type="float">
            <text:p>21617.7777777778</text:p>
          </table:table-cell>
          <table:table-cell table:formula="of:=[.B193]/[.C193]" office:value-type="float" office:value="0.0135274967995257" calcext:value-type="float">
            <text:p>0.013527496799526</text:p>
          </table:table-cell>
        </table:table-row>
        <table:table-row table:style-name="ro1">
          <table:table-cell office:value-type="string" calcext:value-type="string">
            <text:p>F-Sharp</text:p>
          </table:table-cell>
          <table:table-cell office:value-type="float" office:value="294.534361648788" calcext:value-type="float">
            <text:p>294.534361648788</text:p>
          </table:table-cell>
          <table:table-cell office:value-type="float" office:value="21788.6875" calcext:value-type="float">
            <text:p>21788.6875</text:p>
          </table:table-cell>
          <table:table-cell table:formula="of:=[.B194]/[.C194]" office:value-type="float" office:value="0.0135177652003494" calcext:value-type="float">
            <text:p>0.013517765200349</text:p>
          </table:table-cell>
        </table:table-row>
        <table:table-row table:style-name="ro1">
          <table:table-cell office:value-type="string" calcext:value-type="string">
            <text:p>Vala</text:p>
          </table:table-cell>
          <table:table-cell office:value-type="float" office:value="267.569358925754" calcext:value-type="float">
            <text:p>267.569358925754</text:p>
          </table:table-cell>
          <table:table-cell office:value-type="float" office:value="19812.5138888889" calcext:value-type="float">
            <text:p>19812.5138888889</text:p>
          </table:table-cell>
          <table:table-cell table:formula="of:=[.B195]/[.C195]" office:value-type="float" office:value="0.0135050685857593" calcext:value-type="float">
            <text:p>0.013505068585759</text:p>
          </table:table-cell>
        </table:table-row>
        <table:table-row table:style-name="ro1">
          <table:table-cell office:value-type="string" calcext:value-type="string">
            <text:p>RPL</text:p>
          </table:table-cell>
          <table:table-cell office:value-type="float" office:value="293.353444208378" calcext:value-type="float">
            <text:p>293.353444208378</text:p>
          </table:table-cell>
          <table:table-cell office:value-type="float" office:value="21772.1875" calcext:value-type="float">
            <text:p>21772.1875</text:p>
          </table:table-cell>
          <table:table-cell table:formula="of:=[.B196]/[.C196]" office:value-type="float" office:value="0.0134737698822582" calcext:value-type="float">
            <text:p>0.013473769882258</text:p>
          </table:table-cell>
        </table:table-row>
        <table:table-row table:style-name="ro1">
          <table:table-cell office:value-type="string" calcext:value-type="string">
            <text:p>Hoon</text:p>
          </table:table-cell>
          <table:table-cell office:value-type="float" office:value="289.758769491014" calcext:value-type="float">
            <text:p>289.758769491014</text:p>
          </table:table-cell>
          <table:table-cell office:value-type="float" office:value="21621.2569444444" calcext:value-type="float">
            <text:p>21621.2569444444</text:p>
          </table:table-cell>
          <table:table-cell table:formula="of:=[.B197]/[.C197]" office:value-type="float" office:value="0.0134015691241053" calcext:value-type="float">
            <text:p>0.013401569124105</text:p>
          </table:table-cell>
        </table:table-row>
        <table:table-row table:style-name="ro1">
          <table:table-cell office:value-type="string" calcext:value-type="string">
            <text:p>Wrapl</text:p>
          </table:table-cell>
          <table:table-cell office:value-type="float" office:value="291.721231966019" calcext:value-type="float">
            <text:p>291.721231966019</text:p>
          </table:table-cell>
          <table:table-cell office:value-type="float" office:value="21771.3888888889" calcext:value-type="float">
            <text:p>21771.3888888889</text:p>
          </table:table-cell>
          <table:table-cell table:formula="of:=[.B198]/[.C198]" office:value-type="float" office:value="0.0133992936075337" calcext:value-type="float">
            <text:p>0.013399293607534</text:p>
          </table:table-cell>
        </table:table-row>
        <table:table-row table:style-name="ro1">
          <table:table-cell office:value-type="string" calcext:value-type="string">
            <text:p>FunL</text:p>
          </table:table-cell>
          <table:table-cell office:value-type="float" office:value="263.325704496649" calcext:value-type="float">
            <text:p>263.325704496649</text:p>
          </table:table-cell>
          <table:table-cell office:value-type="float" office:value="19681.3819444444" calcext:value-type="float">
            <text:p>19681.3819444444</text:p>
          </table:table-cell>
          <table:table-cell table:formula="of:=[.B199]/[.C199]" office:value-type="float" office:value="0.0133794316496652" calcext:value-type="float">
            <text:p>0.013379431649665</text:p>
          </table:table-cell>
        </table:table-row>
        <table:table-row table:style-name="ro1">
          <table:table-cell office:value-type="string" calcext:value-type="string">
            <text:p>Mathprog</text:p>
          </table:table-cell>
          <table:table-cell office:value-type="float" office:value="290.691830482407" calcext:value-type="float">
            <text:p>290.691830482407</text:p>
          </table:table-cell>
          <table:table-cell office:value-type="float" office:value="21781.3819444444" calcext:value-type="float">
            <text:p>21781.3819444444</text:p>
          </table:table-cell>
          <table:table-cell table:formula="of:=[.B200]/[.C200]" office:value-type="float" office:value="0.0133458855468329" calcext:value-type="float">
            <text:p>0.013345885546833</text:p>
          </table:table-cell>
        </table:table-row>
        <table:table-row table:style-name="ro1">
          <table:table-cell office:value-type="string" calcext:value-type="string">
            <text:p>GW-BASIC</text:p>
          </table:table-cell>
          <table:table-cell office:value-type="float" office:value="282.283330716602" calcext:value-type="float">
            <text:p>282.283330716602</text:p>
          </table:table-cell>
          <table:table-cell office:value-type="float" office:value="21169.5138888889" calcext:value-type="float">
            <text:p>21169.5138888889</text:p>
          </table:table-cell>
          <table:table-cell table:formula="of:=[.B201]/[.C201]" office:value-type="float" office:value="0.0133344266759362" calcext:value-type="float">
            <text:p>0.013334426675936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float" office:value="287.95354492464" calcext:value-type="float">
            <text:p>287.95354492464</text:p>
          </table:table-cell>
          <table:table-cell office:value-type="float" office:value="21772.1180555556" calcext:value-type="float">
            <text:p>21772.1180555556</text:p>
          </table:table-cell>
          <table:table-cell table:formula="of:=[.B202]/[.C202]" office:value-type="float" office:value="0.0132257938428348" calcext:value-type="float">
            <text:p>0.013225793842835</text:p>
          </table:table-cell>
        </table:table-row>
        <table:table-row table:style-name="ro1">
          <table:table-cell office:value-type="string" calcext:value-type="string">
            <text:p>CLIPS</text:p>
          </table:table-cell>
          <table:table-cell office:value-type="float" office:value="287.915348898771" calcext:value-type="float">
            <text:p>287.915348898771</text:p>
          </table:table-cell>
          <table:table-cell office:value-type="float" office:value="21771.875" calcext:value-type="float">
            <text:p>21771.875</text:p>
          </table:table-cell>
          <table:table-cell table:formula="of:=[.B203]/[.C203]" office:value-type="float" office:value="0.0132241871174977" calcext:value-type="float">
            <text:p>0.013224187117498</text:p>
          </table:table-cell>
        </table:table-row>
        <table:table-row table:style-name="ro1">
          <table:table-cell office:value-type="string" calcext:value-type="string">
            <text:p>Snobol</text:p>
          </table:table-cell>
          <table:table-cell office:value-type="float" office:value="285.893843153735" calcext:value-type="float">
            <text:p>285.893843153735</text:p>
          </table:table-cell>
          <table:table-cell office:value-type="float" office:value="21623.5069444444" calcext:value-type="float">
            <text:p>21623.5069444444</text:p>
          </table:table-cell>
          <table:table-cell table:formula="of:=[.B204]/[.C204]" office:value-type="float" office:value="0.0132214373870187" calcext:value-type="float">
            <text:p>0.013221437387019</text:p>
          </table:table-cell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87.71429290393" calcext:value-type="float">
            <text:p>287.71429290393</text:p>
          </table:table-cell>
          <table:table-cell office:value-type="float" office:value="21776.0902777778" calcext:value-type="float">
            <text:p>21776.0902777778</text:p>
          </table:table-cell>
          <table:table-cell table:formula="of:=[.B205]/[.C205]" office:value-type="float" office:value="0.0132123943845668" calcext:value-type="float">
            <text:p>0.013212394384567</text:p>
          </table:table-cell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283.532960228577" calcext:value-type="float">
            <text:p>283.532960228577</text:p>
          </table:table-cell>
          <table:table-cell office:value-type="float" office:value="21465.25" calcext:value-type="float">
            <text:p>21465.25</text:p>
          </table:table-cell>
          <table:table-cell table:formula="of:=[.B206]/[.C206]" office:value-type="float" office:value="0.0132089288607669" calcext:value-type="float">
            <text:p>0.013208928860767</text:p>
          </table:table-cell>
        </table:table-row>
        <table:table-row table:style-name="ro1">
          <table:table-cell office:value-type="string" calcext:value-type="string">
            <text:p>ML-I</text:p>
          </table:table-cell>
          <table:table-cell office:value-type="float" office:value="283.339984639544" calcext:value-type="float">
            <text:p>283.339984639544</text:p>
          </table:table-cell>
          <table:table-cell office:value-type="float" office:value="21475.0972222222" calcext:value-type="float">
            <text:p>21475.0972222222</text:p>
          </table:table-cell>
          <table:table-cell table:formula="of:=[.B207]/[.C207]" office:value-type="float" office:value="0.0131938860023575" calcext:value-type="float">
            <text:p>0.013193886002358</text:p>
          </table:table-cell>
        </table:table-row>
        <table:table-row table:style-name="ro1">
          <table:table-cell office:value-type="string" calcext:value-type="string">
            <text:p>OASYS</text:p>
          </table:table-cell>
          <table:table-cell office:value-type="float" office:value="286.781096250255" calcext:value-type="float">
            <text:p>286.781096250255</text:p>
          </table:table-cell>
          <table:table-cell office:value-type="float" office:value="21771.5972222222" calcext:value-type="float">
            <text:p>21771.5972222222</text:p>
          </table:table-cell>
          <table:table-cell table:formula="of:=[.B208]/[.C208]" office:value-type="float" office:value="0.0131722580260459" calcext:value-type="float">
            <text:p>0.013172258026046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280.430426940354" calcext:value-type="float">
            <text:p>280.430426940354</text:p>
          </table:table-cell>
          <table:table-cell office:value-type="float" office:value="21322.0416666667" calcext:value-type="float">
            <text:p>21322.0416666667</text:p>
          </table:table-cell>
          <table:table-cell table:formula="of:=[.B209]/[.C209]" office:value-type="float" office:value="0.0131521376481858" calcext:value-type="float">
            <text:p>0.013152137648186</text:p>
          </table:table-cell>
        </table:table-row>
        <table:table-row table:style-name="ro1">
          <table:table-cell office:value-type="string" calcext:value-type="string">
            <text:p>Eero</text:p>
          </table:table-cell>
          <table:table-cell office:value-type="float" office:value="286.334084241014" calcext:value-type="float">
            <text:p>286.334084241014</text:p>
          </table:table-cell>
          <table:table-cell office:value-type="float" office:value="21772.3402777778" calcext:value-type="float">
            <text:p>21772.3402777778</text:p>
          </table:table-cell>
          <table:table-cell table:formula="of:=[.B210]/[.C210]" office:value-type="float" office:value="0.0131512772898035" calcext:value-type="float">
            <text:p>0.013151277289804</text:p>
          </table:table-cell>
        </table:table-row>
        <table:table-row table:style-name="ro1">
          <table:table-cell office:value-type="string" calcext:value-type="string">
            <text:p>S-lang</text:p>
          </table:table-cell>
          <table:table-cell office:value-type="float" office:value="282.141383305884" calcext:value-type="float">
            <text:p>282.141383305884</text:p>
          </table:table-cell>
          <table:table-cell office:value-type="float" office:value="21467.5347222222" calcext:value-type="float">
            <text:p>21467.5347222222</text:p>
          </table:table-cell>
          <table:table-cell table:formula="of:=[.B211]/[.C211]" office:value-type="float" office:value="0.0131427006853202" calcext:value-type="float">
            <text:p>0.01314270068532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286.048819502431" calcext:value-type="float">
            <text:p>286.048819502431</text:p>
          </table:table-cell>
          <table:table-cell office:value-type="float" office:value="21773.7430555556" calcext:value-type="float">
            <text:p>21773.7430555556</text:p>
          </table:table-cell>
          <table:table-cell table:formula="of:=[.B212]/[.C212]" office:value-type="float" office:value="0.0131373286978072" calcext:value-type="float">
            <text:p>0.013137328697807</text:p>
          </table:table-cell>
        </table:table-row>
        <table:table-row table:style-name="ro1">
          <table:table-cell office:value-type="string" calcext:value-type="string">
            <text:p>4DOS-Batch</text:p>
          </table:table-cell>
          <table:table-cell office:value-type="float" office:value="285.459449593541" calcext:value-type="float">
            <text:p>285.459449593541</text:p>
          </table:table-cell>
          <table:table-cell office:value-type="float" office:value="21768.6875" calcext:value-type="float">
            <text:p>21768.6875</text:p>
          </table:table-cell>
          <table:table-cell table:formula="of:=[.B213]/[.C213]" office:value-type="float" office:value="0.013113305503308" calcext:value-type="float">
            <text:p>0.013113305503308</text:p>
          </table:table-cell>
        </table:table-row>
        <table:table-row table:style-name="ro1">
          <table:table-cell office:value-type="string" calcext:value-type="string">
            <text:p>Set-lang</text:p>
          </table:table-cell>
          <table:table-cell office:value-type="float" office:value="285.442403280629" calcext:value-type="float">
            <text:p>285.442403280629</text:p>
          </table:table-cell>
          <table:table-cell office:value-type="float" office:value="21774.2569444444" calcext:value-type="float">
            <text:p>21774.2569444444</text:p>
          </table:table-cell>
          <table:table-cell table:formula="of:=[.B214]/[.C214]" office:value-type="float" office:value="0.0131091685015437" calcext:value-type="float">
            <text:p>0.013109168501544</text:p>
          </table:table-cell>
        </table:table-row>
        <table:table-row table:style-name="ro1">
          <table:table-cell office:value-type="string" calcext:value-type="string">
            <text:p>Peloton</text:p>
          </table:table-cell>
          <table:table-cell office:value-type="float" office:value="285.287993636384" calcext:value-type="float">
            <text:p>285.287993636384</text:p>
          </table:table-cell>
          <table:table-cell office:value-type="float" office:value="21774.5902777778" calcext:value-type="float">
            <text:p>21774.5902777778</text:p>
          </table:table-cell>
          <table:table-cell table:formula="of:=[.B215]/[.C215]" office:value-type="float" office:value="0.0131018765449532" calcext:value-type="float">
            <text:p>0.013101876544953</text:p>
          </table:table-cell>
        </table:table-row>
        <table:table-row table:style-name="ro1">
          <table:table-cell office:value-type="string" calcext:value-type="string">
            <text:p>Idris</text:p>
          </table:table-cell>
          <table:table-cell office:value-type="float" office:value="282.941995519338" calcext:value-type="float">
            <text:p>282.941995519338</text:p>
          </table:table-cell>
          <table:table-cell office:value-type="float" office:value="21621.2708333333" calcext:value-type="float">
            <text:p>21621.2708333333</text:p>
          </table:table-cell>
          <table:table-cell table:formula="of:=[.B216]/[.C216]" office:value-type="float" office:value="0.0130862796040244" calcext:value-type="float">
            <text:p>0.013086279604025</text:p>
          </table:table-cell>
        </table:table-row>
        <table:table-row table:style-name="ro1">
          <table:table-cell office:value-type="string" calcext:value-type="string">
            <text:p>Xanadu</text:p>
          </table:table-cell>
          <table:table-cell office:value-type="float" office:value="284.711137756169" calcext:value-type="float">
            <text:p>284.711137756169</text:p>
          </table:table-cell>
          <table:table-cell office:value-type="float" office:value="21777.7569444444" calcext:value-type="float">
            <text:p>21777.7569444444</text:p>
          </table:table-cell>
          <table:table-cell table:formula="of:=[.B217]/[.C217]" office:value-type="float" office:value="0.0130734831177735" calcext:value-type="float">
            <text:p>0.013073483117774</text:p>
          </table:table-cell>
        </table:table-row>
        <table:table-row table:style-name="ro1">
          <table:table-cell office:value-type="string" calcext:value-type="string">
            <text:p>Kitten</text:p>
          </table:table-cell>
          <table:table-cell office:value-type="float" office:value="281.595568532529" calcext:value-type="float">
            <text:p>281.595568532529</text:p>
          </table:table-cell>
          <table:table-cell office:value-type="float" office:value="21623.5625" calcext:value-type="float">
            <text:p>21623.5625</text:p>
          </table:table-cell>
          <table:table-cell table:formula="of:=[.B218]/[.C218]" office:value-type="float" office:value="0.013022626060462" calcext:value-type="float">
            <text:p>0.013022626060462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232.277588392255" calcext:value-type="float">
            <text:p>232.277588392255</text:p>
          </table:table-cell>
          <table:table-cell office:value-type="float" office:value="17845.9166666667" calcext:value-type="float">
            <text:p>17845.9166666667</text:p>
          </table:table-cell>
          <table:table-cell table:formula="of:=[.B219]/[.C219]" office:value-type="float" office:value="0.0130157275039904" calcext:value-type="float">
            <text:p>0.013015727503991</text:p>
          </table:table-cell>
        </table:table-row>
        <table:table-row table:style-name="ro1">
          <table:table-cell office:value-type="string" calcext:value-type="string">
            <text:p>Robotic</text:p>
          </table:table-cell>
          <table:table-cell office:value-type="float" office:value="279.092595553085" calcext:value-type="float">
            <text:p>279.092595553085</text:p>
          </table:table-cell>
          <table:table-cell office:value-type="float" office:value="21470.0277777778" calcext:value-type="float">
            <text:p>21470.0277777778</text:p>
          </table:table-cell>
          <table:table-cell table:formula="of:=[.B220]/[.C220]" office:value-type="float" office:value="0.0129991725414513" calcext:value-type="float">
            <text:p>0.012999172541451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282.940393899458" calcext:value-type="float">
            <text:p>282.940393899458</text:p>
          </table:table-cell>
          <table:table-cell office:value-type="float" office:value="21773.1458333333" calcext:value-type="float">
            <text:p>21773.1458333333</text:p>
          </table:table-cell>
          <table:table-cell table:formula="of:=[.B221]/[.C221]" office:value-type="float" office:value="0.0129949248521679" calcext:value-type="float">
            <text:p>0.012994924852168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office:value-type="float" office:value="216.211569840138" calcext:value-type="float">
            <text:p>216.211569840138</text:p>
          </table:table-cell>
          <table:table-cell office:value-type="float" office:value="16657.6388888889" calcext:value-type="float">
            <text:p>16657.6388888889</text:p>
          </table:table-cell>
          <table:table-cell table:formula="of:=[.B222]/[.C222]" office:value-type="float" office:value="0.0129797248747154" calcext:value-type="float">
            <text:p>0.012979724874715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282.350908828084" calcext:value-type="float">
            <text:p>282.350908828084</text:p>
          </table:table-cell>
          <table:table-cell office:value-type="float" office:value="21769.25" calcext:value-type="float">
            <text:p>21769.25</text:p>
          </table:table-cell>
          <table:table-cell table:formula="of:=[.B223]/[.C223]" office:value-type="float" office:value="0.0129701716332939" calcext:value-type="float">
            <text:p>0.012970171633294</text:p>
          </table:table-cell>
        </table:table-row>
        <table:table-row table:style-name="ro1">
          <table:table-cell office:value-type="string" calcext:value-type="string">
            <text:p>Clipper</text:p>
          </table:table-cell>
          <table:table-cell office:value-type="float" office:value="273.953531299512" calcext:value-type="float">
            <text:p>273.953531299512</text:p>
          </table:table-cell>
          <table:table-cell office:value-type="float" office:value="21165.75" calcext:value-type="float">
            <text:p>21165.75</text:p>
          </table:table-cell>
          <table:table-cell table:formula="of:=[.B224]/[.C224]" office:value-type="float" office:value="0.0129432470524083" calcext:value-type="float">
            <text:p>0.012943247052408</text:p>
          </table:table-cell>
        </table:table-row>
        <table:table-row table:style-name="ro1">
          <table:table-cell office:value-type="string" calcext:value-type="string">
            <text:p>Lhogho</text:p>
          </table:table-cell>
          <table:table-cell office:value-type="float" office:value="281.507690568602" calcext:value-type="float">
            <text:p>281.507690568602</text:p>
          </table:table-cell>
          <table:table-cell office:value-type="float" office:value="21772.2291666667" calcext:value-type="float">
            <text:p>21772.2291666667</text:p>
          </table:table-cell>
          <table:table-cell table:formula="of:=[.B225]/[.C225]" office:value-type="float" office:value="0.0129296678081816" calcext:value-type="float">
            <text:p>0.012929667808182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float" office:value="256.085521580271" calcext:value-type="float">
            <text:p>256.085521580271</text:p>
          </table:table-cell>
          <table:table-cell office:value-type="float" office:value="19822.7777777778" calcext:value-type="float">
            <text:p>19822.7777777778</text:p>
          </table:table-cell>
          <table:table-cell table:formula="of:=[.B226]/[.C226]" office:value-type="float" office:value="0.0129187505631705" calcext:value-type="float">
            <text:p>0.012918750563171</text:p>
          </table:table-cell>
        </table:table-row>
        <table:table-row table:style-name="ro1">
          <table:table-cell office:value-type="string" calcext:value-type="string">
            <text:p>Onyx</text:p>
          </table:table-cell>
          <table:table-cell office:value-type="float" office:value="281.05753234727" calcext:value-type="float">
            <text:p>281.05753234727</text:p>
          </table:table-cell>
          <table:table-cell office:value-type="float" office:value="21770.4097222222" calcext:value-type="float">
            <text:p>21770.4097222222</text:p>
          </table:table-cell>
          <table:table-cell table:formula="of:=[.B227]/[.C227]" office:value-type="float" office:value="0.0129100708683668" calcext:value-type="float">
            <text:p>0.012910070868367</text:p>
          </table:table-cell>
        </table:table-row>
        <table:table-row table:style-name="ro1">
          <table:table-cell office:value-type="string" calcext:value-type="string">
            <text:p>Turing</text:p>
          </table:table-cell>
          <table:table-cell office:value-type="float" office:value="281.024937234455" calcext:value-type="float">
            <text:p>281.024937234455</text:p>
          </table:table-cell>
          <table:table-cell office:value-type="float" office:value="21769.5" calcext:value-type="float">
            <text:p>21769.5</text:p>
          </table:table-cell>
          <table:table-cell table:formula="of:=[.B228]/[.C228]" office:value-type="float" office:value="0.0129091130818096" calcext:value-type="float">
            <text:p>0.01290911308181</text:p>
          </table:table-cell>
        </table:table-row>
        <table:table-row table:style-name="ro1">
          <table:table-cell office:value-type="string" calcext:value-type="string">
            <text:p>Ferite</text:p>
          </table:table-cell>
          <table:table-cell office:value-type="float" office:value="280.990608359206" calcext:value-type="float">
            <text:p>280.990608359206</text:p>
          </table:table-cell>
          <table:table-cell office:value-type="float" office:value="21770.7847222222" calcext:value-type="float">
            <text:p>21770.7847222222</text:p>
          </table:table-cell>
          <table:table-cell table:formula="of:=[.B229]/[.C229]" office:value-type="float" office:value="0.0129067744660756" calcext:value-type="float">
            <text:p>0.012906774466076</text:p>
          </table:table-cell>
        </table:table-row>
        <table:table-row table:style-name="ro1">
          <table:table-cell office:value-type="string" calcext:value-type="string">
            <text:p>App-Inventor</text:p>
          </table:table-cell>
          <table:table-cell office:value-type="float" office:value="280.438073146696" calcext:value-type="float">
            <text:p>280.438073146696</text:p>
          </table:table-cell>
          <table:table-cell office:value-type="float" office:value="21771.0486111111" calcext:value-type="float">
            <text:p>21771.0486111111</text:p>
          </table:table-cell>
          <table:table-cell table:formula="of:=[.B230]/[.C230]" office:value-type="float" office:value="0.0128812386649843" calcext:value-type="float">
            <text:p>0.012881238664984</text:p>
          </table:table-cell>
        </table:table-row>
        <table:table-row table:style-name="ro1">
          <table:table-cell office:value-type="string" calcext:value-type="string">
            <text:p>Vedit-macro-language</text:p>
          </table:table-cell>
          <table:table-cell office:value-type="float" office:value="238.324471614406" calcext:value-type="float">
            <text:p>238.324471614406</text:p>
          </table:table-cell>
          <table:table-cell office:value-type="float" office:value="18504" calcext:value-type="float">
            <text:p>18504</text:p>
          </table:table-cell>
          <table:table-cell table:formula="of:=[.B231]/[.C231]" office:value-type="float" office:value="0.0128796190885433" calcext:value-type="float">
            <text:p>0.012879619088543</text:p>
          </table:table-cell>
        </table:table-row>
        <table:table-row table:style-name="ro1">
          <table:table-cell office:value-type="string" calcext:value-type="string">
            <text:p>SuperCollider</text:p>
          </table:table-cell>
          <table:table-cell office:value-type="float" office:value="277.945041398909" calcext:value-type="float">
            <text:p>277.945041398909</text:p>
          </table:table-cell>
          <table:table-cell office:value-type="float" office:value="21622.4236111111" calcext:value-type="float">
            <text:p>21622.4236111111</text:p>
          </table:table-cell>
          <table:table-cell table:formula="of:=[.B232]/[.C232]" office:value-type="float" office:value="0.0128544813660982" calcext:value-type="float">
            <text:p>0.012854481366098</text:p>
          </table:table-cell>
        </table:table-row>
        <table:table-row table:style-name="ro1">
          <table:table-cell office:value-type="string" calcext:value-type="string">
            <text:p>Golo</text:p>
          </table:table-cell>
          <table:table-cell office:value-type="float" office:value="279.483783542747" calcext:value-type="float">
            <text:p>279.483783542747</text:p>
          </table:table-cell>
          <table:table-cell office:value-type="float" office:value="21771.1111111111" calcext:value-type="float">
            <text:p>21771.1111111111</text:p>
          </table:table-cell>
          <table:table-cell table:formula="of:=[.B233]/[.C233]" office:value-type="float" office:value="0.0128373688470181" calcext:value-type="float">
            <text:p>0.012837368847018</text:p>
          </table:table-cell>
        </table:table-row>
        <table:table-row table:style-name="ro1">
          <table:table-cell office:value-type="string" calcext:value-type="string">
            <text:p>Metafont</text:p>
          </table:table-cell>
          <table:table-cell office:value-type="float" office:value="273.610588245337" calcext:value-type="float">
            <text:p>273.610588245337</text:p>
          </table:table-cell>
          <table:table-cell office:value-type="float" office:value="21315.4652777778" calcext:value-type="float">
            <text:p>21315.4652777778</text:p>
          </table:table-cell>
          <table:table-cell table:formula="of:=[.B234]/[.C234]" office:value-type="float" office:value="0.0128362475169888" calcext:value-type="float">
            <text:p>0.012836247516989</text:p>
          </table:table-cell>
        </table:table-row>
        <table:table-row table:style-name="ro1">
          <table:table-cell office:value-type="string" calcext:value-type="string">
            <text:p>HolyC</text:p>
          </table:table-cell>
          <table:table-cell office:value-type="float" office:value="263.783431232163" calcext:value-type="float">
            <text:p>263.783431232163</text:p>
          </table:table-cell>
          <table:table-cell office:value-type="float" office:value="20564.7708333333" calcext:value-type="float">
            <text:p>20564.7708333333</text:p>
          </table:table-cell>
          <table:table-cell table:formula="of:=[.B235]/[.C235]" office:value-type="float" office:value="0.0128269570018548" calcext:value-type="float">
            <text:p>0.012826957001855</text:p>
          </table:table-cell>
        </table:table-row>
        <table:table-row table:style-name="ro1">
          <table:table-cell office:value-type="string" calcext:value-type="string">
            <text:p>Sinclair-ZX81-BASIC</text:p>
          </table:table-cell>
          <table:table-cell office:value-type="float" office:value="278.868193489747" calcext:value-type="float">
            <text:p>278.868193489747</text:p>
          </table:table-cell>
          <table:table-cell office:value-type="float" office:value="21768.7013888889" calcext:value-type="float">
            <text:p>21768.7013888889</text:p>
          </table:table-cell>
          <table:table-cell table:formula="of:=[.B236]/[.C236]" office:value-type="float" office:value="0.0128105112247112" calcext:value-type="float">
            <text:p>0.012810511224711</text:p>
          </table:table-cell>
        </table:table-row>
        <table:table-row table:style-name="ro1">
          <table:table-cell office:value-type="string" calcext:value-type="string">
            <text:p>Picat</text:p>
          </table:table-cell>
          <table:table-cell office:value-type="float" office:value="274.155061980167" calcext:value-type="float">
            <text:p>274.155061980167</text:p>
          </table:table-cell>
          <table:table-cell office:value-type="float" office:value="21478.5138888889" calcext:value-type="float">
            <text:p>21478.5138888889</text:p>
          </table:table-cell>
          <table:table-cell table:formula="of:=[.B237]/[.C237]" office:value-type="float" office:value="0.0127641541401983" calcext:value-type="float">
            <text:p>0.012764154140198</text:p>
          </table:table-cell>
        </table:table-row>
        <table:table-row table:style-name="ro1">
          <table:table-cell office:value-type="string" calcext:value-type="string">
            <text:p>Curry</text:p>
          </table:table-cell>
          <table:table-cell office:value-type="float" office:value="276.138477568813" calcext:value-type="float">
            <text:p>276.138477568813</text:p>
          </table:table-cell>
          <table:table-cell office:value-type="float" office:value="21637.5972222222" calcext:value-type="float">
            <text:p>21637.5972222222</text:p>
          </table:table-cell>
          <table:table-cell table:formula="of:=[.B238]/[.C238]" office:value-type="float" office:value="0.0127619751274977" calcext:value-type="float">
            <text:p>0.012761975127498</text:p>
          </table:table-cell>
        </table:table-row>
        <table:table-row table:style-name="ro1">
          <table:table-cell office:value-type="string" calcext:value-type="string">
            <text:p>Algae</text:p>
          </table:table-cell>
          <table:table-cell office:value-type="float" office:value="277.764584939559" calcext:value-type="float">
            <text:p>277.764584939559</text:p>
          </table:table-cell>
          <table:table-cell office:value-type="float" office:value="21772.2638888889" calcext:value-type="float">
            <text:p>21772.2638888889</text:p>
          </table:table-cell>
          <table:table-cell table:formula="of:=[.B239]/[.C239]" office:value-type="float" office:value="0.0127577263603401" calcext:value-type="float">
            <text:p>0.01275772636034</text:p>
          </table:table-cell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262.147175715524" calcext:value-type="float">
            <text:p>262.147175715524</text:p>
          </table:table-cell>
          <table:table-cell office:value-type="float" office:value="20576.8819444444" calcext:value-type="float">
            <text:p>20576.8819444444</text:p>
          </table:table-cell>
          <table:table-cell table:formula="of:=[.B240]/[.C240]" office:value-type="float" office:value="0.0127398882116006" calcext:value-type="float">
            <text:p>0.012739888211601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227.793784914065" calcext:value-type="float">
            <text:p>227.793784914065</text:p>
          </table:table-cell>
          <table:table-cell office:value-type="float" office:value="17883.2430555556" calcext:value-type="float">
            <text:p>17883.2430555556</text:p>
          </table:table-cell>
          <table:table-cell table:formula="of:=[.B241]/[.C241]" office:value-type="float" office:value="0.0127378341951964" calcext:value-type="float">
            <text:p>0.012737834195197</text:p>
          </table:table-cell>
        </table:table-row>
        <table:table-row table:style-name="ro1">
          <table:table-cell office:value-type="string" calcext:value-type="string">
            <text:p>GFA-Basic</text:p>
          </table:table-cell>
          <table:table-cell office:value-type="float" office:value="277.268826165409" calcext:value-type="float">
            <text:p>277.268826165409</text:p>
          </table:table-cell>
          <table:table-cell office:value-type="float" office:value="21769.0694444444" calcext:value-type="float">
            <text:p>21769.0694444444</text:p>
          </table:table-cell>
          <table:table-cell table:formula="of:=[.B242]/[.C242]" office:value-type="float" office:value="0.0127368249190904" calcext:value-type="float">
            <text:p>0.01273682491909</text:p>
          </table:table-cell>
        </table:table-row>
        <table:table-row table:style-name="ro1">
          <table:table-cell office:value-type="string" calcext:value-type="string">
            <text:p>ProDOS</text:p>
          </table:table-cell>
          <table:table-cell office:value-type="float" office:value="270.946518867419" calcext:value-type="float">
            <text:p>270.946518867419</text:p>
          </table:table-cell>
          <table:table-cell office:value-type="float" office:value="21321.5208333333" calcext:value-type="float">
            <text:p>21321.5208333333</text:p>
          </table:table-cell>
          <table:table-cell table:formula="of:=[.B243]/[.C243]" office:value-type="float" office:value="0.0127076544391632" calcext:value-type="float">
            <text:p>0.012707654439163</text:p>
          </table:table-cell>
        </table:table-row>
        <table:table-row table:style-name="ro1">
          <table:table-cell office:value-type="string" calcext:value-type="string">
            <text:p>SPAD</text:p>
          </table:table-cell>
          <table:table-cell office:value-type="float" office:value="276.470367168456" calcext:value-type="float">
            <text:p>276.470367168456</text:p>
          </table:table-cell>
          <table:table-cell office:value-type="float" office:value="21772.8888888889" calcext:value-type="float">
            <text:p>21772.8888888889</text:p>
          </table:table-cell>
          <table:table-cell table:formula="of:=[.B244]/[.C244]" office:value-type="float" office:value="0.0126979184333019" calcext:value-type="float">
            <text:p>0.012697918433302</text:p>
          </table:table-cell>
        </table:table-row>
        <table:table-row table:style-name="ro1">
          <table:table-cell office:value-type="string" calcext:value-type="string">
            <text:p>Efene</text:p>
          </table:table-cell>
          <table:table-cell office:value-type="float" office:value="274.270200543376" calcext:value-type="float">
            <text:p>274.270200543376</text:p>
          </table:table-cell>
          <table:table-cell office:value-type="float" office:value="21619.125" calcext:value-type="float">
            <text:p>21619.125</text:p>
          </table:table-cell>
          <table:table-cell table:formula="of:=[.B245]/[.C245]" office:value-type="float" office:value="0.0126864616650015" calcext:value-type="float">
            <text:p>0.012686461665002</text:p>
          </table:table-cell>
        </table:table-row>
        <table:table-row table:style-name="ro1">
          <table:table-cell office:value-type="string" calcext:value-type="string">
            <text:p>Vox</text:p>
          </table:table-cell>
          <table:table-cell office:value-type="float" office:value="275.937887545234" calcext:value-type="float">
            <text:p>275.937887545234</text:p>
          </table:table-cell>
          <table:table-cell office:value-type="float" office:value="21770.9444444444" calcext:value-type="float">
            <text:p>21770.9444444444</text:p>
          </table:table-cell>
          <table:table-cell table:formula="of:=[.B246]/[.C246]" office:value-type="float" office:value="0.0126745942625217" calcext:value-type="float">
            <text:p>0.012674594262522</text:p>
          </table:table-cell>
        </table:table-row>
        <table:table-row table:style-name="ro1">
          <table:table-cell office:value-type="string" calcext:value-type="string">
            <text:p>XLISP</text:p>
          </table:table-cell>
          <table:table-cell office:value-type="float" office:value="260.441622747938" calcext:value-type="float">
            <text:p>260.441622747938</text:p>
          </table:table-cell>
          <table:table-cell office:value-type="float" office:value="20580.9861111111" calcext:value-type="float">
            <text:p>20580.9861111111</text:p>
          </table:table-cell>
          <table:table-cell table:formula="of:=[.B247]/[.C247]" office:value-type="float" office:value="0.0126544773579791" calcext:value-type="float">
            <text:p>0.012654477357979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float" office:value="273.444300639455" calcext:value-type="float">
            <text:p>273.444300639455</text:p>
          </table:table-cell>
          <table:table-cell office:value-type="float" office:value="21620.3402777778" calcext:value-type="float">
            <text:p>21620.3402777778</text:p>
          </table:table-cell>
          <table:table-cell table:formula="of:=[.B248]/[.C248]" office:value-type="float" office:value="0.0126475484255218" calcext:value-type="float">
            <text:p>0.012647548425522</text:p>
          </table:table-cell>
        </table:table-row>
        <table:table-row table:style-name="ro1">
          <table:table-cell office:value-type="string" calcext:value-type="string">
            <text:p>Emacs-Lisp</text:p>
          </table:table-cell>
          <table:table-cell office:value-type="float" office:value="228.374385433878" calcext:value-type="float">
            <text:p>228.374385433878</text:p>
          </table:table-cell>
          <table:table-cell office:value-type="float" office:value="18162.7569444444" calcext:value-type="float">
            <text:p>18162.7569444444</text:p>
          </table:table-cell>
          <table:table-cell table:formula="of:=[.B249]/[.C249]" office:value-type="float" office:value="0.0125737731409621" calcext:value-type="float">
            <text:p>0.012573773140962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245.515722557258" calcext:value-type="float">
            <text:p>245.515722557258</text:p>
          </table:table-cell>
          <table:table-cell office:value-type="float" office:value="19528.3333333333" calcext:value-type="float">
            <text:p>19528.3333333333</text:p>
          </table:table-cell>
          <table:table-cell table:formula="of:=[.B250]/[.C250]" office:value-type="float" office:value="0.0125722824557784" calcext:value-type="float">
            <text:p>0.01257228245577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27.806687564249" calcext:value-type="float">
            <text:p>227.806687564249</text:p>
          </table:table-cell>
          <table:table-cell office:value-type="float" office:value="18165.5833333333" calcext:value-type="float">
            <text:p>18165.5833333333</text:p>
          </table:table-cell>
          <table:table-cell table:formula="of:=[.B251]/[.C251]" office:value-type="float" office:value="0.0125405654959745" calcext:value-type="float">
            <text:p>0.012540565495975</text:p>
          </table:table-cell>
        </table:table-row>
        <table:table-row table:style-name="ro1">
          <table:table-cell office:value-type="string" calcext:value-type="string">
            <text:p>Lambdatalk</text:p>
          </table:table-cell>
          <table:table-cell office:value-type="float" office:value="271.019866440058" calcext:value-type="float">
            <text:p>271.019866440058</text:p>
          </table:table-cell>
          <table:table-cell office:value-type="float" office:value="21624.4583333333" calcext:value-type="float">
            <text:p>21624.4583333333</text:p>
          </table:table-cell>
          <table:table-cell table:formula="of:=[.B252]/[.C252]" office:value-type="float" office:value="0.0125330245161467" calcext:value-type="float">
            <text:p>0.012533024516147</text:p>
          </table:table-cell>
        </table:table-row>
        <table:table-row table:style-name="ro1">
          <table:table-cell office:value-type="string" calcext:value-type="string">
            <text:p>Genyris</text:p>
          </table:table-cell>
          <table:table-cell office:value-type="float" office:value="270.698190834653" calcext:value-type="float">
            <text:p>270.698190834653</text:p>
          </table:table-cell>
          <table:table-cell office:value-type="float" office:value="21618.5555555556" calcext:value-type="float">
            <text:p>21618.5555555556</text:p>
          </table:table-cell>
          <table:table-cell table:formula="of:=[.B253]/[.C253]" office:value-type="float" office:value="0.012521566953861" calcext:value-type="float">
            <text:p>0.012521566953861</text:p>
          </table:table-cell>
        </table:table-row>
        <table:table-row table:style-name="ro1">
          <table:table-cell office:value-type="string" calcext:value-type="string">
            <text:p>Octave</text:p>
          </table:table-cell>
          <table:table-cell office:value-type="float" office:value="244.017616822649" calcext:value-type="float">
            <text:p>244.017616822649</text:p>
          </table:table-cell>
          <table:table-cell office:value-type="float" office:value="19505.5486111111" calcext:value-type="float">
            <text:p>19505.5486111111</text:p>
          </table:table-cell>
          <table:table-cell table:formula="of:=[.B254]/[.C254]" office:value-type="float" office:value="0.0125101642454521" calcext:value-type="float">
            <text:p>0.012510164245452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270.313427516647" calcext:value-type="float">
            <text:p>270.313427516647</text:p>
          </table:table-cell>
          <table:table-cell office:value-type="float" office:value="21616.5069444444" calcext:value-type="float">
            <text:p>21616.5069444444</text:p>
          </table:table-cell>
          <table:table-cell table:formula="of:=[.B255]/[.C255]" office:value-type="float" office:value="0.0125049541173034" calcext:value-type="float">
            <text:p>0.012504954117303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office:value-type="float" office:value="265.286259497057" calcext:value-type="float">
            <text:p>265.286259497057</text:p>
          </table:table-cell>
          <table:table-cell office:value-type="float" office:value="21317.2291666667" calcext:value-type="float">
            <text:p>21317.2291666667</text:p>
          </table:table-cell>
          <table:table-cell table:formula="of:=[.B256]/[.C256]" office:value-type="float" office:value="0.0124446876947722" calcext:value-type="float">
            <text:p>0.012444687694772</text:p>
          </table:table-cell>
        </table:table-row>
        <table:table-row table:style-name="ro1">
          <table:table-cell office:value-type="string" calcext:value-type="string">
            <text:p>Fexl</text:p>
          </table:table-cell>
          <table:table-cell office:value-type="float" office:value="270.914255451588" calcext:value-type="float">
            <text:p>270.914255451588</text:p>
          </table:table-cell>
          <table:table-cell office:value-type="float" office:value="21769.8888888889" calcext:value-type="float">
            <text:p>21769.8888888889</text:p>
          </table:table-cell>
          <table:table-cell table:formula="of:=[.B257]/[.C257]" office:value-type="float" office:value="0.012444448239231" calcext:value-type="float">
            <text:p>0.0124444482392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7.057495718279" calcext:value-type="float">
            <text:p>207.057495718279</text:p>
          </table:table-cell>
          <table:table-cell office:value-type="float" office:value="16670.0625" calcext:value-type="float">
            <text:p>16670.0625</text:p>
          </table:table-cell>
          <table:table-cell table:formula="of:=[.B258]/[.C258]" office:value-type="float" office:value="0.0124209189808544" calcext:value-type="float">
            <text:p>0.012420918980854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float" office:value="268.400406875027" calcext:value-type="float">
            <text:p>268.400406875027</text:p>
          </table:table-cell>
          <table:table-cell office:value-type="float" office:value="21617.4791666667" calcext:value-type="float">
            <text:p>21617.4791666667</text:p>
          </table:table-cell>
          <table:table-cell table:formula="of:=[.B259]/[.C259]" office:value-type="float" office:value="0.0124158975616773" calcext:value-type="float">
            <text:p>0.012415897561677</text:p>
          </table:table-cell>
        </table:table-row>
        <table:table-row table:style-name="ro1">
          <table:table-cell office:value-type="string" calcext:value-type="string">
            <text:p>Comefrom0x10</text:p>
          </table:table-cell>
          <table:table-cell office:value-type="float" office:value="270.249034620885" calcext:value-type="float">
            <text:p>270.249034620885</text:p>
          </table:table-cell>
          <table:table-cell office:value-type="float" office:value="21771.1875" calcext:value-type="float">
            <text:p>21771.1875</text:p>
          </table:table-cell>
          <table:table-cell table:formula="of:=[.B260]/[.C260]" office:value-type="float" office:value="0.0124131508499885" calcext:value-type="float">
            <text:p>0.012413150849989</text:p>
          </table:table-cell>
        </table:table-row>
        <table:table-row table:style-name="ro1">
          <table:table-cell office:value-type="string" calcext:value-type="string">
            <text:p>LiveCode</text:p>
          </table:table-cell>
          <table:table-cell office:value-type="float" office:value="228.960365042937" calcext:value-type="float">
            <text:p>228.960365042937</text:p>
          </table:table-cell>
          <table:table-cell office:value-type="float" office:value="18455.8680555556" calcext:value-type="float">
            <text:p>18455.8680555556</text:p>
          </table:table-cell>
          <table:table-cell table:formula="of:=[.B261]/[.C261]" office:value-type="float" office:value="0.0124058301865685" calcext:value-type="float">
            <text:p>0.012405830186569</text:p>
          </table:table-cell>
        </table:table-row>
        <table:table-row table:style-name="ro1">
          <table:table-cell office:value-type="string" calcext:value-type="string">
            <text:p>ScriptBasic</text:p>
          </table:table-cell>
          <table:table-cell office:value-type="float" office:value="269.031977780869" calcext:value-type="float">
            <text:p>269.031977780869</text:p>
          </table:table-cell>
          <table:table-cell office:value-type="float" office:value="21768.8263888889" calcext:value-type="float">
            <text:p>21768.8263888889</text:p>
          </table:table-cell>
          <table:table-cell table:formula="of:=[.B262]/[.C262]" office:value-type="float" office:value="0.0123585889737348" calcext:value-type="float">
            <text:p>0.012358588973735</text:p>
          </table:table-cell>
        </table:table-row>
        <table:table-row table:style-name="ro1">
          <table:table-cell office:value-type="string" calcext:value-type="string">
            <text:p>PARI-GP</text:p>
          </table:table-cell>
          <table:table-cell office:value-type="float" office:value="190.929778371234" calcext:value-type="float">
            <text:p>190.929778371234</text:p>
          </table:table-cell>
          <table:table-cell office:value-type="float" office:value="15451.4444444444" calcext:value-type="float">
            <text:p>15451.4444444444</text:p>
          </table:table-cell>
          <table:table-cell table:formula="of:=[.B263]/[.C263]" office:value-type="float" office:value="0.0123567592051165" calcext:value-type="float">
            <text:p>0.012356759205117</text:p>
          </table:table-cell>
        </table:table-row>
        <table:table-row table:style-name="ro1">
          <table:table-cell office:value-type="string" calcext:value-type="string">
            <text:p>Squirrel</text:p>
          </table:table-cell>
          <table:table-cell office:value-type="float" office:value="268.900383664472" calcext:value-type="float">
            <text:p>268.900383664472</text:p>
          </table:table-cell>
          <table:table-cell office:value-type="float" office:value="21771.0625" calcext:value-type="float">
            <text:p>21771.0625</text:p>
          </table:table-cell>
          <table:table-cell table:formula="of:=[.B264]/[.C264]" office:value-type="float" office:value="0.0123512751692515" calcext:value-type="float">
            <text:p>0.012351275169252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float" office:value="264.595168876126" calcext:value-type="float">
            <text:p>264.595168876126</text:p>
          </table:table-cell>
          <table:table-cell office:value-type="float" office:value="21470.5833333333" calcext:value-type="float">
            <text:p>21470.5833333333</text:p>
          </table:table-cell>
          <table:table-cell table:formula="of:=[.B265]/[.C265]" office:value-type="float" office:value="0.0123236134187998" calcext:value-type="float">
            <text:p>0.0123236134188</text:p>
          </table:table-cell>
        </table:table-row>
        <table:table-row table:style-name="ro1">
          <table:table-cell office:value-type="string" calcext:value-type="string">
            <text:p>Visual-Objects</text:p>
          </table:table-cell>
          <table:table-cell office:value-type="float" office:value="266.410676356092" calcext:value-type="float">
            <text:p>266.410676356092</text:p>
          </table:table-cell>
          <table:table-cell office:value-type="float" office:value="21618.7916666667" calcext:value-type="float">
            <text:p>21618.7916666667</text:p>
          </table:table-cell>
          <table:table-cell table:formula="of:=[.B266]/[.C266]" office:value-type="float" office:value="0.0123231066964238" calcext:value-type="float">
            <text:p>0.012323106696424</text:p>
          </table:table-cell>
        </table:table-row>
        <table:table-row table:style-name="ro1">
          <table:table-cell office:value-type="string" calcext:value-type="string">
            <text:p>Quill</text:p>
          </table:table-cell>
          <table:table-cell office:value-type="float" office:value="268.267074612442" calcext:value-type="float">
            <text:p>268.267074612442</text:p>
          </table:table-cell>
          <table:table-cell office:value-type="float" office:value="21770.3611111111" calcext:value-type="float">
            <text:p>21770.3611111111</text:p>
          </table:table-cell>
          <table:table-cell table:formula="of:=[.B267]/[.C267]" office:value-type="float" office:value="0.0123225826729867" calcext:value-type="float">
            <text:p>0.012322582672987</text:p>
          </table:table-cell>
        </table:table-row>
        <table:table-row table:style-name="ro1">
          <table:table-cell office:value-type="string" calcext:value-type="string">
            <text:p>AntLang</text:p>
          </table:table-cell>
          <table:table-cell office:value-type="float" office:value="267.981249607344" calcext:value-type="float">
            <text:p>267.981249607344</text:p>
          </table:table-cell>
          <table:table-cell office:value-type="float" office:value="21769.2152777778" calcext:value-type="float">
            <text:p>21769.2152777778</text:p>
          </table:table-cell>
          <table:table-cell table:formula="of:=[.B268]/[.C268]" office:value-type="float" office:value="0.0123101014982796" calcext:value-type="float">
            <text:p>0.01231010149828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262.328902586149" calcext:value-type="float">
            <text:p>262.328902586149</text:p>
          </table:table-cell>
          <table:table-cell office:value-type="float" office:value="21317.0694444444" calcext:value-type="float">
            <text:p>21317.0694444444</text:p>
          </table:table-cell>
          <table:table-cell table:formula="of:=[.B269]/[.C269]" office:value-type="float" office:value="0.0123060490687906" calcext:value-type="float">
            <text:p>0.012306049068791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float" office:value="267.61214032033" calcext:value-type="float">
            <text:p>267.61214032033</text:p>
          </table:table-cell>
          <table:table-cell office:value-type="float" office:value="21769.9930555556" calcext:value-type="float">
            <text:p>21769.9930555556</text:p>
          </table:table-cell>
          <table:table-cell table:formula="of:=[.B270]/[.C270]" office:value-type="float" office:value="0.0122927067380041" calcext:value-type="float">
            <text:p>0.012292706738004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60.127901260816" calcext:value-type="float">
            <text:p>260.127901260816</text:p>
          </table:table-cell>
          <table:table-cell office:value-type="float" office:value="21165.9444444444" calcext:value-type="float">
            <text:p>21165.9444444444</text:p>
          </table:table-cell>
          <table:table-cell table:formula="of:=[.B271]/[.C271]" office:value-type="float" office:value="0.012289926487504" calcext:value-type="float">
            <text:p>0.012289926487504</text:p>
          </table:table-cell>
        </table:table-row>
        <table:table-row table:style-name="ro1">
          <table:table-cell office:value-type="string" calcext:value-type="string">
            <text:p>Openscad</text:p>
          </table:table-cell>
          <table:table-cell office:value-type="float" office:value="267.434241623254" calcext:value-type="float">
            <text:p>267.434241623254</text:p>
          </table:table-cell>
          <table:table-cell office:value-type="float" office:value="21768.2847222222" calcext:value-type="float">
            <text:p>21768.2847222222</text:p>
          </table:table-cell>
          <table:table-cell table:formula="of:=[.B272]/[.C272]" office:value-type="float" office:value="0.0122854990659987" calcext:value-type="float">
            <text:p>0.012285499065999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253.968492595571" calcext:value-type="float">
            <text:p>253.968492595571</text:p>
          </table:table-cell>
          <table:table-cell office:value-type="float" office:value="20714.3402777778" calcext:value-type="float">
            <text:p>20714.3402777778</text:p>
          </table:table-cell>
          <table:table-cell table:formula="of:=[.B273]/[.C273]" office:value-type="float" office:value="0.0122605156229874" calcext:value-type="float">
            <text:p>0.012260515622987</text:p>
          </table:table-cell>
        </table:table-row>
        <table:table-row table:style-name="ro1">
          <table:table-cell office:value-type="string" calcext:value-type="string">
            <text:p>Transact-SQL</text:p>
          </table:table-cell>
          <table:table-cell office:value-type="float" office:value="264.656111944051" calcext:value-type="float">
            <text:p>264.656111944051</text:p>
          </table:table-cell>
          <table:table-cell office:value-type="float" office:value="21617.625" calcext:value-type="float">
            <text:p>21617.625</text:p>
          </table:table-cell>
          <table:table-cell table:formula="of:=[.B274]/[.C274]" office:value-type="float" office:value="0.012242608147012" calcext:value-type="float">
            <text:p>0.012242608147012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240.77572217463" calcext:value-type="float">
            <text:p>240.77572217463</text:p>
          </table:table-cell>
          <table:table-cell office:value-type="float" office:value="19683.1111111111" calcext:value-type="float">
            <text:p>19683.1111111111</text:p>
          </table:table-cell>
          <table:table-cell table:formula="of:=[.B275]/[.C275]" office:value-type="float" office:value="0.0122326049380838" calcext:value-type="float">
            <text:p>0.012232604938084</text:p>
          </table:table-cell>
        </table:table-row>
        <table:table-row table:style-name="ro1">
          <table:table-cell office:value-type="string" calcext:value-type="string">
            <text:p>Inform-6</text:p>
          </table:table-cell>
          <table:table-cell office:value-type="float" office:value="264.32714218884" calcext:value-type="float">
            <text:p>264.32714218884</text:p>
          </table:table-cell>
          <table:table-cell office:value-type="float" office:value="21620.9305555556" calcext:value-type="float">
            <text:p>21620.9305555556</text:p>
          </table:table-cell>
          <table:table-cell table:formula="of:=[.B276]/[.C276]" office:value-type="float" office:value="0.0122255210759613" calcext:value-type="float">
            <text:p>0.012225521075961</text:p>
          </table:table-cell>
        </table:table-row>
        <table:table-row table:style-name="ro1">
          <table:table-cell office:value-type="string" calcext:value-type="string">
            <text:p>Harbour</text:p>
          </table:table-cell>
          <table:table-cell office:value-type="float" office:value="251.083218002225" calcext:value-type="float">
            <text:p>251.083218002225</text:p>
          </table:table-cell>
          <table:table-cell office:value-type="float" office:value="20567.4791666667" calcext:value-type="float">
            <text:p>20567.4791666667</text:p>
          </table:table-cell>
          <table:table-cell table:formula="of:=[.B277]/[.C277]" office:value-type="float" office:value="0.0122077779181199" calcext:value-type="float">
            <text:p>0.01220777791812</text:p>
          </table:table-cell>
        </table:table-row>
        <table:table-row table:style-name="ro1">
          <table:table-cell office:value-type="string" calcext:value-type="string">
            <text:p>Toka</text:p>
          </table:table-cell>
          <table:table-cell office:value-type="float" office:value="243.666856603767" calcext:value-type="float">
            <text:p>243.666856603767</text:p>
          </table:table-cell>
          <table:table-cell office:value-type="float" office:value="19961.1875" calcext:value-type="float">
            <text:p>19961.1875</text:p>
          </table:table-cell>
          <table:table-cell table:formula="of:=[.B278]/[.C278]" office:value-type="float" office:value="0.012207032101861" calcext:value-type="float">
            <text:p>0.012207032101861</text:p>
          </table:table-cell>
        </table:table-row>
        <table:table-row table:style-name="ro1">
          <table:table-cell office:value-type="string" calcext:value-type="string">
            <text:p>Rascal</text:p>
          </table:table-cell>
          <table:table-cell office:value-type="float" office:value="253.06543844816" calcext:value-type="float">
            <text:p>253.06543844816</text:p>
          </table:table-cell>
          <table:table-cell office:value-type="float" office:value="20737.3125" calcext:value-type="float">
            <text:p>20737.3125</text:p>
          </table:table-cell>
          <table:table-cell table:formula="of:=[.B279]/[.C279]" office:value-type="float" office:value="0.0122033864536767" calcext:value-type="float">
            <text:p>0.012203386453677</text:p>
          </table:table-cell>
        </table:table-row>
        <table:table-row table:style-name="ro1">
          <table:table-cell office:value-type="string" calcext:value-type="string">
            <text:p>BASIC256</text:p>
          </table:table-cell>
          <table:table-cell office:value-type="float" office:value="259.761625042696" calcext:value-type="float">
            <text:p>259.761625042696</text:p>
          </table:table-cell>
          <table:table-cell office:value-type="float" office:value="21319.5138888889" calcext:value-type="float">
            <text:p>21319.5138888889</text:p>
          </table:table-cell>
          <table:table-cell table:formula="of:=[.B280]/[.C280]" office:value-type="float" office:value="0.0121842189459149" calcext:value-type="float">
            <text:p>0.012184218945915</text:p>
          </table:table-cell>
        </table:table-row>
        <table:table-row table:style-name="ro1">
          <table:table-cell office:value-type="string" calcext:value-type="string">
            <text:p>L++</text:p>
          </table:table-cell>
          <table:table-cell office:value-type="float" office:value="264.993864558589" calcext:value-type="float">
            <text:p>264.993864558589</text:p>
          </table:table-cell>
          <table:table-cell office:value-type="float" office:value="21768.7083333333" calcext:value-type="float">
            <text:p>21768.7083333333</text:p>
          </table:table-cell>
          <table:table-cell table:formula="of:=[.B281]/[.C281]" office:value-type="float" office:value="0.0121731551776463" calcext:value-type="float">
            <text:p>0.012173155177646</text:p>
          </table:table-cell>
        </table:table-row>
        <table:table-row table:style-name="ro1">
          <table:table-cell office:value-type="string" calcext:value-type="string">
            <text:p>Gastona</text:p>
          </table:table-cell>
          <table:table-cell office:value-type="float" office:value="259.186355850748" calcext:value-type="float">
            <text:p>259.186355850748</text:p>
          </table:table-cell>
          <table:table-cell office:value-type="float" office:value="21331.0694444444" calcext:value-type="float">
            <text:p>21331.0694444444</text:p>
          </table:table-cell>
          <table:table-cell table:formula="of:=[.B282]/[.C282]" office:value-type="float" office:value="0.0121506498549351" calcext:value-type="float">
            <text:p>0.012150649854935</text:p>
          </table:table-cell>
        </table:table-row>
        <table:table-row table:style-name="ro1">
          <table:table-cell office:value-type="string" calcext:value-type="string">
            <text:p>MOO</text:p>
          </table:table-cell>
          <table:table-cell office:value-type="float" office:value="262.623307512551" calcext:value-type="float">
            <text:p>262.623307512551</text:p>
          </table:table-cell>
          <table:table-cell office:value-type="float" office:value="21618.4375" calcext:value-type="float">
            <text:p>21618.4375</text:p>
          </table:table-cell>
          <table:table-cell table:formula="of:=[.B283]/[.C283]" office:value-type="float" office:value="0.012148116972494" calcext:value-type="float">
            <text:p>0.012148116972494</text:p>
          </table:table-cell>
        </table:table-row>
        <table:table-row table:style-name="ro1">
          <table:table-cell office:value-type="string" calcext:value-type="string">
            <text:p>SPL</text:p>
          </table:table-cell>
          <table:table-cell office:value-type="float" office:value="247.568797620544" calcext:value-type="float">
            <text:p>247.568797620544</text:p>
          </table:table-cell>
          <table:table-cell office:value-type="float" office:value="20414.7361111111" calcext:value-type="float">
            <text:p>20414.7361111111</text:p>
          </table:table-cell>
          <table:table-cell table:formula="of:=[.B284]/[.C284]" office:value-type="float" office:value="0.0121269653584109" calcext:value-type="float">
            <text:p>0.012126965358411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office:value-type="float" office:value="251.253706472021" calcext:value-type="float">
            <text:p>251.253706472021</text:p>
          </table:table-cell>
          <table:table-cell office:value-type="float" office:value="20720.8333333333" calcext:value-type="float">
            <text:p>20720.8333333333</text:p>
          </table:table-cell>
          <table:table-cell table:formula="of:=[.B285]/[.C285]" office:value-type="float" office:value="0.0121256564555168" calcext:value-type="float">
            <text:p>0.012125656455517</text:p>
          </table:table-cell>
        </table:table-row>
        <table:table-row table:style-name="ro1">
          <table:table-cell office:value-type="string" calcext:value-type="string">
            <text:p>HPPPL</text:p>
          </table:table-cell>
          <table:table-cell office:value-type="float" office:value="263.721380110749" calcext:value-type="float">
            <text:p>263.721380110749</text:p>
          </table:table-cell>
          <table:table-cell office:value-type="float" office:value="21769.2847222222" calcext:value-type="float">
            <text:p>21769.2847222222</text:p>
          </table:table-cell>
          <table:table-cell table:formula="of:=[.B286]/[.C286]" office:value-type="float" office:value="0.0121143796627154" calcext:value-type="float">
            <text:p>0.012114379662715</text:p>
          </table:table-cell>
        </table:table-row>
        <table:table-row table:style-name="ro1">
          <table:table-cell office:value-type="string" calcext:value-type="string">
            <text:p>LSE64</text:p>
          </table:table-cell>
          <table:table-cell office:value-type="float" office:value="261.346575384494" calcext:value-type="float">
            <text:p>261.346575384494</text:p>
          </table:table-cell>
          <table:table-cell office:value-type="float" office:value="21618.0972222222" calcext:value-type="float">
            <text:p>21618.0972222222</text:p>
          </table:table-cell>
          <table:table-cell table:formula="of:=[.B287]/[.C287]" office:value-type="float" office:value="0.0120892497012107" calcext:value-type="float">
            <text:p>0.012089249701211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float" office:value="242.614124974464" calcext:value-type="float">
            <text:p>242.614124974464</text:p>
          </table:table-cell>
          <table:table-cell office:value-type="float" office:value="20106.4861111111" calcext:value-type="float">
            <text:p>20106.4861111111</text:p>
          </table:table-cell>
          <table:table-cell table:formula="of:=[.B288]/[.C288]" office:value-type="float" office:value="0.01206646072485" calcext:value-type="float">
            <text:p>0.0120664607248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2.505583532528" calcext:value-type="float">
            <text:p>262.505583532528</text:p>
          </table:table-cell>
          <table:table-cell office:value-type="float" office:value="21768.0625" calcext:value-type="float">
            <text:p>21768.0625</text:p>
          </table:table-cell>
          <table:table-cell table:formula="of:=[.B289]/[.C289]" office:value-type="float" office:value="0.0120592075446553" calcext:value-type="float">
            <text:p>0.012059207544655</text:p>
          </table:table-cell>
        </table:table-row>
        <table:table-row table:style-name="ro1">
          <table:table-cell office:value-type="string" calcext:value-type="string">
            <text:p>Euler-Math-Toolbox</text:p>
          </table:table-cell>
          <table:table-cell office:value-type="float" office:value="262.087521013686" calcext:value-type="float">
            <text:p>262.087521013686</text:p>
          </table:table-cell>
          <table:table-cell office:value-type="float" office:value="21768.4722222222" calcext:value-type="float">
            <text:p>21768.4722222222</text:p>
          </table:table-cell>
          <table:table-cell table:formula="of:=[.B290]/[.C290]" office:value-type="float" office:value="0.0120397756139329" calcext:value-type="float">
            <text:p>0.012039775613933</text:p>
          </table:table-cell>
        </table:table-row>
        <table:table-row table:style-name="ro1">
          <table:table-cell office:value-type="string" calcext:value-type="string">
            <text:p>ColdFusion</text:p>
          </table:table-cell>
          <table:table-cell office:value-type="float" office:value="238.174123554964" calcext:value-type="float">
            <text:p>238.174123554964</text:p>
          </table:table-cell>
          <table:table-cell office:value-type="float" office:value="19808.6319444444" calcext:value-type="float">
            <text:p>19808.6319444444</text:p>
          </table:table-cell>
          <table:table-cell table:formula="of:=[.B291]/[.C291]" office:value-type="float" office:value="0.012023754301809" calcext:value-type="float">
            <text:p>0.012023754301809</text:p>
          </table:table-cell>
        </table:table-row>
        <table:table-row table:style-name="ro1">
          <table:table-cell office:value-type="string" calcext:value-type="string">
            <text:p>Klong</text:p>
          </table:table-cell>
          <table:table-cell office:value-type="float" office:value="259.910998092742" calcext:value-type="float">
            <text:p>259.910998092742</text:p>
          </table:table-cell>
          <table:table-cell office:value-type="float" office:value="21618.2361111111" calcext:value-type="float">
            <text:p>21618.2361111111</text:p>
          </table:table-cell>
          <table:table-cell table:formula="of:=[.B292]/[.C292]" office:value-type="float" office:value="0.0120227661848487" calcext:value-type="float">
            <text:p>0.012022766184849</text:p>
          </table:table-cell>
        </table:table-row>
        <table:table-row table:style-name="ro1">
          <table:table-cell office:value-type="string" calcext:value-type="string">
            <text:p>Agena</text:p>
          </table:table-cell>
          <table:table-cell office:value-type="float" office:value="261.645236635034" calcext:value-type="float">
            <text:p>261.645236635034</text:p>
          </table:table-cell>
          <table:table-cell office:value-type="float" office:value="21769.2291666667" calcext:value-type="float">
            <text:p>21769.2291666667</text:p>
          </table:table-cell>
          <table:table-cell table:formula="of:=[.B293]/[.C293]" office:value-type="float" office:value="0.0120190400235057" calcext:value-type="float">
            <text:p>0.012019040023506</text:p>
          </table:table-cell>
        </table:table-row>
        <table:table-row table:style-name="ro1">
          <table:table-cell office:value-type="string" calcext:value-type="string">
            <text:p>Aikido</text:p>
          </table:table-cell>
          <table:table-cell office:value-type="float" office:value="246.779736073205" calcext:value-type="float">
            <text:p>246.779736073205</text:p>
          </table:table-cell>
          <table:table-cell office:value-type="float" office:value="20566.8472222222" calcext:value-type="float">
            <text:p>20566.8472222222</text:p>
          </table:table-cell>
          <table:table-cell table:formula="of:=[.B294]/[.C294]" office:value-type="float" office:value="0.0119989093810432" calcext:value-type="float">
            <text:p>0.011998909381043</text:p>
          </table:table-cell>
        </table:table-row>
        <table:table-row table:style-name="ro1">
          <table:table-cell office:value-type="string" calcext:value-type="string">
            <text:p>TIScript</text:p>
          </table:table-cell>
          <table:table-cell office:value-type="float" office:value="261.138538132306" calcext:value-type="float">
            <text:p>261.138538132306</text:p>
          </table:table-cell>
          <table:table-cell office:value-type="float" office:value="21769.5555555556" calcext:value-type="float">
            <text:p>21769.5555555556</text:p>
          </table:table-cell>
          <table:table-cell table:formula="of:=[.B295]/[.C295]" office:value-type="float" office:value="0.0119955842674824" calcext:value-type="float">
            <text:p>0.011995584267482</text:p>
          </table:table-cell>
        </table:table-row>
        <table:table-row table:style-name="ro1">
          <table:table-cell office:value-type="string" calcext:value-type="string">
            <text:p>XQuery</text:p>
          </table:table-cell>
          <table:table-cell office:value-type="float" office:value="259.372237803969" calcext:value-type="float">
            <text:p>259.372237803969</text:p>
          </table:table-cell>
          <table:table-cell office:value-type="float" office:value="21623.4930555556" calcext:value-type="float">
            <text:p>21623.4930555556</text:p>
          </table:table-cell>
          <table:table-cell table:formula="of:=[.B296]/[.C296]" office:value-type="float" office:value="0.0119949277916192" calcext:value-type="float">
            <text:p>0.011994927791619</text:p>
          </table:table-cell>
        </table:table-row>
        <table:table-row table:style-name="ro1">
          <table:table-cell office:value-type="string" calcext:value-type="string">
            <text:p>LotusScript</text:p>
          </table:table-cell>
          <table:table-cell office:value-type="float" office:value="261.055228243323" calcext:value-type="float">
            <text:p>261.055228243323</text:p>
          </table:table-cell>
          <table:table-cell office:value-type="float" office:value="21769.5138888889" calcext:value-type="float">
            <text:p>21769.5138888889</text:p>
          </table:table-cell>
          <table:table-cell table:formula="of:=[.B297]/[.C297]" office:value-type="float" office:value="0.0119917803206697" calcext:value-type="float">
            <text:p>0.01199178032067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260.992830125637" calcext:value-type="float">
            <text:p>260.992830125637</text:p>
          </table:table-cell>
          <table:table-cell office:value-type="float" office:value="21768.3611111111" calcext:value-type="float">
            <text:p>21768.3611111111</text:p>
          </table:table-cell>
          <table:table-cell table:formula="of:=[.B298]/[.C298]" office:value-type="float" office:value="0.0119895489051043" calcext:value-type="float">
            <text:p>0.011989548905104</text:p>
          </table:table-cell>
        </table:table-row>
        <table:table-row table:style-name="ro1">
          <table:table-cell office:value-type="string" calcext:value-type="string">
            <text:p>Vim-Script</text:p>
          </table:table-cell>
          <table:table-cell office:value-type="float" office:value="257.197027040153" calcext:value-type="float">
            <text:p>257.197027040153</text:p>
          </table:table-cell>
          <table:table-cell office:value-type="float" office:value="21464.6180555556" calcext:value-type="float">
            <text:p>21464.6180555556</text:p>
          </table:table-cell>
          <table:table-cell table:formula="of:=[.B299]/[.C299]" office:value-type="float" office:value="0.0119823714717152" calcext:value-type="float">
            <text:p>0.011982371471715</text:p>
          </table:table-cell>
        </table:table-row>
        <table:table-row table:style-name="ro1">
          <table:table-cell office:value-type="string" calcext:value-type="string">
            <text:p>Fancy</text:p>
          </table:table-cell>
          <table:table-cell office:value-type="float" office:value="258.483307044331" calcext:value-type="float">
            <text:p>258.483307044331</text:p>
          </table:table-cell>
          <table:table-cell office:value-type="float" office:value="21616.2152777778" calcext:value-type="float">
            <text:p>21616.2152777778</text:p>
          </table:table-cell>
          <table:table-cell table:formula="of:=[.B300]/[.C300]" office:value-type="float" office:value="0.0119578429305365" calcext:value-type="float">
            <text:p>0.011957842930537</text:p>
          </table:table-cell>
        </table:table-row>
        <table:table-row table:style-name="ro1">
          <table:table-cell office:value-type="string" calcext:value-type="string">
            <text:p>Agda</text:p>
          </table:table-cell>
          <table:table-cell office:value-type="float" office:value="258.481946740932" calcext:value-type="float">
            <text:p>258.481946740932</text:p>
          </table:table-cell>
          <table:table-cell office:value-type="float" office:value="21617.7361111111" calcext:value-type="float">
            <text:p>21617.7361111111</text:p>
          </table:table-cell>
          <table:table-cell table:formula="of:=[.B301]/[.C301]" office:value-type="float" office:value="0.0119569387567867" calcext:value-type="float">
            <text:p>0.011956938756787</text:p>
          </table:table-cell>
        </table:table-row>
        <table:table-row table:style-name="ro1">
          <table:table-cell office:value-type="string" calcext:value-type="string">
            <text:p>ChucK</text:p>
          </table:table-cell>
          <table:table-cell office:value-type="float" office:value="260.242252636132" calcext:value-type="float">
            <text:p>260.242252636132</text:p>
          </table:table-cell>
          <table:table-cell office:value-type="float" office:value="21768.1875" calcext:value-type="float">
            <text:p>21768.1875</text:p>
          </table:table-cell>
          <table:table-cell table:formula="of:=[.B302]/[.C302]" office:value-type="float" office:value="0.0119551640501136" calcext:value-type="float">
            <text:p>0.011955164050114</text:p>
          </table:table-cell>
        </table:table-row>
        <table:table-row table:style-name="ro1">
          <table:table-cell office:value-type="string" calcext:value-type="string">
            <text:p>Friendly-interactive-shell</text:p>
          </table:table-cell>
          <table:table-cell office:value-type="float" office:value="260.225406157847" calcext:value-type="float">
            <text:p>260.225406157847</text:p>
          </table:table-cell>
          <table:table-cell office:value-type="float" office:value="21768.1597222222" calcext:value-type="float">
            <text:p>21768.1597222222</text:p>
          </table:table-cell>
          <table:table-cell table:formula="of:=[.B303]/[.C303]" office:value-type="float" office:value="0.0119544054012151" calcext:value-type="float">
            <text:p>0.011954405401215</text:p>
          </table:table-cell>
        </table:table-row>
        <table:table-row table:style-name="ro1">
          <table:table-cell office:value-type="string" calcext:value-type="string">
            <text:p>Pop11</text:p>
          </table:table-cell>
          <table:table-cell office:value-type="float" office:value="233.218475136316" calcext:value-type="float">
            <text:p>233.218475136316</text:p>
          </table:table-cell>
          <table:table-cell office:value-type="float" office:value="19525.3194444445" calcext:value-type="float">
            <text:p>19525.3194444445</text:p>
          </table:table-cell>
          <table:table-cell table:formula="of:=[.B304]/[.C304]" office:value-type="float" office:value="0.0119444127815626" calcext:value-type="float">
            <text:p>0.011944412781563</text:p>
          </table:table-cell>
        </table:table-row>
        <table:table-row table:style-name="ro1">
          <table:table-cell office:value-type="string" calcext:value-type="string">
            <text:p>Uniface</text:p>
          </table:table-cell>
          <table:table-cell office:value-type="float" office:value="259.381098097218" calcext:value-type="float">
            <text:p>259.381098097218</text:p>
          </table:table-cell>
          <table:table-cell office:value-type="float" office:value="21768.8472222222" calcext:value-type="float">
            <text:p>21768.8472222222</text:p>
          </table:table-cell>
          <table:table-cell table:formula="of:=[.B305]/[.C305]" office:value-type="float" office:value="0.011915242706671" calcext:value-type="float">
            <text:p>0.011915242706671</text:p>
          </table:table-cell>
        </table:table-row>
        <table:table-row table:style-name="ro1">
          <table:table-cell office:value-type="string" calcext:value-type="string">
            <text:p>ToffeeScript</text:p>
          </table:table-cell>
          <table:table-cell office:value-type="float" office:value="259.335580326431" calcext:value-type="float">
            <text:p>259.335580326431</text:p>
          </table:table-cell>
          <table:table-cell office:value-type="float" office:value="21769.0694444444" calcext:value-type="float">
            <text:p>21769.0694444444</text:p>
          </table:table-cell>
          <table:table-cell table:formula="of:=[.B306]/[.C306]" office:value-type="float" office:value="0.0119130301360959" calcext:value-type="float">
            <text:p>0.011913030136096</text:p>
          </table:table-cell>
        </table:table-row>
        <table:table-row table:style-name="ro1">
          <table:table-cell office:value-type="string" calcext:value-type="string">
            <text:p>Rhope</text:p>
          </table:table-cell>
          <table:table-cell office:value-type="float" office:value="258.939487526472" calcext:value-type="float">
            <text:p>258.939487526472</text:p>
          </table:table-cell>
          <table:table-cell office:value-type="float" office:value="21768.4236111111" calcext:value-type="float">
            <text:p>21768.4236111111</text:p>
          </table:table-cell>
          <table:table-cell table:formula="of:=[.B307]/[.C307]" office:value-type="float" office:value="0.0118951878258334" calcext:value-type="float">
            <text:p>0.011895187825833</text:p>
          </table:table-cell>
        </table:table-row>
        <table:table-row table:style-name="ro1">
          <table:table-cell office:value-type="string" calcext:value-type="string">
            <text:p>TorqueScript</text:p>
          </table:table-cell>
          <table:table-cell office:value-type="float" office:value="251.671540756991" calcext:value-type="float">
            <text:p>251.671540756991</text:p>
          </table:table-cell>
          <table:table-cell office:value-type="float" office:value="21164.7777777778" calcext:value-type="float">
            <text:p>21164.7777777778</text:p>
          </table:table-cell>
          <table:table-cell table:formula="of:=[.B308]/[.C308]" office:value-type="float" office:value="0.0118910551955446" calcext:value-type="float">
            <text:p>0.011891055195545</text:p>
          </table:table-cell>
        </table:table-row>
        <table:table-row table:style-name="ro1">
          <table:table-cell office:value-type="string" calcext:value-type="string">
            <text:p>Symsyn</text:p>
          </table:table-cell>
          <table:table-cell office:value-type="float" office:value="256.700523312514" calcext:value-type="float">
            <text:p>256.700523312514</text:p>
          </table:table-cell>
          <table:table-cell office:value-type="float" office:value="21620.9375" calcext:value-type="float">
            <text:p>21620.9375</text:p>
          </table:table-cell>
          <table:table-cell table:formula="of:=[.B309]/[.C309]" office:value-type="float" office:value="0.011872774865221" calcext:value-type="float">
            <text:p>0.011872774865221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242.252210969242" calcext:value-type="float">
            <text:p>242.252210969242</text:p>
          </table:table-cell>
          <table:table-cell office:value-type="float" office:value="20413.3958333333" calcext:value-type="float">
            <text:p>20413.3958333333</text:p>
          </table:table-cell>
          <table:table-cell table:formula="of:=[.B310]/[.C310]" office:value-type="float" office:value="0.0118673156072183" calcext:value-type="float">
            <text:p>0.011867315607218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257.482605801994" calcext:value-type="float">
            <text:p>257.482605801994</text:p>
          </table:table-cell>
          <table:table-cell office:value-type="float" office:value="21770.0625" calcext:value-type="float">
            <text:p>21770.0625</text:p>
          </table:table-cell>
          <table:table-cell table:formula="of:=[.B311]/[.C311]" office:value-type="float" office:value="0.0118273709963852" calcext:value-type="float">
            <text:p>0.011827370996385</text:p>
          </table:table-cell>
        </table:table-row>
        <table:table-row table:style-name="ro1">
          <table:table-cell office:value-type="string" calcext:value-type="string">
            <text:p>Dao</text:p>
          </table:table-cell>
          <table:table-cell office:value-type="float" office:value="256.884145418741" calcext:value-type="float">
            <text:p>256.884145418741</text:p>
          </table:table-cell>
          <table:table-cell office:value-type="float" office:value="21768.1944444444" calcext:value-type="float">
            <text:p>21768.1944444444</text:p>
          </table:table-cell>
          <table:table-cell table:formula="of:=[.B312]/[.C312]" office:value-type="float" office:value="0.0118008935501907" calcext:value-type="float">
            <text:p>0.011800893550191</text:p>
          </table:table-cell>
        </table:table-row>
        <table:table-row table:style-name="ro1">
          <table:table-cell office:value-type="string" calcext:value-type="string">
            <text:p>DWScript</text:p>
          </table:table-cell>
          <table:table-cell office:value-type="float" office:value="233.590401946839" calcext:value-type="float">
            <text:p>233.590401946839</text:p>
          </table:table-cell>
          <table:table-cell office:value-type="float" office:value="19809.2430555556" calcext:value-type="float">
            <text:p>19809.2430555556</text:p>
          </table:table-cell>
          <table:table-cell table:formula="of:=[.B313]/[.C313]" office:value-type="float" office:value="0.0117919902992622" calcext:value-type="float">
            <text:p>0.011791990299262</text:p>
          </table:table-cell>
        </table:table-row>
        <table:table-row table:style-name="ro1">
          <table:table-cell office:value-type="string" calcext:value-type="string">
            <text:p>Shen</text:p>
          </table:table-cell>
          <table:table-cell office:value-type="float" office:value="256.555829258753" calcext:value-type="float">
            <text:p>256.555829258753</text:p>
          </table:table-cell>
          <table:table-cell office:value-type="float" office:value="21769.3958333333" calcext:value-type="float">
            <text:p>21769.3958333333</text:p>
          </table:table-cell>
          <table:table-cell table:formula="of:=[.B314]/[.C314]" office:value-type="float" office:value="0.0117851607469011" calcext:value-type="float">
            <text:p>0.011785160746901</text:p>
          </table:table-cell>
        </table:table-row>
        <table:table-row table:style-name="ro1">
          <table:table-cell office:value-type="string" calcext:value-type="string">
            <text:p>SkookumScript</text:p>
          </table:table-cell>
          <table:table-cell office:value-type="float" office:value="256.43328208934" calcext:value-type="float">
            <text:p>256.43328208934</text:p>
          </table:table-cell>
          <table:table-cell office:value-type="float" office:value="21769.5763888889" calcext:value-type="float">
            <text:p>21769.5763888889</text:p>
          </table:table-cell>
          <table:table-cell table:formula="of:=[.B315]/[.C315]" office:value-type="float" office:value="0.0117794337155877" calcext:value-type="float">
            <text:p>0.011779433715588</text:p>
          </table:table-cell>
        </table:table-row>
        <table:table-row table:style-name="ro1">
          <table:table-cell office:value-type="string" calcext:value-type="string">
            <text:p>SmileBASIC</text:p>
          </table:table-cell>
          <table:table-cell office:value-type="float" office:value="252.504528314218" calcext:value-type="float">
            <text:p>252.504528314218</text:p>
          </table:table-cell>
          <table:table-cell office:value-type="float" office:value="21471.1805555556" calcext:value-type="float">
            <text:p>21471.1805555556</text:p>
          </table:table-cell>
          <table:table-cell table:formula="of:=[.B316]/[.C316]" office:value-type="float" office:value="0.0117601604467381" calcext:value-type="float">
            <text:p>0.011760160446738</text:p>
          </table:table-cell>
        </table:table-row>
        <table:table-row table:style-name="ro1">
          <table:table-cell office:value-type="string" calcext:value-type="string">
            <text:p>Ursala</text:p>
          </table:table-cell>
          <table:table-cell office:value-type="float" office:value="204.777534034657" calcext:value-type="float">
            <text:p>204.777534034657</text:p>
          </table:table-cell>
          <table:table-cell office:value-type="float" office:value="17413.3263888889" calcext:value-type="float">
            <text:p>17413.3263888889</text:p>
          </table:table-cell>
          <table:table-cell table:formula="of:=[.B317]/[.C317]" office:value-type="float" office:value="0.0117598171343829" calcext:value-type="float">
            <text:p>0.011759817134383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float" office:value="207.297418833625" calcext:value-type="float">
            <text:p>207.297418833625</text:p>
          </table:table-cell>
          <table:table-cell office:value-type="float" office:value="17690.0069444445" calcext:value-type="float">
            <text:p>17690.0069444445</text:p>
          </table:table-cell>
          <table:table-cell table:formula="of:=[.B318]/[.C318]" office:value-type="float" office:value="0.0117183345085529" calcext:value-type="float">
            <text:p>0.011718334508553</text:p>
          </table:table-cell>
        </table:table-row>
        <table:table-row table:style-name="ro1">
          <table:table-cell office:value-type="string" calcext:value-type="string">
            <text:p>Powerbuilder</text:p>
          </table:table-cell>
          <table:table-cell office:value-type="float" office:value="254.913486074516" calcext:value-type="float">
            <text:p>254.913486074516</text:p>
          </table:table-cell>
          <table:table-cell office:value-type="float" office:value="21768.4791666667" calcext:value-type="float">
            <text:p>21768.4791666667</text:p>
          </table:table-cell>
          <table:table-cell table:formula="of:=[.B319]/[.C319]" office:value-type="float" office:value="0.0117102110865354" calcext:value-type="float">
            <text:p>0.011710211086536</text:p>
          </table:table-cell>
        </table:table-row>
        <table:table-row table:style-name="ro1">
          <table:table-cell office:value-type="string" calcext:value-type="string">
            <text:p>Gosu</text:p>
          </table:table-cell>
          <table:table-cell office:value-type="float" office:value="252.582008545073" calcext:value-type="float">
            <text:p>252.582008545073</text:p>
          </table:table-cell>
          <table:table-cell office:value-type="float" office:value="21618.0138888889" calcext:value-type="float">
            <text:p>21618.0138888889</text:p>
          </table:table-cell>
          <table:table-cell table:formula="of:=[.B320]/[.C320]" office:value-type="float" office:value="0.0116838674377434" calcext:value-type="float">
            <text:p>0.011683867437743</text:p>
          </table:table-cell>
        </table:table-row>
        <table:table-row table:style-name="ro1">
          <table:table-cell office:value-type="string" calcext:value-type="string">
            <text:p>MAXScript</text:p>
          </table:table-cell>
          <table:table-cell office:value-type="float" office:value="218.937577274181" calcext:value-type="float">
            <text:p>218.937577274181</text:p>
          </table:table-cell>
          <table:table-cell office:value-type="float" office:value="18758.6736111111" calcext:value-type="float">
            <text:p>18758.6736111111</text:p>
          </table:table-cell>
          <table:table-cell table:formula="of:=[.B321]/[.C321]" office:value-type="float" office:value="0.0116712717441014" calcext:value-type="float">
            <text:p>0.011671271744101</text:p>
          </table:table-cell>
        </table:table-row>
        <table:table-row table:style-name="ro1">
          <table:table-cell office:value-type="string" calcext:value-type="string">
            <text:p>Smart-BASIC</text:p>
          </table:table-cell>
          <table:table-cell office:value-type="float" office:value="250.342371139336" calcext:value-type="float">
            <text:p>250.342371139336</text:p>
          </table:table-cell>
          <table:table-cell office:value-type="float" office:value="21469.7847222222" calcext:value-type="float">
            <text:p>21469.7847222222</text:p>
          </table:table-cell>
          <table:table-cell table:formula="of:=[.B322]/[.C322]" office:value-type="float" office:value="0.0116602180402964" calcext:value-type="float">
            <text:p>0.011660218040297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float" office:value="253.289343772595" calcext:value-type="float">
            <text:p>253.289343772595</text:p>
          </table:table-cell>
          <table:table-cell office:value-type="float" office:value="21768.7430555556" calcext:value-type="float">
            <text:p>21768.7430555556</text:p>
          </table:table-cell>
          <table:table-cell table:formula="of:=[.B323]/[.C323]" office:value-type="float" office:value="0.0116354602158783" calcext:value-type="float">
            <text:p>0.011635460215878</text:p>
          </table:table-cell>
        </table:table-row>
        <table:table-row table:style-name="ro1">
          <table:table-cell office:value-type="string" calcext:value-type="string">
            <text:p>Nial</text:p>
          </table:table-cell>
          <table:table-cell office:value-type="float" office:value="247.742305676851" calcext:value-type="float">
            <text:p>247.742305676851</text:p>
          </table:table-cell>
          <table:table-cell office:value-type="float" office:value="21327.1527777778" calcext:value-type="float">
            <text:p>21327.1527777778</text:p>
          </table:table-cell>
          <table:table-cell table:formula="of:=[.B324]/[.C324]" office:value-type="float" office:value="0.0116162859739529" calcext:value-type="float">
            <text:p>0.011616285973953</text:p>
          </table:table-cell>
        </table:table-row>
        <table:table-row table:style-name="ro1">
          <table:table-cell office:value-type="string" calcext:value-type="string">
            <text:p>KonsolScript</text:p>
          </table:table-cell>
          <table:table-cell office:value-type="float" office:value="252.769496392685" calcext:value-type="float">
            <text:p>252.769496392685</text:p>
          </table:table-cell>
          <table:table-cell office:value-type="float" office:value="21768.1319444444" calcext:value-type="float">
            <text:p>21768.1319444444</text:p>
          </table:table-cell>
          <table:table-cell table:formula="of:=[.B325]/[.C325]" office:value-type="float" office:value="0.0116119057454168" calcext:value-type="float">
            <text:p>0.0116119057454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227.709299733042" calcext:value-type="float">
            <text:p>227.709299733042</text:p>
          </table:table-cell>
          <table:table-cell office:value-type="float" office:value="19667.6527777778" calcext:value-type="float">
            <text:p>19667.6527777778</text:p>
          </table:table-cell>
          <table:table-cell table:formula="of:=[.B326]/[.C326]" office:value-type="float" office:value="0.0115778584412639" calcext:value-type="float">
            <text:p>0.011577858441264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float" office:value="249.828092095205" calcext:value-type="float">
            <text:p>249.828092095205</text:p>
          </table:table-cell>
          <table:table-cell office:value-type="float" office:value="21618.7430555556" calcext:value-type="float">
            <text:p>21618.7430555556</text:p>
          </table:table-cell>
          <table:table-cell table:formula="of:=[.B327]/[.C327]" office:value-type="float" office:value="0.0115560877639" calcext:value-type="float">
            <text:p>0.0115560877639</text:p>
          </table:table-cell>
        </table:table-row>
        <table:table-row table:style-name="ro1">
          <table:table-cell office:value-type="string" calcext:value-type="string">
            <text:p>Beeswax</text:p>
          </table:table-cell>
          <table:table-cell office:value-type="float" office:value="249.702775363077" calcext:value-type="float">
            <text:p>249.702775363077</text:p>
          </table:table-cell>
          <table:table-cell office:value-type="float" office:value="21616.0208333333" calcext:value-type="float">
            <text:p>21616.0208333333</text:p>
          </table:table-cell>
          <table:table-cell table:formula="of:=[.B328]/[.C328]" office:value-type="float" office:value="0.0115517456838318" calcext:value-type="float">
            <text:p>0.011551745683832</text:p>
          </table:table-cell>
        </table:table-row>
        <table:table-row table:style-name="ro1">
          <table:table-cell office:value-type="string" calcext:value-type="string">
            <text:p>DCL</text:p>
          </table:table-cell>
          <table:table-cell office:value-type="float" office:value="236.42559618972" calcext:value-type="float">
            <text:p>236.42559618972</text:p>
          </table:table-cell>
          <table:table-cell office:value-type="float" office:value="20568.8472222222" calcext:value-type="float">
            <text:p>20568.8472222222</text:p>
          </table:table-cell>
          <table:table-cell table:formula="of:=[.B329]/[.C329]" office:value-type="float" office:value="0.0114943532632344" calcext:value-type="float">
            <text:p>0.011494353263235</text:p>
          </table:table-cell>
        </table:table-row>
        <table:table-row table:style-name="ro1">
          <table:table-cell office:value-type="string" calcext:value-type="string">
            <text:p>Locomotive-Basic</text:p>
          </table:table-cell>
          <table:table-cell office:value-type="float" office:value="241.265117159334" calcext:value-type="float">
            <text:p>241.265117159334</text:p>
          </table:table-cell>
          <table:table-cell office:value-type="float" office:value="21017.3680555556" calcext:value-type="float">
            <text:p>21017.3680555556</text:p>
          </table:table-cell>
          <table:table-cell table:formula="of:=[.B330]/[.C330]" office:value-type="float" office:value="0.0114793211272503" calcext:value-type="float">
            <text:p>0.011479321127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.575946759864" calcext:value-type="float">
            <text:p>242.575946759864</text:p>
          </table:table-cell>
          <table:table-cell office:value-type="float" office:value="21163.2291666667" calcext:value-type="float">
            <text:p>21163.2291666667</text:p>
          </table:table-cell>
          <table:table-cell table:formula="of:=[.B331]/[.C331]" office:value-type="float" office:value="0.0114621424192644" calcext:value-type="float">
            <text:p>0.011462142419264</text:p>
          </table:table-cell>
        </table:table-row>
        <table:table-row table:style-name="ro1">
          <table:table-cell office:value-type="string" calcext:value-type="string">
            <text:p>MoonScript</text:p>
          </table:table-cell>
          <table:table-cell office:value-type="float" office:value="247.608662483987" calcext:value-type="float">
            <text:p>247.608662483987</text:p>
          </table:table-cell>
          <table:table-cell office:value-type="float" office:value="21618.1111111111" calcext:value-type="float">
            <text:p>21618.1111111111</text:p>
          </table:table-cell>
          <table:table-cell table:formula="of:=[.B332]/[.C332]" office:value-type="float" office:value="0.0114537602851307" calcext:value-type="float">
            <text:p>0.011453760285131</text:p>
          </table:table-cell>
        </table:table-row>
        <table:table-row table:style-name="ro1">
          <table:table-cell office:value-type="string" calcext:value-type="string">
            <text:p>SETL</text:p>
          </table:table-cell>
          <table:table-cell office:value-type="float" office:value="243.327434432139" calcext:value-type="float">
            <text:p>243.327434432139</text:p>
          </table:table-cell>
          <table:table-cell office:value-type="float" office:value="21317.7083333333" calcext:value-type="float">
            <text:p>21317.7083333333</text:p>
          </table:table-cell>
          <table:table-cell table:formula="of:=[.B333]/[.C333]" office:value-type="float" office:value="0.0114143335966212" calcext:value-type="float">
            <text:p>0.011414333596621</text:p>
          </table:table-cell>
        </table:table-row>
        <table:table-row table:style-name="ro1">
          <table:table-cell office:value-type="string" calcext:value-type="string">
            <text:p>XEec</text:p>
          </table:table-cell>
          <table:table-cell office:value-type="float" office:value="248.303479567009" calcext:value-type="float">
            <text:p>248.303479567009</text:p>
          </table:table-cell>
          <table:table-cell office:value-type="float" office:value="21768.2430555556" calcext:value-type="float">
            <text:p>21768.2430555556</text:p>
          </table:table-cell>
          <table:table-cell table:formula="of:=[.B334]/[.C334]" office:value-type="float" office:value="0.0114066844500635" calcext:value-type="float">
            <text:p>0.011406684450064</text:p>
          </table:table-cell>
        </table:table-row>
        <table:table-row table:style-name="ro1">
          <table:table-cell office:value-type="string" calcext:value-type="string">
            <text:p>NASL</text:p>
          </table:table-cell>
          <table:table-cell office:value-type="float" office:value="247.212960168519" calcext:value-type="float">
            <text:p>247.212960168519</text:p>
          </table:table-cell>
          <table:table-cell office:value-type="float" office:value="21769.4722222222" calcext:value-type="float">
            <text:p>21769.4722222222</text:p>
          </table:table-cell>
          <table:table-cell table:formula="of:=[.B335]/[.C335]" office:value-type="float" office:value="0.0113559464209778" calcext:value-type="float">
            <text:p>0.011355946420978</text:p>
          </table:table-cell>
        </table:table-row>
        <table:table-row table:style-name="ro1">
          <table:table-cell office:value-type="string" calcext:value-type="string">
            <text:p>Sparkling</text:p>
          </table:table-cell>
          <table:table-cell office:value-type="float" office:value="233.252331268042" calcext:value-type="float">
            <text:p>233.252331268042</text:p>
          </table:table-cell>
          <table:table-cell office:value-type="float" office:value="20564.2430555556" calcext:value-type="float">
            <text:p>20564.2430555556</text:p>
          </table:table-cell>
          <table:table-cell table:formula="of:=[.B336]/[.C336]" office:value-type="float" office:value="0.0113426169219016" calcext:value-type="float">
            <text:p>0.011342616921902</text:p>
          </table:table-cell>
        </table:table-row>
        <table:table-row table:style-name="ro1">
          <table:table-cell office:value-type="string" calcext:value-type="string">
            <text:p>UnixPipes</text:p>
          </table:table-cell>
          <table:table-cell office:value-type="float" office:value="243.373803516372" calcext:value-type="float">
            <text:p>243.373803516372</text:p>
          </table:table-cell>
          <table:table-cell office:value-type="float" office:value="21465.0694444444" calcext:value-type="float">
            <text:p>21465.0694444444</text:p>
          </table:table-cell>
          <table:table-cell table:formula="of:=[.B337]/[.C337]" office:value-type="float" office:value="0.0113381325947381" calcext:value-type="float">
            <text:p>0.011338132594738</text:p>
          </table:table-cell>
        </table:table-row>
        <table:table-row table:style-name="ro1">
          <table:table-cell office:value-type="string" calcext:value-type="string">
            <text:p>Gema</text:p>
          </table:table-cell>
          <table:table-cell office:value-type="float" office:value="241.075573430197" calcext:value-type="float">
            <text:p>241.075573430197</text:p>
          </table:table-cell>
          <table:table-cell office:value-type="float" office:value="21617.7083333333" calcext:value-type="float">
            <text:p>21617.7083333333</text:p>
          </table:table-cell>
          <table:table-cell table:formula="of:=[.B338]/[.C338]" office:value-type="float" office:value="0.0111517636241984" calcext:value-type="float">
            <text:p>0.011151763624198</text:p>
          </table:table-cell>
        </table:table-row>
        <table:table-row table:style-name="ro1">
          <table:table-cell office:value-type="string" calcext:value-type="string">
            <text:p>Wren</text:p>
          </table:table-cell>
          <table:table-cell office:value-type="float" office:value="242.62098200226" calcext:value-type="float">
            <text:p>242.62098200226</text:p>
          </table:table-cell>
          <table:table-cell office:value-type="float" office:value="21769.3125" calcext:value-type="float">
            <text:p>21769.3125</text:p>
          </table:table-cell>
          <table:table-cell table:formula="of:=[.B339]/[.C339]" office:value-type="float" office:value="0.0111450916055461" calcext:value-type="float">
            <text:p>0.011145091605546</text:p>
          </table:table-cell>
        </table:table-row>
        <table:table-row table:style-name="ro1">
          <table:table-cell office:value-type="string" calcext:value-type="string">
            <text:p>Xojo</text:p>
          </table:table-cell>
          <table:table-cell office:value-type="float" office:value="239.572853309543" calcext:value-type="float">
            <text:p>239.572853309543</text:p>
          </table:table-cell>
          <table:table-cell office:value-type="float" office:value="21617.9444444444" calcext:value-type="float">
            <text:p>21617.9444444444</text:p>
          </table:table-cell>
          <table:table-cell table:formula="of:=[.B340]/[.C340]" office:value-type="float" office:value="0.0110821291971222" calcext:value-type="float">
            <text:p>0.0110821291971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5.965882707408" calcext:value-type="float">
            <text:p>235.965882707408</text:p>
          </table:table-cell>
          <table:table-cell office:value-type="float" office:value="21314.0069444444" calcext:value-type="float">
            <text:p>21314.0069444444</text:p>
          </table:table-cell>
          <table:table-cell table:formula="of:=[.B341]/[.C341]" office:value-type="float" office:value="0.0110709301785657" calcext:value-type="float">
            <text:p>0.011070930178566</text:p>
          </table:table-cell>
        </table:table-row>
        <table:table-row table:style-name="ro1">
          <table:table-cell office:value-type="string" calcext:value-type="string">
            <text:p>RLaB</text:p>
          </table:table-cell>
          <table:table-cell office:value-type="float" office:value="233.878703422711" calcext:value-type="float">
            <text:p>233.878703422711</text:p>
          </table:table-cell>
          <table:table-cell office:value-type="float" office:value="21166.1597222222" calcext:value-type="float">
            <text:p>21166.1597222222</text:p>
          </table:table-cell>
          <table:table-cell table:formula="of:=[.B342]/[.C342]" office:value-type="float" office:value="0.0110496522038981" calcext:value-type="float">
            <text:p>0.011049652203898</text:p>
          </table:table-cell>
        </table:table-row>
        <table:table-row table:style-name="ro1">
          <table:table-cell office:value-type="string" calcext:value-type="string">
            <text:p>TXR</text:p>
          </table:table-cell>
          <table:table-cell office:value-type="float" office:value="216.508655337006" calcext:value-type="float">
            <text:p>216.508655337006</text:p>
          </table:table-cell>
          <table:table-cell office:value-type="float" office:value="19703.7569444444" calcext:value-type="float">
            <text:p>19703.7569444444</text:p>
          </table:table-cell>
          <table:table-cell table:formula="of:=[.B343]/[.C343]" office:value-type="float" office:value="0.0109881915386726" calcext:value-type="float">
            <text:p>0.010988191538673</text:p>
          </table:table-cell>
        </table:table-row>
        <table:table-row table:style-name="ro1">
          <table:table-cell office:value-type="string" calcext:value-type="string">
            <text:p>Gnuplot</text:p>
          </table:table-cell>
          <table:table-cell office:value-type="float" office:value="229.811512338259" calcext:value-type="float">
            <text:p>229.811512338259</text:p>
          </table:table-cell>
          <table:table-cell office:value-type="float" office:value="21011.0694444444" calcext:value-type="float">
            <text:p>21011.0694444444</text:p>
          </table:table-cell>
          <table:table-cell table:formula="of:=[.B344]/[.C344]" office:value-type="float" office:value="0.0109376399400281" calcext:value-type="float">
            <text:p>0.010937639940028</text:p>
          </table:table-cell>
        </table:table-row>
        <table:table-row table:style-name="ro1">
          <table:table-cell office:value-type="string" calcext:value-type="string">
            <text:p>Lang5</text:p>
          </table:table-cell>
          <table:table-cell office:value-type="float" office:value="219.03146040382" calcext:value-type="float">
            <text:p>219.03146040382</text:p>
          </table:table-cell>
          <table:table-cell office:value-type="float" office:value="20112.9513888889" calcext:value-type="float">
            <text:p>20112.9513888889</text:p>
          </table:table-cell>
          <table:table-cell table:formula="of:=[.B345]/[.C345]" office:value-type="float" office:value="0.0108900705902775" calcext:value-type="float">
            <text:p>0.010890070590278</text:p>
          </table:table-cell>
        </table:table-row>
        <table:table-row table:style-name="ro1">
          <table:table-cell office:value-type="string" calcext:value-type="string">
            <text:p>Yorick</text:p>
          </table:table-cell>
          <table:table-cell office:value-type="float" office:value="224.724355123349" calcext:value-type="float">
            <text:p>224.724355123349</text:p>
          </table:table-cell>
          <table:table-cell office:value-type="float" office:value="20715.0138888889" calcext:value-type="float">
            <text:p>20715.0138888889</text:p>
          </table:table-cell>
          <table:table-cell table:formula="of:=[.B346]/[.C346]" office:value-type="float" office:value="0.0108483806155634" calcext:value-type="float">
            <text:p>0.010848380615563</text:p>
          </table:table-cell>
        </table:table-row>
        <table:table-row table:style-name="ro1">
          <table:table-cell office:value-type="string" calcext:value-type="string">
            <text:p>LFE</text:p>
          </table:table-cell>
          <table:table-cell office:value-type="float" office:value="222.681911385221" calcext:value-type="float">
            <text:p>222.681911385221</text:p>
          </table:table-cell>
          <table:table-cell office:value-type="float" office:value="20710.1319444444" calcext:value-type="float">
            <text:p>20710.1319444444</text:p>
          </table:table-cell>
          <table:table-cell table:formula="of:=[.B347]/[.C347]" office:value-type="float" office:value="0.010752317367295" calcext:value-type="float">
            <text:p>0.010752317367295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float" office:value="227.433943897542" calcext:value-type="float">
            <text:p>227.433943897542</text:p>
          </table:table-cell>
          <table:table-cell office:value-type="float" office:value="21167.4861111111" calcext:value-type="float">
            <text:p>21167.4861111111</text:p>
          </table:table-cell>
          <table:table-cell table:formula="of:=[.B348]/[.C348]" office:value-type="float" office:value="0.0107444947739051" calcext:value-type="float">
            <text:p>0.010744494773905</text:p>
          </table:table-cell>
        </table:table-row>
        <table:table-row table:style-name="ro1">
          <table:table-cell office:value-type="string" calcext:value-type="string">
            <text:p>Moonscript</text:p>
          </table:table-cell>
          <table:table-cell office:value-type="float" office:value="230.617283794893" calcext:value-type="float">
            <text:p>230.617283794893</text:p>
          </table:table-cell>
          <table:table-cell office:value-type="float" office:value="21466.8194444444" calcext:value-type="float">
            <text:p>21466.8194444444</text:p>
          </table:table-cell>
          <table:table-cell table:formula="of:=[.B349]/[.C349]" office:value-type="float" office:value="0.0107429647131344" calcext:value-type="float">
            <text:p>0.010742964713134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float" office:value="231.590776797147" calcext:value-type="float">
            <text:p>231.590776797147</text:p>
          </table:table-cell>
          <table:table-cell office:value-type="float" office:value="21617.2013888889" calcext:value-type="float">
            <text:p>21617.2013888889</text:p>
          </table:table-cell>
          <table:table-cell table:formula="of:=[.B350]/[.C350]" office:value-type="float" office:value="0.0107132636010961" calcext:value-type="float">
            <text:p>0.010713263601096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229.100668242545" calcext:value-type="float">
            <text:p>229.100668242545</text:p>
          </table:table-cell>
          <table:table-cell office:value-type="float" office:value="21465.1111111111" calcext:value-type="float">
            <text:p>21465.1111111111</text:p>
          </table:table-cell>
          <table:table-cell table:formula="of:=[.B351]/[.C351]" office:value-type="float" office:value="0.0106731647954971" calcext:value-type="float">
            <text:p>0.01067316479549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24.006760812739" calcext:value-type="float">
            <text:p>224.006760812739</text:p>
          </table:table-cell>
          <table:table-cell office:value-type="float" office:value="21011.1458333333" calcext:value-type="float">
            <text:p>21011.1458333333</text:p>
          </table:table-cell>
          <table:table-cell table:formula="of:=[.B352]/[.C352]" office:value-type="float" office:value="0.0106613300668906" calcext:value-type="float">
            <text:p>0.010661330066891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207.652398311954" calcext:value-type="float">
            <text:p>207.652398311954</text:p>
          </table:table-cell>
          <table:table-cell office:value-type="float" office:value="19510.3611111111" calcext:value-type="float">
            <text:p>19510.3611111111</text:p>
          </table:table-cell>
          <table:table-cell table:formula="of:=[.B353]/[.C353]" office:value-type="float" office:value="0.0106431857990417" calcext:value-type="float">
            <text:p>0.010643185799042</text:p>
          </table:table-cell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219.753090726994" calcext:value-type="float">
            <text:p>219.753090726994</text:p>
          </table:table-cell>
          <table:table-cell office:value-type="float" office:value="20719.7361111111" calcext:value-type="float">
            <text:p>20719.7361111111</text:p>
          </table:table-cell>
          <table:table-cell table:formula="of:=[.B354]/[.C354]" office:value-type="float" office:value="0.0106059792242793" calcext:value-type="float">
            <text:p>0.010605979224279</text:p>
          </table:table-cell>
        </table:table-row>
        <table:table-row table:style-name="ro1">
          <table:table-cell office:value-type="string" calcext:value-type="string">
            <text:p>Deja-Vu</text:p>
          </table:table-cell>
          <table:table-cell office:value-type="float" office:value="201.97929914997" calcext:value-type="float">
            <text:p>201.97929914997</text:p>
          </table:table-cell>
          <table:table-cell office:value-type="float" office:value="19045.3194444444" calcext:value-type="float">
            <text:p>19045.3194444444</text:p>
          </table:table-cell>
          <table:table-cell table:formula="of:=[.B355]/[.C355]" office:value-type="float" office:value="0.0106051935615545" calcext:value-type="float">
            <text:p>0.010605193561555</text:p>
          </table:table-cell>
        </table:table-row>
        <table:table-row table:style-name="ro1">
          <table:table-cell office:value-type="string" calcext:value-type="string">
            <text:p>SAS</text:p>
          </table:table-cell>
          <table:table-cell office:value-type="float" office:value="214.352830971985" calcext:value-type="float">
            <text:p>214.352830971985</text:p>
          </table:table-cell>
          <table:table-cell office:value-type="float" office:value="20267.0416666667" calcext:value-type="float">
            <text:p>20267.0416666667</text:p>
          </table:table-cell>
          <table:table-cell table:formula="of:=[.B356]/[.C356]" office:value-type="float" office:value="0.0105764242506361" calcext:value-type="float">
            <text:p>0.010576424250636</text:p>
          </table:table-cell>
        </table:table-row>
        <table:table-row table:style-name="ro1">
          <table:table-cell office:value-type="string" calcext:value-type="string">
            <text:p>Wortel</text:p>
          </table:table-cell>
          <table:table-cell office:value-type="float" office:value="215.651343105868" calcext:value-type="float">
            <text:p>215.651343105868</text:p>
          </table:table-cell>
          <table:table-cell office:value-type="float" office:value="20710.0833333333" calcext:value-type="float">
            <text:p>20710.0833333333</text:p>
          </table:table-cell>
          <table:table-cell table:formula="of:=[.B357]/[.C357]" office:value-type="float" office:value="0.0104128669901957" calcext:value-type="float">
            <text:p>0.010412866990196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189.204447166491" calcext:value-type="float">
            <text:p>189.204447166491</text:p>
          </table:table-cell>
          <table:table-cell office:value-type="float" office:value="18173.4513888889" calcext:value-type="float">
            <text:p>18173.4513888889</text:p>
          </table:table-cell>
          <table:table-cell table:formula="of:=[.B358]/[.C358]" office:value-type="float" office:value="0.0104110354779483" calcext:value-type="float">
            <text:p>0.010411035477948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19.896016674143" calcext:value-type="float">
            <text:p>219.896016674143</text:p>
          </table:table-cell>
          <table:table-cell office:value-type="float" office:value="21161.6041666667" calcext:value-type="float">
            <text:p>21161.6041666667</text:p>
          </table:table-cell>
          <table:table-cell table:formula="of:=[.B359]/[.C359]" office:value-type="float" office:value="0.0103912735037601" calcext:value-type="float">
            <text:p>0.01039127350376</text:p>
          </table:table-cell>
        </table:table-row>
        <table:table-row table:style-name="ro1">
          <table:table-cell office:value-type="string" calcext:value-type="string">
            <text:p>Suneido</text:p>
          </table:table-cell>
          <table:table-cell office:value-type="float" office:value="217.844497913607" calcext:value-type="float">
            <text:p>217.844497913607</text:p>
          </table:table-cell>
          <table:table-cell office:value-type="float" office:value="21010.9791666667" calcext:value-type="float">
            <text:p>21010.9791666667</text:p>
          </table:table-cell>
          <table:table-cell table:formula="of:=[.B360]/[.C360]" office:value-type="float" office:value="0.0103681268819309" calcext:value-type="float">
            <text:p>0.010368126881931</text:p>
          </table:table-cell>
        </table:table-row>
        <table:table-row table:style-name="ro1">
          <table:table-cell office:value-type="string" calcext:value-type="string">
            <text:p>Golfscript</text:p>
          </table:table-cell>
          <table:table-cell office:value-type="float" office:value="221.096791145868" calcext:value-type="float">
            <text:p>221.096791145868</text:p>
          </table:table-cell>
          <table:table-cell office:value-type="float" office:value="21465.1736111111" calcext:value-type="float">
            <text:p>21465.1736111111</text:p>
          </table:table-cell>
          <table:table-cell table:formula="of:=[.B361]/[.C361]" office:value-type="float" office:value="0.0103002563664997" calcext:value-type="float">
            <text:p>0.0103002563665</text:p>
          </table:table-cell>
        </table:table-row>
        <table:table-row table:style-name="ro1">
          <table:table-cell office:value-type="string" calcext:value-type="string">
            <text:p>Astro</text:p>
          </table:table-cell>
          <table:table-cell office:value-type="float" office:value="217.577278589198" calcext:value-type="float">
            <text:p>217.577278589198</text:p>
          </table:table-cell>
          <table:table-cell office:value-type="float" office:value="21169.0694444444" calcext:value-type="float">
            <text:p>21169.0694444444</text:p>
          </table:table-cell>
          <table:table-cell table:formula="of:=[.B362]/[.C362]" office:value-type="float" office:value="0.0102780747713168" calcext:value-type="float">
            <text:p>0.010278074771317</text:p>
          </table:table-cell>
        </table:table-row>
        <table:table-row table:style-name="ro1">
          <table:table-cell office:value-type="string" calcext:value-type="string">
            <text:p>TPP</text:p>
          </table:table-cell>
          <table:table-cell office:value-type="float" office:value="223.612944205615" calcext:value-type="float">
            <text:p>223.612944205615</text:p>
          </table:table-cell>
          <table:table-cell office:value-type="float" office:value="21768.7291666667" calcext:value-type="float">
            <text:p>21768.7291666667</text:p>
          </table:table-cell>
          <table:table-cell table:formula="of:=[.B363]/[.C363]" office:value-type="float" office:value="0.0102722093923618" calcext:value-type="float">
            <text:p>0.010272209392362</text:p>
          </table:table-cell>
        </table:table-row>
        <table:table-row table:style-name="ro1">
          <table:table-cell office:value-type="string" calcext:value-type="string">
            <text:p>Stata</text:p>
          </table:table-cell>
          <table:table-cell office:value-type="float" office:value="180.100886294017" calcext:value-type="float">
            <text:p>180.100886294017</text:p>
          </table:table-cell>
          <table:table-cell office:value-type="float" office:value="17545.3263888889" calcext:value-type="float">
            <text:p>17545.3263888889</text:p>
          </table:table-cell>
          <table:table-cell table:formula="of:=[.B364]/[.C364]" office:value-type="float" office:value="0.0102648923309897" calcext:value-type="float">
            <text:p>0.01026489233099</text:p>
          </table:table-cell>
        </table:table-row>
        <table:table-row table:style-name="ro1">
          <table:table-cell office:value-type="string" calcext:value-type="string">
            <text:p>Oforth</text:p>
          </table:table-cell>
          <table:table-cell office:value-type="float" office:value="152.662905314524" calcext:value-type="float">
            <text:p>152.662905314524</text:p>
          </table:table-cell>
          <table:table-cell office:value-type="float" office:value="14966.6041666667" calcext:value-type="float">
            <text:p>14966.6041666667</text:p>
          </table:table-cell>
          <table:table-cell table:formula="of:=[.B365]/[.C365]" office:value-type="float" office:value="0.0102002367146538" calcext:value-type="float">
            <text:p>0.010200236714654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219.045366537263" calcext:value-type="float">
            <text:p>219.045366537263</text:p>
          </table:table-cell>
          <table:table-cell office:value-type="float" office:value="21616.3611111111" calcext:value-type="float">
            <text:p>21616.3611111111</text:p>
          </table:table-cell>
          <table:table-cell table:formula="of:=[.B366]/[.C366]" office:value-type="float" office:value="0.010133313623479" calcext:value-type="float">
            <text:p>0.010133313623479</text:p>
          </table:table-cell>
        </table:table-row>
        <table:table-row table:style-name="ro1">
          <table:table-cell office:value-type="string" calcext:value-type="string">
            <text:p>Ela</text:p>
          </table:table-cell>
          <table:table-cell office:value-type="float" office:value="210.584336826649" calcext:value-type="float">
            <text:p>210.584336826649</text:p>
          </table:table-cell>
          <table:table-cell office:value-type="float" office:value="20868.3819444444" calcext:value-type="float">
            <text:p>20868.3819444444</text:p>
          </table:table-cell>
          <table:table-cell table:formula="of:=[.B367]/[.C367]" office:value-type="float" office:value="0.0100910716215212" calcext:value-type="float">
            <text:p>0.010091071621521</text:p>
          </table:table-cell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213.28514183953" calcext:value-type="float">
            <text:p>213.28514183953</text:p>
          </table:table-cell>
          <table:table-cell office:value-type="float" office:value="21171.4722222222" calcext:value-type="float">
            <text:p>21171.4722222222</text:p>
          </table:table-cell>
          <table:table-cell table:formula="of:=[.B368]/[.C368]" office:value-type="float" office:value="0.0100741762122551" calcext:value-type="float">
            <text:p>0.010074176212255</text:p>
          </table:table-cell>
        </table:table-row>
        <table:table-row table:style-name="ro1">
          <table:table-cell office:value-type="string" calcext:value-type="string">
            <text:p>Gri</text:p>
          </table:table-cell>
          <table:table-cell office:value-type="float" office:value="219.076081444559" calcext:value-type="float">
            <text:p>219.076081444559</text:p>
          </table:table-cell>
          <table:table-cell office:value-type="float" office:value="21768.4375" calcext:value-type="float">
            <text:p>21768.4375</text:p>
          </table:table-cell>
          <table:table-cell table:formula="of:=[.B369]/[.C369]" office:value-type="float" office:value="0.0100639323077074" calcext:value-type="float">
            <text:p>0.010063932307707</text:p>
          </table:table-cell>
        </table:table-row>
        <table:table-row table:style-name="ro1">
          <table:table-cell office:value-type="string" calcext:value-type="string">
            <text:p>Babel</text:p>
          </table:table-cell>
          <table:table-cell office:value-type="float" office:value="212.314822305401" calcext:value-type="float">
            <text:p>212.314822305401</text:p>
          </table:table-cell>
          <table:table-cell office:value-type="float" office:value="21164.6041666667" calcext:value-type="float">
            <text:p>21164.6041666667</text:p>
          </table:table-cell>
          <table:table-cell table:formula="of:=[.B370]/[.C370]" office:value-type="float" office:value="0.0100315990147261" calcext:value-type="float">
            <text:p>0.010031599014726</text:p>
          </table:table-cell>
        </table:table-row>
        <table:table-row table:style-name="ro1">
          <table:table-cell office:value-type="string" calcext:value-type="string">
            <text:p>GUISS</text:p>
          </table:table-cell>
          <table:table-cell office:value-type="float" office:value="200.434598675602" calcext:value-type="float">
            <text:p>200.434598675602</text:p>
          </table:table-cell>
          <table:table-cell office:value-type="float" office:value="20103.7152777778" calcext:value-type="float">
            <text:p>20103.7152777778</text:p>
          </table:table-cell>
          <table:table-cell table:formula="of:=[.B371]/[.C371]" office:value-type="float" office:value="0.00997002772403755" calcext:value-type="float">
            <text:p>0.009970027724038</text:p>
          </table:table-cell>
        </table:table-row>
        <table:table-row table:style-name="ro1">
          <table:table-cell office:value-type="string" calcext:value-type="string">
            <text:p>Befunge</text:p>
          </table:table-cell>
          <table:table-cell office:value-type="float" office:value="176.774295597599" calcext:value-type="float">
            <text:p>176.774295597599</text:p>
          </table:table-cell>
          <table:table-cell office:value-type="float" office:value="18014.7708333333" calcext:value-type="float">
            <text:p>18014.7708333333</text:p>
          </table:table-cell>
          <table:table-cell table:formula="of:=[.B372]/[.C372]" office:value-type="float" office:value="0.00981274184573628" calcext:value-type="float">
            <text:p>0.009812741845736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195.744143824078" calcext:value-type="float">
            <text:p>195.744143824078</text:p>
          </table:table-cell>
          <table:table-cell office:value-type="float" office:value="20283.8611111111" calcext:value-type="float">
            <text:p>20283.8611111111</text:p>
          </table:table-cell>
          <table:table-cell table:formula="of:=[.B373]/[.C373]" office:value-type="float" office:value="0.00965024078758128" calcext:value-type="float">
            <text:p>0.009650240787581</text:p>
          </table:table-cell>
        </table:table-row>
        <table:table-row table:style-name="ro1">
          <table:table-cell office:value-type="string" calcext:value-type="string">
            <text:p>Ioke</text:p>
          </table:table-cell>
          <table:table-cell office:value-type="float" office:value="203.644077954892" calcext:value-type="float">
            <text:p>203.644077954892</text:p>
          </table:table-cell>
          <table:table-cell office:value-type="float" office:value="21163.2430555556" calcext:value-type="float">
            <text:p>21163.2430555556</text:p>
          </table:table-cell>
          <table:table-cell table:formula="of:=[.B374]/[.C374]" office:value-type="float" office:value="0.00962253646193574" calcext:value-type="float">
            <text:p>0.009622536461936</text:p>
          </table:table-cell>
        </table:table-row>
        <table:table-row table:style-name="ro1">
          <table:table-cell office:value-type="string" calcext:value-type="string">
            <text:p>APL</text:p>
          </table:table-cell>
          <table:table-cell office:value-type="float" office:value="193.326685126748" calcext:value-type="float">
            <text:p>193.326685126748</text:p>
          </table:table-cell>
          <table:table-cell office:value-type="float" office:value="20259.5347222222" calcext:value-type="float">
            <text:p>20259.5347222222</text:p>
          </table:table-cell>
          <table:table-cell table:formula="of:=[.B375]/[.C375]" office:value-type="float" office:value="0.00954250370393218" calcext:value-type="float">
            <text:p>0.009542503703932</text:p>
          </table:table-cell>
        </table:table-row>
        <table:table-row table:style-name="ro1">
          <table:table-cell office:value-type="string" calcext:value-type="string">
            <text:p>TI-83-BASIC</text:p>
          </table:table-cell>
          <table:table-cell office:value-type="float" office:value="192.991137309957" calcext:value-type="float">
            <text:p>192.991137309957</text:p>
          </table:table-cell>
          <table:table-cell office:value-type="float" office:value="20562.3125" calcext:value-type="float">
            <text:p>20562.3125</text:p>
          </table:table-cell>
          <table:table-cell table:formula="of:=[.B376]/[.C376]" office:value-type="float" office:value="0.00938567280844297" calcext:value-type="float">
            <text:p>0.009385672808443</text:p>
          </table:table-cell>
        </table:table-row>
        <table:table-row table:style-name="ro1">
          <table:table-cell office:value-type="string" calcext:value-type="string">
            <text:p>Brat</text:p>
          </table:table-cell>
          <table:table-cell office:value-type="float" office:value="183.453796927829" calcext:value-type="float">
            <text:p>183.453796927829</text:p>
          </table:table-cell>
          <table:table-cell office:value-type="float" office:value="20409.8888888889" calcext:value-type="float">
            <text:p>20409.8888888889</text:p>
          </table:table-cell>
          <table:table-cell table:formula="of:=[.B377]/[.C377]" office:value-type="float" office:value="0.00898847602387982" calcext:value-type="float">
            <text:p>0.00898847602388</text:p>
          </table:table-cell>
        </table:table-row>
        <table:table-row table:style-name="ro1">
          <table:table-cell office:value-type="string" calcext:value-type="string">
            <text:p>TI-89-BASIC</text:p>
          </table:table-cell>
          <table:table-cell office:value-type="float" office:value="178.192434935051" calcext:value-type="float">
            <text:p>178.192434935051</text:p>
          </table:table-cell>
          <table:table-cell office:value-type="float" office:value="20105.7361111111" calcext:value-type="float">
            <text:p>20105.7361111111</text:p>
          </table:table-cell>
          <table:table-cell table:formula="of:=[.B378]/[.C378]" office:value-type="float" office:value="0.00886276602608824" calcext:value-type="float">
            <text:p>0.008862766026088</text:p>
          </table:table-cell>
        </table:table-row>
        <table:table-row table:style-name="ro1">
          <table:table-cell office:value-type="string" calcext:value-type="string">
            <text:p>Halon</text:p>
          </table:table-cell>
          <table:table-cell office:value-type="float" office:value="185.367745302456" calcext:value-type="float">
            <text:p>185.367745302456</text:p>
          </table:table-cell>
          <table:table-cell office:value-type="float" office:value="21011.8194444444" calcext:value-type="float">
            <text:p>21011.8194444444</text:p>
          </table:table-cell>
          <table:table-cell table:formula="of:=[.B379]/[.C379]" office:value-type="float" office:value="0.0088220701587776" calcext:value-type="float">
            <text:p>0.008822070158778</text:p>
          </table:table-cell>
        </table:table-row>
        <table:table-row table:style-name="ro1">
          <table:table-cell office:value-type="string" calcext:value-type="string">
            <text:p>Frink</text:p>
          </table:table-cell>
          <table:table-cell office:value-type="float" office:value="165.508955625997" calcext:value-type="float">
            <text:p>165.508955625997</text:p>
          </table:table-cell>
          <table:table-cell office:value-type="float" office:value="18891.5277777778" calcext:value-type="float">
            <text:p>18891.5277777778</text:p>
          </table:table-cell>
          <table:table-cell table:formula="of:=[.B380]/[.C380]" office:value-type="float" office:value="0.00876101486194706" calcext:value-type="float">
            <text:p>0.008761014861947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186.786789023438" calcext:value-type="float">
            <text:p>186.786789023438</text:p>
          </table:table-cell>
          <table:table-cell office:value-type="float" office:value="21616.2152777778" calcext:value-type="float">
            <text:p>21616.2152777778</text:p>
          </table:table-cell>
          <table:table-cell table:formula="of:=[.B381]/[.C381]" office:value-type="float" office:value="0.008641049629787" calcext:value-type="float">
            <text:p>0.008641049629787</text:p>
          </table:table-cell>
        </table:table-row>
        <table:table-row table:style-name="ro1">
          <table:table-cell office:value-type="string" calcext:value-type="string">
            <text:p>MIRC-Scripting-Language</text:p>
          </table:table-cell>
          <table:table-cell office:value-type="float" office:value="171.129269431824" calcext:value-type="float">
            <text:p>171.129269431824</text:p>
          </table:table-cell>
          <table:table-cell office:value-type="float" office:value="20256.2291666667" calcext:value-type="float">
            <text:p>20256.2291666667</text:p>
          </table:table-cell>
          <table:table-cell table:formula="of:=[.B382]/[.C382]" office:value-type="float" office:value="0.00844822933349468" calcext:value-type="float">
            <text:p>0.008448229333495</text:p>
          </table:table-cell>
        </table:table-row>
        <table:table-row table:style-name="ro1">
          <table:table-cell office:value-type="string" calcext:value-type="string">
            <text:p>Wart</text:p>
          </table:table-cell>
          <table:table-cell office:value-type="float" office:value="160.272311167929" calcext:value-type="float">
            <text:p>160.272311167929</text:p>
          </table:table-cell>
          <table:table-cell office:value-type="float" office:value="19345.9791666667" calcext:value-type="float">
            <text:p>19345.9791666667</text:p>
          </table:table-cell>
          <table:table-cell table:formula="of:=[.B383]/[.C383]" office:value-type="float" office:value="0.00828452826229027" calcext:value-type="float">
            <text:p>0.00828452826229</text:p>
          </table:table-cell>
        </table:table-row>
        <table:table-row table:style-name="ro1">
          <table:table-cell office:value-type="string" calcext:value-type="string">
            <text:p>Burlesque</text:p>
          </table:table-cell>
          <table:table-cell office:value-type="float" office:value="164.247076870484" calcext:value-type="float">
            <text:p>164.247076870484</text:p>
          </table:table-cell>
          <table:table-cell office:value-type="float" office:value="20098.0555555556" calcext:value-type="float">
            <text:p>20098.0555555556</text:p>
          </table:table-cell>
          <table:table-cell table:formula="of:=[.B384]/[.C384]" office:value-type="float" office:value="0.00817228693673713" calcext:value-type="float">
            <text:p>0.008172286936737</text:p>
          </table:table-cell>
        </table:table-row>
        <table:table-row table:style-name="ro1">
          <table:table-cell office:value-type="string" calcext:value-type="string">
            <text:p>IDL</text:p>
          </table:table-cell>
          <table:table-cell office:value-type="float" office:value="166.706702841856" calcext:value-type="float">
            <text:p>166.706702841856</text:p>
          </table:table-cell>
          <table:table-cell office:value-type="float" office:value="21010.1736111111" calcext:value-type="float">
            <text:p>21010.1736111111</text:p>
          </table:table-cell>
          <table:table-cell table:formula="of:=[.B385]/[.C385]" office:value-type="float" office:value="0.00793457045750894" calcext:value-type="float">
            <text:p>0.00793457045750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0.597966077782" calcext:value-type="float">
            <text:p>140.597966077782</text:p>
          </table:table-cell>
          <table:table-cell office:value-type="float" office:value="18442.4722222222" calcext:value-type="float">
            <text:p>18442.4722222222</text:p>
          </table:table-cell>
          <table:table-cell table:formula="of:=[.B386]/[.C386]" office:value-type="float" office:value="0.00762359646709235" calcext:value-type="float">
            <text:p>0.007623596467092</text:p>
          </table:table-cell>
        </table:table-row>
      </table:table>
      <table:named-expressions/>
      <table:database-ranges>
        <table:database-range table:name="__Anonymous_Sheet_DB__0" table:target-range-address="'tersest-zipped'.A1:'tersest-zipped'.D38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6:48:06.340116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5T16:48:09.968255018</dc:date>
    <meta:editing-duration>PT9M4S</meta:editing-duration>
    <meta:editing-cycles>7</meta:editing-cycles>
    <meta:generator>LibreOffice/6.3.3.2.0$Linux_X86_64 LibreOffice_project/30$Build-2</meta:generator>
    <meta:document-statistic meta:table-count="1" meta:cell-count="1544" meta:object-count="0"/>
  </office:meta>
</office:document-meta>
</file>